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43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0.9965in"/>
    </style:style>
    <style:style style:name="co5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1.9126in" svg:height="6.4441in" svg:x="12.3839in" svg:y="0.3008in">
            <draw:object draw:notify-on-update-of-ranges="Sheet1.A1:Sheet1.A1 Sheet1.A2:Sheet1.A141 Sheet1.C1:Sheet1.C1 Sheet1.C2:Sheet1.C141 Sheet1.A1:Sheet1.A1 Sheet1.A2:Sheet1.A141 Sheet1.H1:Sheet1.H1 Sheet1.H2:Sheet1.H14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.9098in" svg:height="6.4402in" svg:x="1.6031in" svg:y="0.3559in">
            <draw:object draw:notify-on-update-of-ranges="Sheet1.A1:Sheet1.A1 Sheet1.A2:Sheet1.A141 Sheet1.E1:Sheet1.E1 Sheet1.E2:Sheet1.E141 Sheet1.A1:Sheet1.A1 Sheet1.A2:Sheet1.A141 Sheet1.J1:Sheet1.J1 Sheet1.J2:Sheet1.J14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#nsteps</text:p>
          </table:table-cell>
          <table:table-cell office:value-type="string" calcext:value-type="string">
            <text:p>PPCG time, ms</text:p>
          </table:table-cell>
          <table:table-cell office:value-type="string" calcext:value-type="string">
            <text:p>PPCG</text:p>
          </table:table-cell>
          <table:table-cell office:value-type="string" calcext:value-type="string">
            <text:p>PPCG sum</text:p>
          </table:table-cell>
          <table:table-cell office:value-type="string" calcext:value-type="string">
            <text:p>PPCG</text:p>
          </table:table-cell>
          <table:table-cell office:value-type="string" calcext:value-type="string">
            <text:p>PPCG sum(rep(A))</text:p>
          </table:table-cell>
          <table:table-cell office:value-type="string" calcext:value-type="string">
            <text:p>OpenACC time, ms</text:p>
          </table:table-cell>
          <table:table-cell office:value-type="string" calcext:value-type="string">
            <text:p>OpenACC</text:p>
          </table:table-cell>
          <table:table-cell office:value-type="string" calcext:value-type="string">
            <text:p>OpenACC sum</text:p>
          </table:table-cell>
          <table:table-cell office:value-type="string" calcext:value-type="string">
            <text:p>OpenACC</text:p>
          </table:table-cell>
          <table:table-cell office:value-type="string" calcext:value-type="string">
            <text:p>OpenACC sum(rep(A)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.988" calcext:value-type="float">
            <text:p>48.988</text:p>
          </table:table-cell>
          <table:table-cell office:value-type="float" office:value="65322.119703" calcext:value-type="float">
            <text:p>65322.119703</text:p>
          </table:table-cell>
          <table:table-cell office:value-type="float" office:value="8178121000" calcext:value-type="float">
            <text:p>8.18E+009</text:p>
          </table:table-cell>
          <table:table-cell office:value-type="float" office:value="8176076724.63" calcext:value-type="float">
            <text:p>8176076724.63</text:p>
          </table:table-cell>
          <table:table-cell office:value-type="float" office:value="127221728" calcext:value-type="float">
            <text:p>127221728</text:p>
          </table:table-cell>
          <table:table-cell office:value-type="float" office:value="51.085" calcext:value-type="float">
            <text:p>51.085</text:p>
          </table:table-cell>
          <table:table-cell office:value-type="float" office:value="62640.696878" calcext:value-type="float">
            <text:p>62640.696878</text:p>
          </table:table-cell>
          <table:table-cell office:value-type="float" office:value="8178121000" calcext:value-type="float">
            <text:p>8.18E+009</text:p>
          </table:table-cell>
          <table:table-cell office:value-type="float" office:value="8176076724.63" calcext:value-type="float">
            <text:p>8176076724.63</text:p>
          </table:table-cell>
          <table:table-cell office:value-type="float" office:value="127197427" calcext:value-type="float">
            <text:p>1271974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7.898" calcext:value-type="float">
            <text:p>97.898</text:p>
          </table:table-cell>
          <table:table-cell office:value-type="float" office:value="65374.164947" calcext:value-type="float">
            <text:p>65374.164947</text:p>
          </table:table-cell>
          <table:table-cell office:value-type="float" office:value="8175168000" calcext:value-type="float">
            <text:p>8.18E+009</text:p>
          </table:table-cell>
          <table:table-cell office:value-type="float" office:value="8173124561.3" calcext:value-type="float">
            <text:p>8173124561.3</text:p>
          </table:table-cell>
          <table:table-cell office:value-type="float" office:value="131055515" calcext:value-type="float">
            <text:p>131055515</text:p>
          </table:table-cell>
          <table:table-cell office:value-type="float" office:value="102.148" calcext:value-type="float">
            <text:p>102.148</text:p>
          </table:table-cell>
          <table:table-cell office:value-type="float" office:value="62654.188041" calcext:value-type="float">
            <text:p>62654.188041</text:p>
          </table:table-cell>
          <table:table-cell office:value-type="float" office:value="8175168000" calcext:value-type="float">
            <text:p>8.18E+009</text:p>
          </table:table-cell>
          <table:table-cell office:value-type="float" office:value="8173124561.3" calcext:value-type="float">
            <text:p>8173124561.3</text:p>
          </table:table-cell>
          <table:table-cell office:value-type="float" office:value="131057162" calcext:value-type="float">
            <text:p>13105716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6.552" calcext:value-type="float">
            <text:p>146.552</text:p>
          </table:table-cell>
          <table:table-cell office:value-type="float" office:value="65505.759048" calcext:value-type="float">
            <text:p>65505.759048</text:p>
          </table:table-cell>
          <table:table-cell office:value-type="float" office:value="8172886000" calcext:value-type="float">
            <text:p>8.17E+009</text:p>
          </table:table-cell>
          <table:table-cell office:value-type="float" office:value="8170842591.71" calcext:value-type="float">
            <text:p>8170842591.71</text:p>
          </table:table-cell>
          <table:table-cell office:value-type="float" office:value="134006996" calcext:value-type="float">
            <text:p>134006996</text:p>
          </table:table-cell>
          <table:table-cell office:value-type="float" office:value="153.363" calcext:value-type="float">
            <text:p>153.363</text:p>
          </table:table-cell>
          <table:table-cell office:value-type="float" office:value="62596.584574" calcext:value-type="float">
            <text:p>62596.584574</text:p>
          </table:table-cell>
          <table:table-cell office:value-type="float" office:value="8172886000" calcext:value-type="float">
            <text:p>8.17E+009</text:p>
          </table:table-cell>
          <table:table-cell office:value-type="float" office:value="8170842591.71" calcext:value-type="float">
            <text:p>8170842591.71</text:p>
          </table:table-cell>
          <table:table-cell office:value-type="float" office:value="134004743" calcext:value-type="float">
            <text:p>13400474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5.561" calcext:value-type="float">
            <text:p>195.561</text:p>
          </table:table-cell>
          <table:table-cell office:value-type="float" office:value="65452.723191" calcext:value-type="float">
            <text:p>65452.723191</text:p>
          </table:table-cell>
          <table:table-cell office:value-type="float" office:value="8170955000" calcext:value-type="float">
            <text:p>8.17E+009</text:p>
          </table:table-cell>
          <table:table-cell office:value-type="float" office:value="8168912183.81" calcext:value-type="float">
            <text:p>8168912183.81</text:p>
          </table:table-cell>
          <table:table-cell office:value-type="float" office:value="136976954" calcext:value-type="float">
            <text:p>136976954</text:p>
          </table:table-cell>
          <table:table-cell office:value-type="float" office:value="204.361" calcext:value-type="float">
            <text:p>204.361</text:p>
          </table:table-cell>
          <table:table-cell office:value-type="float" office:value="62634.259962" calcext:value-type="float">
            <text:p>62634.259962</text:p>
          </table:table-cell>
          <table:table-cell office:value-type="float" office:value="8170955000" calcext:value-type="float">
            <text:p>8.17E+009</text:p>
          </table:table-cell>
          <table:table-cell office:value-type="float" office:value="8168912183.82" calcext:value-type="float">
            <text:p>8168912183.82</text:p>
          </table:table-cell>
          <table:table-cell office:value-type="float" office:value="136987761" calcext:value-type="float">
            <text:p>1369877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4.199" calcext:value-type="float">
            <text:p>244.199</text:p>
          </table:table-cell>
          <table:table-cell office:value-type="float" office:value="65520.333826" calcext:value-type="float">
            <text:p>65520.333826</text:p>
          </table:table-cell>
          <table:table-cell office:value-type="float" office:value="8169250000" calcext:value-type="float">
            <text:p>8.17E+009</text:p>
          </table:table-cell>
          <table:table-cell office:value-type="float" office:value="8167207888.41" calcext:value-type="float">
            <text:p>8167207888.41</text:p>
          </table:table-cell>
          <table:table-cell office:value-type="float" office:value="140036485" calcext:value-type="float">
            <text:p>140036485</text:p>
          </table:table-cell>
          <table:table-cell office:value-type="float" office:value="255.313" calcext:value-type="float">
            <text:p>255.313</text:p>
          </table:table-cell>
          <table:table-cell office:value-type="float" office:value="62668.175925" calcext:value-type="float">
            <text:p>62668.175925</text:p>
          </table:table-cell>
          <table:table-cell office:value-type="float" office:value="8169250000" calcext:value-type="float">
            <text:p>8.17E+009</text:p>
          </table:table-cell>
          <table:table-cell office:value-type="float" office:value="8167207888.41" calcext:value-type="float">
            <text:p>8167207888.41</text:p>
          </table:table-cell>
          <table:table-cell office:value-type="float" office:value="140021795" calcext:value-type="float">
            <text:p>14002179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92.848" calcext:value-type="float">
            <text:p>292.848</text:p>
          </table:table-cell>
          <table:table-cell office:value-type="float" office:value="65563.022455" calcext:value-type="float">
            <text:p>65563.022455</text:p>
          </table:table-cell>
          <table:table-cell office:value-type="float" office:value="8167707000" calcext:value-type="float">
            <text:p>8.17E+009</text:p>
          </table:table-cell>
          <table:table-cell office:value-type="float" office:value="8165664882.65" calcext:value-type="float">
            <text:p>8165664882.65</text:p>
          </table:table-cell>
          <table:table-cell office:value-type="float" office:value="142281283" calcext:value-type="float">
            <text:p>142281283</text:p>
          </table:table-cell>
          <table:table-cell office:value-type="float" office:value="306.371" calcext:value-type="float">
            <text:p>306.371</text:p>
          </table:table-cell>
          <table:table-cell office:value-type="float" office:value="62669.116855" calcext:value-type="float">
            <text:p>62669.116855</text:p>
          </table:table-cell>
          <table:table-cell office:value-type="float" office:value="8167707000" calcext:value-type="float">
            <text:p>8.17E+009</text:p>
          </table:table-cell>
          <table:table-cell office:value-type="float" office:value="8165664882.65" calcext:value-type="float">
            <text:p>8165664882.65</text:p>
          </table:table-cell>
          <table:table-cell office:value-type="float" office:value="142283582" calcext:value-type="float">
            <text:p>14228358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41.708" calcext:value-type="float">
            <text:p>341.708</text:p>
          </table:table-cell>
          <table:table-cell office:value-type="float" office:value="65553.04529" calcext:value-type="float">
            <text:p>65553.04529</text:p>
          </table:table-cell>
          <table:table-cell office:value-type="float" office:value="8166286000" calcext:value-type="float">
            <text:p>8.17E+009</text:p>
          </table:table-cell>
          <table:table-cell office:value-type="float" office:value="8164244480.09" calcext:value-type="float">
            <text:p>8164244480.09</text:p>
          </table:table-cell>
          <table:table-cell office:value-type="float" office:value="145052728" calcext:value-type="float">
            <text:p>145052728</text:p>
          </table:table-cell>
          <table:table-cell office:value-type="float" office:value="357.466" calcext:value-type="float">
            <text:p>357.466</text:p>
          </table:table-cell>
          <table:table-cell office:value-type="float" office:value="62663.302244" calcext:value-type="float">
            <text:p>62663.302244</text:p>
          </table:table-cell>
          <table:table-cell office:value-type="float" office:value="8166286000" calcext:value-type="float">
            <text:p>8.17E+009</text:p>
          </table:table-cell>
          <table:table-cell office:value-type="float" office:value="8164244480.09" calcext:value-type="float">
            <text:p>8164244480.09</text:p>
          </table:table-cell>
          <table:table-cell office:value-type="float" office:value="145041999" calcext:value-type="float">
            <text:p>14504199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90.47" calcext:value-type="float">
            <text:p>390.47</text:p>
          </table:table-cell>
          <table:table-cell office:value-type="float" office:value="65562.015008" calcext:value-type="float">
            <text:p>65562.015008</text:p>
          </table:table-cell>
          <table:table-cell office:value-type="float" office:value="8164963000" calcext:value-type="float">
            <text:p>8.16E+009</text:p>
          </table:table-cell>
          <table:table-cell office:value-type="float" office:value="8162921389" calcext:value-type="float">
            <text:p>8162921389</text:p>
          </table:table-cell>
          <table:table-cell office:value-type="float" office:value="146927321" calcext:value-type="float">
            <text:p>146927321</text:p>
          </table:table-cell>
          <table:table-cell office:value-type="float" office:value="408.448" calcext:value-type="float">
            <text:p>408.448</text:p>
          </table:table-cell>
          <table:table-cell office:value-type="float" office:value="62676.277029" calcext:value-type="float">
            <text:p>62676.277029</text:p>
          </table:table-cell>
          <table:table-cell office:value-type="float" office:value="8164963000" calcext:value-type="float">
            <text:p>8.16E+009</text:p>
          </table:table-cell>
          <table:table-cell office:value-type="float" office:value="8162921389.01" calcext:value-type="float">
            <text:p>8162921389.01</text:p>
          </table:table-cell>
          <table:table-cell office:value-type="float" office:value="146934107" calcext:value-type="float">
            <text:p>14693410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39.104" calcext:value-type="float">
            <text:p>439.104</text:p>
          </table:table-cell>
          <table:table-cell office:value-type="float" office:value="65588.10669" calcext:value-type="float">
            <text:p>65588.10669</text:p>
          </table:table-cell>
          <table:table-cell office:value-type="float" office:value="8163719000" calcext:value-type="float">
            <text:p>8.16E+009</text:p>
          </table:table-cell>
          <table:table-cell office:value-type="float" office:value="8161677993.59" calcext:value-type="float">
            <text:p>8161677993.59</text:p>
          </table:table-cell>
          <table:table-cell office:value-type="float" office:value="149155061" calcext:value-type="float">
            <text:p>149155061</text:p>
          </table:table-cell>
          <table:table-cell office:value-type="float" office:value="463.83" calcext:value-type="float">
            <text:p>463.83</text:p>
          </table:table-cell>
          <table:table-cell office:value-type="float" office:value="62091.714637" calcext:value-type="float">
            <text:p>62091.714637</text:p>
          </table:table-cell>
          <table:table-cell office:value-type="float" office:value="8163719000" calcext:value-type="float">
            <text:p>8.16E+009</text:p>
          </table:table-cell>
          <table:table-cell office:value-type="float" office:value="8161677993.58" calcext:value-type="float">
            <text:p>8161677993.58</text:p>
          </table:table-cell>
          <table:table-cell office:value-type="float" office:value="149128578" calcext:value-type="float">
            <text:p>14912857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87.94" calcext:value-type="float">
            <text:p>487.94</text:p>
          </table:table-cell>
          <table:table-cell office:value-type="float" office:value="65581.833832" calcext:value-type="float">
            <text:p>65581.833832</text:p>
          </table:table-cell>
          <table:table-cell office:value-type="float" office:value="8162542000" calcext:value-type="float">
            <text:p>8.16E+009</text:p>
          </table:table-cell>
          <table:table-cell office:value-type="float" office:value="8160501437.76" calcext:value-type="float">
            <text:p>8160501437.76</text:p>
          </table:table-cell>
          <table:table-cell office:value-type="float" office:value="151067409" calcext:value-type="float">
            <text:p>151067409</text:p>
          </table:table-cell>
          <table:table-cell office:value-type="float" office:value="510.844" calcext:value-type="float">
            <text:p>510.844</text:p>
          </table:table-cell>
          <table:table-cell office:value-type="float" office:value="62641.43261" calcext:value-type="float">
            <text:p>62641.43261</text:p>
          </table:table-cell>
          <table:table-cell office:value-type="float" office:value="8162542000" calcext:value-type="float">
            <text:p>8.16E+009</text:p>
          </table:table-cell>
          <table:table-cell office:value-type="float" office:value="8160501437.76" calcext:value-type="float">
            <text:p>8160501437.76</text:p>
          </table:table-cell>
          <table:table-cell office:value-type="float" office:value="151057529" calcext:value-type="float">
            <text:p>15105752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36.627" calcext:value-type="float">
            <text:p>536.627</text:p>
          </table:table-cell>
          <table:table-cell office:value-type="float" office:value="65594.910431" calcext:value-type="float">
            <text:p>65594.910431</text:p>
          </table:table-cell>
          <table:table-cell office:value-type="float" office:value="8161422000" calcext:value-type="float">
            <text:p>8.16E+009</text:p>
          </table:table-cell>
          <table:table-cell office:value-type="float" office:value="8159381996.05" calcext:value-type="float">
            <text:p>8159381996.05</text:p>
          </table:table-cell>
          <table:table-cell office:value-type="float" office:value="152391123" calcext:value-type="float">
            <text:p>152391123</text:p>
          </table:table-cell>
          <table:table-cell office:value-type="float" office:value="561.605" calcext:value-type="float">
            <text:p>561.605</text:p>
          </table:table-cell>
          <table:table-cell office:value-type="float" office:value="62677.504652" calcext:value-type="float">
            <text:p>62677.504652</text:p>
          </table:table-cell>
          <table:table-cell office:value-type="float" office:value="8161422000" calcext:value-type="float">
            <text:p>8.16E+009</text:p>
          </table:table-cell>
          <table:table-cell office:value-type="float" office:value="8159381996.05" calcext:value-type="float">
            <text:p>8159381996.05</text:p>
          </table:table-cell>
          <table:table-cell office:value-type="float" office:value="152376825" calcext:value-type="float">
            <text:p>15237682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86.146" calcext:value-type="float">
            <text:p>586.146</text:p>
          </table:table-cell>
          <table:table-cell office:value-type="float" office:value="65512.687965" calcext:value-type="float">
            <text:p>65512.687965</text:p>
          </table:table-cell>
          <table:table-cell office:value-type="float" office:value="8160352000" calcext:value-type="float">
            <text:p>8.16E+009</text:p>
          </table:table-cell>
          <table:table-cell office:value-type="float" office:value="8158312098.54" calcext:value-type="float">
            <text:p>8158312098.54</text:p>
          </table:table-cell>
          <table:table-cell office:value-type="float" office:value="153830948" calcext:value-type="float">
            <text:p>153830948</text:p>
          </table:table-cell>
          <table:table-cell office:value-type="float" office:value="612.427" calcext:value-type="float">
            <text:p>612.427</text:p>
          </table:table-cell>
          <table:table-cell office:value-type="float" office:value="62701.350528" calcext:value-type="float">
            <text:p>62701.350528</text:p>
          </table:table-cell>
          <table:table-cell office:value-type="float" office:value="8160352000" calcext:value-type="float">
            <text:p>8.16E+009</text:p>
          </table:table-cell>
          <table:table-cell office:value-type="float" office:value="8158312098.54" calcext:value-type="float">
            <text:p>8158312098.54</text:p>
          </table:table-cell>
          <table:table-cell office:value-type="float" office:value="153853376" calcext:value-type="float">
            <text:p>15385337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34.334" calcext:value-type="float">
            <text:p>634.334</text:p>
          </table:table-cell>
          <table:table-cell office:value-type="float" office:value="65580.593189" calcext:value-type="float">
            <text:p>65580.593189</text:p>
          </table:table-cell>
          <table:table-cell office:value-type="float" office:value="8159326000" calcext:value-type="float">
            <text:p>8.16E+009</text:p>
          </table:table-cell>
          <table:table-cell office:value-type="float" office:value="8157285715.04" calcext:value-type="float">
            <text:p>8157285715.04</text:p>
          </table:table-cell>
          <table:table-cell office:value-type="float" office:value="154975623" calcext:value-type="float">
            <text:p>154975623</text:p>
          </table:table-cell>
          <table:table-cell office:value-type="float" office:value="663.806" calcext:value-type="float">
            <text:p>663.806</text:p>
          </table:table-cell>
          <table:table-cell office:value-type="float" office:value="62668.912303" calcext:value-type="float">
            <text:p>62668.912303</text:p>
          </table:table-cell>
          <table:table-cell office:value-type="float" office:value="8159326000" calcext:value-type="float">
            <text:p>8.16E+009</text:p>
          </table:table-cell>
          <table:table-cell office:value-type="float" office:value="8157285715.04" calcext:value-type="float">
            <text:p>8157285715.04</text:p>
          </table:table-cell>
          <table:table-cell office:value-type="float" office:value="154926984" calcext:value-type="float">
            <text:p>15492698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84.064" calcext:value-type="float">
            <text:p>684.064</text:p>
          </table:table-cell>
          <table:table-cell office:value-type="float" office:value="65490.948215" calcext:value-type="float">
            <text:p>65490.948215</text:p>
          </table:table-cell>
          <table:table-cell office:value-type="float" office:value="8158338000" calcext:value-type="float">
            <text:p>8.16E+009</text:p>
          </table:table-cell>
          <table:table-cell office:value-type="float" office:value="8156297948.75" calcext:value-type="float">
            <text:p>8156297948.75</text:p>
          </table:table-cell>
          <table:table-cell office:value-type="float" office:value="156161620" calcext:value-type="float">
            <text:p>156161620</text:p>
          </table:table-cell>
          <table:table-cell office:value-type="float" office:value="714.375" calcext:value-type="float">
            <text:p>714.375</text:p>
          </table:table-cell>
          <table:table-cell office:value-type="float" office:value="62712.16098" calcext:value-type="float">
            <text:p>62712.16098</text:p>
          </table:table-cell>
          <table:table-cell office:value-type="float" office:value="8158338000" calcext:value-type="float">
            <text:p>8.16E+009</text:p>
          </table:table-cell>
          <table:table-cell office:value-type="float" office:value="8156297948.75" calcext:value-type="float">
            <text:p>8156297948.75</text:p>
          </table:table-cell>
          <table:table-cell office:value-type="float" office:value="156125372" calcext:value-type="float">
            <text:p>15612537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32.037" calcext:value-type="float">
            <text:p>732.037</text:p>
          </table:table-cell>
          <table:table-cell office:value-type="float" office:value="65570.456138" calcext:value-type="float">
            <text:p>65570.456138</text:p>
          </table:table-cell>
          <table:table-cell office:value-type="float" office:value="8157384000" calcext:value-type="float">
            <text:p>8.16E+009</text:p>
          </table:table-cell>
          <table:table-cell office:value-type="float" office:value="8155344758.34" calcext:value-type="float">
            <text:p>8155344758.34</text:p>
          </table:table-cell>
          <table:table-cell office:value-type="float" office:value="156378145" calcext:value-type="float">
            <text:p>156378145</text:p>
          </table:table-cell>
          <table:table-cell office:value-type="float" office:value="766.027" calcext:value-type="float">
            <text:p>766.027</text:p>
          </table:table-cell>
          <table:table-cell office:value-type="float" office:value="62660.976702" calcext:value-type="float">
            <text:p>62660.976702</text:p>
          </table:table-cell>
          <table:table-cell office:value-type="float" office:value="8157384000" calcext:value-type="float">
            <text:p>8.16E+009</text:p>
          </table:table-cell>
          <table:table-cell office:value-type="float" office:value="8155344758.34" calcext:value-type="float">
            <text:p>8155344758.34</text:p>
          </table:table-cell>
          <table:table-cell office:value-type="float" office:value="156386065" calcext:value-type="float">
            <text:p>15638606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80.425" calcext:value-type="float">
            <text:p>780.425</text:p>
          </table:table-cell>
          <table:table-cell office:value-type="float" office:value="65605.279175" calcext:value-type="float">
            <text:p>65605.279175</text:p>
          </table:table-cell>
          <table:table-cell office:value-type="float" office:value="8156462000" calcext:value-type="float">
            <text:p>8.16E+009</text:p>
          </table:table-cell>
          <table:table-cell office:value-type="float" office:value="8154422762.09" calcext:value-type="float">
            <text:p>8154422762.09</text:p>
          </table:table-cell>
          <table:table-cell office:value-type="float" office:value="157372791" calcext:value-type="float">
            <text:p>157372791</text:p>
          </table:table-cell>
          <table:table-cell office:value-type="float" office:value="816.987" calcext:value-type="float">
            <text:p>816.987</text:p>
          </table:table-cell>
          <table:table-cell office:value-type="float" office:value="62669.295839" calcext:value-type="float">
            <text:p>62669.295839</text:p>
          </table:table-cell>
          <table:table-cell office:value-type="float" office:value="8156462000" calcext:value-type="float">
            <text:p>8.16E+009</text:p>
          </table:table-cell>
          <table:table-cell office:value-type="float" office:value="8154422762.09" calcext:value-type="float">
            <text:p>8154422762.09</text:p>
          </table:table-cell>
          <table:table-cell office:value-type="float" office:value="157359641" calcext:value-type="float">
            <text:p>15735964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29.726" calcext:value-type="float">
            <text:p>829.726</text:p>
          </table:table-cell>
          <table:table-cell office:value-type="float" office:value="65563.812632" calcext:value-type="float">
            <text:p>65563.812632</text:p>
          </table:table-cell>
          <table:table-cell office:value-type="float" office:value="8155568000" calcext:value-type="float">
            <text:p>8.16E+009</text:p>
          </table:table-cell>
          <table:table-cell office:value-type="float" office:value="8153529096.24" calcext:value-type="float">
            <text:p>8153529096.24</text:p>
          </table:table-cell>
          <table:table-cell office:value-type="float" office:value="157738684" calcext:value-type="float">
            <text:p>157738684</text:p>
          </table:table-cell>
          <table:table-cell office:value-type="float" office:value="868.022" calcext:value-type="float">
            <text:p>868.022</text:p>
          </table:table-cell>
          <table:table-cell office:value-type="float" office:value="62671.222619" calcext:value-type="float">
            <text:p>62671.222619</text:p>
          </table:table-cell>
          <table:table-cell office:value-type="float" office:value="8155568000" calcext:value-type="float">
            <text:p>8.16E+009</text:p>
          </table:table-cell>
          <table:table-cell office:value-type="float" office:value="8153529096.24" calcext:value-type="float">
            <text:p>8153529096.24</text:p>
          </table:table-cell>
          <table:table-cell office:value-type="float" office:value="157741814" calcext:value-type="float">
            <text:p>15774181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877.98" calcext:value-type="float">
            <text:p>877.98</text:p>
          </table:table-cell>
          <table:table-cell office:value-type="float" office:value="65605.139069" calcext:value-type="float">
            <text:p>65605.139069</text:p>
          </table:table-cell>
          <table:table-cell office:value-type="float" office:value="8154700000" calcext:value-type="float">
            <text:p>8.15E+009</text:p>
          </table:table-cell>
          <table:table-cell office:value-type="float" office:value="8152661310.21" calcext:value-type="float">
            <text:p>8152661310.21</text:p>
          </table:table-cell>
          <table:table-cell office:value-type="float" office:value="157975423" calcext:value-type="float">
            <text:p>157975423</text:p>
          </table:table-cell>
          <table:table-cell office:value-type="float" office:value="918.978" calcext:value-type="float">
            <text:p>918.978</text:p>
          </table:table-cell>
          <table:table-cell office:value-type="float" office:value="62678.323094" calcext:value-type="float">
            <text:p>62678.323094</text:p>
          </table:table-cell>
          <table:table-cell office:value-type="float" office:value="8154700000" calcext:value-type="float">
            <text:p>8.15E+009</text:p>
          </table:table-cell>
          <table:table-cell office:value-type="float" office:value="8152661310.21" calcext:value-type="float">
            <text:p>8152661310.21</text:p>
          </table:table-cell>
          <table:table-cell office:value-type="float" office:value="157968356" calcext:value-type="float">
            <text:p>15796835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926.819" calcext:value-type="float">
            <text:p>926.819</text:p>
          </table:table-cell>
          <table:table-cell office:value-type="float" office:value="65600.726787" calcext:value-type="float">
            <text:p>65600.726787</text:p>
          </table:table-cell>
          <table:table-cell office:value-type="float" office:value="8153856000" calcext:value-type="float">
            <text:p>8.15E+009</text:p>
          </table:table-cell>
          <table:table-cell office:value-type="float" office:value="8151817287.71" calcext:value-type="float">
            <text:p>8151817287.71</text:p>
          </table:table-cell>
          <table:table-cell office:value-type="float" office:value="158531344" calcext:value-type="float">
            <text:p>158531344</text:p>
          </table:table-cell>
          <table:table-cell office:value-type="float" office:value="969.899" calcext:value-type="float">
            <text:p>969.899</text:p>
          </table:table-cell>
          <table:table-cell office:value-type="float" office:value="62686.939568" calcext:value-type="float">
            <text:p>62686.939568</text:p>
          </table:table-cell>
          <table:table-cell office:value-type="float" office:value="8153856000" calcext:value-type="float">
            <text:p>8.15E+009</text:p>
          </table:table-cell>
          <table:table-cell office:value-type="float" office:value="8151817287.71" calcext:value-type="float">
            <text:p>8151817287.71</text:p>
          </table:table-cell>
          <table:table-cell office:value-type="float" office:value="158511851" calcext:value-type="float">
            <text:p>15851185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75.546" calcext:value-type="float">
            <text:p>975.546</text:p>
          </table:table-cell>
          <table:table-cell office:value-type="float" office:value="65604.28724" calcext:value-type="float">
            <text:p>65604.28724</text:p>
          </table:table-cell>
          <table:table-cell office:value-type="float" office:value="8153033000" calcext:value-type="float">
            <text:p>8.15E+009</text:p>
          </table:table-cell>
          <table:table-cell office:value-type="float" office:value="8150995186.13" calcext:value-type="float">
            <text:p>8150995186.13</text:p>
          </table:table-cell>
          <table:table-cell office:value-type="float" office:value="158537175" calcext:value-type="float">
            <text:p>158537175</text:p>
          </table:table-cell>
          <table:table-cell office:value-type="float" office:value="1021.623" calcext:value-type="float">
            <text:p>1021.623</text:p>
          </table:table-cell>
          <table:table-cell office:value-type="float" office:value="62645.418124" calcext:value-type="float">
            <text:p>62645.418124</text:p>
          </table:table-cell>
          <table:table-cell office:value-type="float" office:value="8153033000" calcext:value-type="float">
            <text:p>8.15E+009</text:p>
          </table:table-cell>
          <table:table-cell office:value-type="float" office:value="8150995186.13" calcext:value-type="float">
            <text:p>8150995186.13</text:p>
          </table:table-cell>
          <table:table-cell office:value-type="float" office:value="158559045" calcext:value-type="float">
            <text:p>15855904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024.809" calcext:value-type="float">
            <text:p>1024.809</text:p>
          </table:table-cell>
          <table:table-cell office:value-type="float" office:value="65573.194615" calcext:value-type="float">
            <text:p>65573.194615</text:p>
          </table:table-cell>
          <table:table-cell office:value-type="float" office:value="8152231000" calcext:value-type="float">
            <text:p>8.15E+009</text:p>
          </table:table-cell>
          <table:table-cell office:value-type="float" office:value="8150193389.42" calcext:value-type="float">
            <text:p>8150193389.42</text:p>
          </table:table-cell>
          <table:table-cell office:value-type="float" office:value="158587490" calcext:value-type="float">
            <text:p>158587490</text:p>
          </table:table-cell>
          <table:table-cell office:value-type="float" office:value="1072.372" calcext:value-type="float">
            <text:p>1072.372</text:p>
          </table:table-cell>
          <table:table-cell office:value-type="float" office:value="62664.821536" calcext:value-type="float">
            <text:p>62664.821536</text:p>
          </table:table-cell>
          <table:table-cell office:value-type="float" office:value="8152231000" calcext:value-type="float">
            <text:p>8.15E+009</text:p>
          </table:table-cell>
          <table:table-cell office:value-type="float" office:value="8150193389.42" calcext:value-type="float">
            <text:p>8150193389.42</text:p>
          </table:table-cell>
          <table:table-cell office:value-type="float" office:value="158596556" calcext:value-type="float">
            <text:p>15859655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073.014" calcext:value-type="float">
            <text:p>1073.014</text:p>
          </table:table-cell>
          <table:table-cell office:value-type="float" office:value="65609.581981" calcext:value-type="float">
            <text:p>65609.581981</text:p>
          </table:table-cell>
          <table:table-cell office:value-type="float" office:value="8151448000" calcext:value-type="float">
            <text:p>8.15E+009</text:p>
          </table:table-cell>
          <table:table-cell office:value-type="float" office:value="8149410470.96" calcext:value-type="float">
            <text:p>8149410470.96</text:p>
          </table:table-cell>
          <table:table-cell office:value-type="float" office:value="158707377" calcext:value-type="float">
            <text:p>158707377</text:p>
          </table:table-cell>
          <table:table-cell office:value-type="float" office:value="1123.577" calcext:value-type="float">
            <text:p>1123.577</text:p>
          </table:table-cell>
          <table:table-cell office:value-type="float" office:value="62657.031961" calcext:value-type="float">
            <text:p>62657.031961</text:p>
          </table:table-cell>
          <table:table-cell office:value-type="float" office:value="8151448000" calcext:value-type="float">
            <text:p>8.15E+009</text:p>
          </table:table-cell>
          <table:table-cell office:value-type="float" office:value="8149410470.96" calcext:value-type="float">
            <text:p>8149410470.96</text:p>
          </table:table-cell>
          <table:table-cell office:value-type="float" office:value="158715889" calcext:value-type="float">
            <text:p>15871588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122.009" calcext:value-type="float">
            <text:p>1122.009</text:p>
          </table:table-cell>
          <table:table-cell office:value-type="float" office:value="65596.621774" calcext:value-type="float">
            <text:p>65596.621774</text:p>
          </table:table-cell>
          <table:table-cell office:value-type="float" office:value="8150683000" calcext:value-type="float">
            <text:p>8.15E+009</text:p>
          </table:table-cell>
          <table:table-cell office:value-type="float" office:value="8148645163.81" calcext:value-type="float">
            <text:p>8148645163.81</text:p>
          </table:table-cell>
          <table:table-cell office:value-type="float" office:value="159170225" calcext:value-type="float">
            <text:p>159170225</text:p>
          </table:table-cell>
          <table:table-cell office:value-type="float" office:value="1175.084" calcext:value-type="float">
            <text:p>1175.084</text:p>
          </table:table-cell>
          <table:table-cell office:value-type="float" office:value="62633.820221" calcext:value-type="float">
            <text:p>62633.820221</text:p>
          </table:table-cell>
          <table:table-cell office:value-type="float" office:value="8150683000" calcext:value-type="float">
            <text:p>8.15E+009</text:p>
          </table:table-cell>
          <table:table-cell office:value-type="float" office:value="8148645163.81" calcext:value-type="float">
            <text:p>8148645163.81</text:p>
          </table:table-cell>
          <table:table-cell office:value-type="float" office:value="159175503" calcext:value-type="float">
            <text:p>15917550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176.843" calcext:value-type="float">
            <text:p>1176.843</text:p>
          </table:table-cell>
          <table:table-cell office:value-type="float" office:value="65259.342155" calcext:value-type="float">
            <text:p>65259.342155</text:p>
          </table:table-cell>
          <table:table-cell office:value-type="float" office:value="8149934000" calcext:value-type="float">
            <text:p>8.15E+009</text:p>
          </table:table-cell>
          <table:table-cell office:value-type="float" office:value="8147896336.82" calcext:value-type="float">
            <text:p>8147896336.82</text:p>
          </table:table-cell>
          <table:table-cell office:value-type="float" office:value="158985911" calcext:value-type="float">
            <text:p>158985911</text:p>
          </table:table-cell>
          <table:table-cell office:value-type="float" office:value="1228.38" calcext:value-type="float">
            <text:p>1228.38</text:p>
          </table:table-cell>
          <table:table-cell office:value-type="float" office:value="62521.369609" calcext:value-type="float">
            <text:p>62521.369609</text:p>
          </table:table-cell>
          <table:table-cell office:value-type="float" office:value="8149934000" calcext:value-type="float">
            <text:p>8.15E+009</text:p>
          </table:table-cell>
          <table:table-cell office:value-type="float" office:value="8147896336.82" calcext:value-type="float">
            <text:p>8147896336.82</text:p>
          </table:table-cell>
          <table:table-cell office:value-type="float" office:value="159005095" calcext:value-type="float">
            <text:p>15900509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26.059" calcext:value-type="float">
            <text:p>1226.059</text:p>
          </table:table-cell>
          <table:table-cell office:value-type="float" office:value="65249.714736" calcext:value-type="float">
            <text:p>65249.714736</text:p>
          </table:table-cell>
          <table:table-cell office:value-type="float" office:value="8149200000" calcext:value-type="float">
            <text:p>8.15E+009</text:p>
          </table:table-cell>
          <table:table-cell office:value-type="float" office:value="8147162975.05" calcext:value-type="float">
            <text:p>8147162975.05</text:p>
          </table:table-cell>
          <table:table-cell office:value-type="float" office:value="158713965" calcext:value-type="float">
            <text:p>158713965</text:p>
          </table:table-cell>
          <table:table-cell office:value-type="float" office:value="1276.309" calcext:value-type="float">
            <text:p>1276.309</text:p>
          </table:table-cell>
          <table:table-cell office:value-type="float" office:value="62680.745807" calcext:value-type="float">
            <text:p>62680.745807</text:p>
          </table:table-cell>
          <table:table-cell office:value-type="float" office:value="8149200000" calcext:value-type="float">
            <text:p>8.15E+009</text:p>
          </table:table-cell>
          <table:table-cell office:value-type="float" office:value="8147162975.05" calcext:value-type="float">
            <text:p>8147162975.05</text:p>
          </table:table-cell>
          <table:table-cell office:value-type="float" office:value="158689571" calcext:value-type="float">
            <text:p>15868957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275.664" calcext:value-type="float">
            <text:p>1275.664</text:p>
          </table:table-cell>
          <table:table-cell office:value-type="float" office:value="65220.93592" calcext:value-type="float">
            <text:p>65220.93592</text:p>
          </table:table-cell>
          <table:table-cell office:value-type="float" office:value="8148481000" calcext:value-type="float">
            <text:p>8.15E+009</text:p>
          </table:table-cell>
          <table:table-cell office:value-type="float" office:value="8146444163.71" calcext:value-type="float">
            <text:p>8146444163.71</text:p>
          </table:table-cell>
          <table:table-cell office:value-type="float" office:value="158640470" calcext:value-type="float">
            <text:p>158640470</text:p>
          </table:table-cell>
          <table:table-cell office:value-type="float" office:value="1327.191" calcext:value-type="float">
            <text:p>1327.191</text:p>
          </table:table-cell>
          <table:table-cell office:value-type="float" office:value="62688.791591" calcext:value-type="float">
            <text:p>62688.791591</text:p>
          </table:table-cell>
          <table:table-cell office:value-type="float" office:value="8148481000" calcext:value-type="float">
            <text:p>8.15E+009</text:p>
          </table:table-cell>
          <table:table-cell office:value-type="float" office:value="8146444163.71" calcext:value-type="float">
            <text:p>8146444163.71</text:p>
          </table:table-cell>
          <table:table-cell office:value-type="float" office:value="158650012" calcext:value-type="float">
            <text:p>15865001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316.761" calcext:value-type="float">
            <text:p>1316.761</text:p>
          </table:table-cell>
          <table:table-cell office:value-type="float" office:value="65615.552101" calcext:value-type="float">
            <text:p>65615.552101</text:p>
          </table:table-cell>
          <table:table-cell office:value-type="float" office:value="8147776000" calcext:value-type="float">
            <text:p>8.15E+009</text:p>
          </table:table-cell>
          <table:table-cell office:value-type="float" office:value="8145739074.88" calcext:value-type="float">
            <text:p>8145739074.88</text:p>
          </table:table-cell>
          <table:table-cell office:value-type="float" office:value="158314045" calcext:value-type="float">
            <text:p>158314045</text:p>
          </table:table-cell>
          <table:table-cell office:value-type="float" office:value="1379.268" calcext:value-type="float">
            <text:p>1379.268</text:p>
          </table:table-cell>
          <table:table-cell office:value-type="float" office:value="62641.923107" calcext:value-type="float">
            <text:p>62641.923107</text:p>
          </table:table-cell>
          <table:table-cell office:value-type="float" office:value="8147776000" calcext:value-type="float">
            <text:p>8.15E+009</text:p>
          </table:table-cell>
          <table:table-cell office:value-type="float" office:value="8145739074.88" calcext:value-type="float">
            <text:p>8145739074.88</text:p>
          </table:table-cell>
          <table:table-cell office:value-type="float" office:value="158314455" calcext:value-type="float">
            <text:p>15831445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372.768" calcext:value-type="float">
            <text:p>1372.768</text:p>
          </table:table-cell>
          <table:table-cell office:value-type="float" office:value="65269.586704" calcext:value-type="float">
            <text:p>65269.586704</text:p>
          </table:table-cell>
          <table:table-cell office:value-type="float" office:value="8147084000" calcext:value-type="float">
            <text:p>8.15E+009</text:p>
          </table:table-cell>
          <table:table-cell office:value-type="float" office:value="8145046956.36" calcext:value-type="float">
            <text:p>8145046956.36</text:p>
          </table:table-cell>
          <table:table-cell office:value-type="float" office:value="157811461" calcext:value-type="float">
            <text:p>157811461</text:p>
          </table:table-cell>
          <table:table-cell office:value-type="float" office:value="1430.679" calcext:value-type="float">
            <text:p>1430.679</text:p>
          </table:table-cell>
          <table:table-cell office:value-type="float" office:value="62627.605494" calcext:value-type="float">
            <text:p>62627.605494</text:p>
          </table:table-cell>
          <table:table-cell office:value-type="float" office:value="8147084000" calcext:value-type="float">
            <text:p>8.15E+009</text:p>
          </table:table-cell>
          <table:table-cell office:value-type="float" office:value="8145046956.36" calcext:value-type="float">
            <text:p>8145046956.36</text:p>
          </table:table-cell>
          <table:table-cell office:value-type="float" office:value="157828904" calcext:value-type="float">
            <text:p>15782890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421.417" calcext:value-type="float">
            <text:p>1421.417</text:p>
          </table:table-cell>
          <table:table-cell office:value-type="float" office:value="65286.963643" calcext:value-type="float">
            <text:p>65286.963643</text:p>
          </table:table-cell>
          <table:table-cell office:value-type="float" office:value="8146404000" calcext:value-type="float">
            <text:p>8.15E+009</text:p>
          </table:table-cell>
          <table:table-cell office:value-type="float" office:value="8144367122.31" calcext:value-type="float">
            <text:p>8144367122.31</text:p>
          </table:table-cell>
          <table:table-cell office:value-type="float" office:value="157682022" calcext:value-type="float">
            <text:p>157682022</text:p>
          </table:table-cell>
          <table:table-cell office:value-type="float" office:value="1481.345" calcext:value-type="float">
            <text:p>1481.345</text:p>
          </table:table-cell>
          <table:table-cell office:value-type="float" office:value="62645.771242" calcext:value-type="float">
            <text:p>62645.771242</text:p>
          </table:table-cell>
          <table:table-cell office:value-type="float" office:value="8146404000" calcext:value-type="float">
            <text:p>8.15E+009</text:p>
          </table:table-cell>
          <table:table-cell office:value-type="float" office:value="8144367122.31" calcext:value-type="float">
            <text:p>8144367122.31</text:p>
          </table:table-cell>
          <table:table-cell office:value-type="float" office:value="157657568" calcext:value-type="float">
            <text:p>15765756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76.637" calcext:value-type="float">
            <text:p>1476.637</text:p>
          </table:table-cell>
          <table:table-cell office:value-type="float" office:value="65012.592804" calcext:value-type="float">
            <text:p>65012.592804</text:p>
          </table:table-cell>
          <table:table-cell office:value-type="float" office:value="8145735000" calcext:value-type="float">
            <text:p>8.15E+009</text:p>
          </table:table-cell>
          <table:table-cell office:value-type="float" office:value="8143698945.33" calcext:value-type="float">
            <text:p>8143698945.33</text:p>
          </table:table-cell>
          <table:table-cell office:value-type="float" office:value="157408212" calcext:value-type="float">
            <text:p>157408212</text:p>
          </table:table-cell>
          <table:table-cell office:value-type="float" office:value="1532.012" calcext:value-type="float">
            <text:p>1532.012</text:p>
          </table:table-cell>
          <table:table-cell office:value-type="float" office:value="62662.694548" calcext:value-type="float">
            <text:p>62662.694548</text:p>
          </table:table-cell>
          <table:table-cell office:value-type="float" office:value="8145735000" calcext:value-type="float">
            <text:p>8.15E+009</text:p>
          </table:table-cell>
          <table:table-cell office:value-type="float" office:value="8143698945.33" calcext:value-type="float">
            <text:p>8143698945.33</text:p>
          </table:table-cell>
          <table:table-cell office:value-type="float" office:value="157393001" calcext:value-type="float">
            <text:p>15739300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514.744" calcext:value-type="float">
            <text:p>1514.744</text:p>
          </table:table-cell>
          <table:table-cell office:value-type="float" office:value="65489.614087" calcext:value-type="float">
            <text:p>65489.614087</text:p>
          </table:table-cell>
          <table:table-cell office:value-type="float" office:value="8145078000" calcext:value-type="float">
            <text:p>8.15E+009</text:p>
          </table:table-cell>
          <table:table-cell office:value-type="float" office:value="8143041849.72" calcext:value-type="float">
            <text:p>8143041849.72</text:p>
          </table:table-cell>
          <table:table-cell office:value-type="float" office:value="157199700" calcext:value-type="float">
            <text:p>157199700</text:p>
          </table:table-cell>
          <table:table-cell office:value-type="float" office:value="1582.484" calcext:value-type="float">
            <text:p>1582.484</text:p>
          </table:table-cell>
          <table:table-cell office:value-type="float" office:value="62686.257807" calcext:value-type="float">
            <text:p>62686.257807</text:p>
          </table:table-cell>
          <table:table-cell office:value-type="float" office:value="8145078000" calcext:value-type="float">
            <text:p>8.15E+009</text:p>
          </table:table-cell>
          <table:table-cell office:value-type="float" office:value="8143041849.72" calcext:value-type="float">
            <text:p>8143041849.72</text:p>
          </table:table-cell>
          <table:table-cell office:value-type="float" office:value="157199679" calcext:value-type="float">
            <text:p>15719967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561.234" calcext:value-type="float">
            <text:p>1561.234</text:p>
          </table:table-cell>
          <table:table-cell office:value-type="float" office:value="65589.142947" calcext:value-type="float">
            <text:p>65589.142947</text:p>
          </table:table-cell>
          <table:table-cell office:value-type="float" office:value="8144431000" calcext:value-type="float">
            <text:p>8.14E+009</text:p>
          </table:table-cell>
          <table:table-cell office:value-type="float" office:value="8142395305.7" calcext:value-type="float">
            <text:p>8142395305.7</text:p>
          </table:table-cell>
          <table:table-cell office:value-type="float" office:value="156677057" calcext:value-type="float">
            <text:p>156677057</text:p>
          </table:table-cell>
          <table:table-cell office:value-type="float" office:value="1634.241" calcext:value-type="float">
            <text:p>1634.241</text:p>
          </table:table-cell>
          <table:table-cell office:value-type="float" office:value="62659.057018" calcext:value-type="float">
            <text:p>62659.057018</text:p>
          </table:table-cell>
          <table:table-cell office:value-type="float" office:value="8144431000" calcext:value-type="float">
            <text:p>8.14E+009</text:p>
          </table:table-cell>
          <table:table-cell office:value-type="float" office:value="8142395305.69" calcext:value-type="float">
            <text:p>8142395305.69</text:p>
          </table:table-cell>
          <table:table-cell office:value-type="float" office:value="156676999" calcext:value-type="float">
            <text:p>156676999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608.32" calcext:value-type="float">
            <text:p>1608.32</text:p>
          </table:table-cell>
          <table:table-cell office:value-type="float" office:value="65658.575408" calcext:value-type="float">
            <text:p>65658.575408</text:p>
          </table:table-cell>
          <table:table-cell office:value-type="float" office:value="8143795000" calcext:value-type="float">
            <text:p>8.14E+009</text:p>
          </table:table-cell>
          <table:table-cell office:value-type="float" office:value="8141758824.4" calcext:value-type="float">
            <text:p>8141758824.4</text:p>
          </table:table-cell>
          <table:table-cell office:value-type="float" office:value="156564188" calcext:value-type="float">
            <text:p>156564188</text:p>
          </table:table-cell>
          <table:table-cell office:value-type="float" office:value="1684.305" calcext:value-type="float">
            <text:p>1684.305</text:p>
          </table:table-cell>
          <table:table-cell office:value-type="float" office:value="62696.483119" calcext:value-type="float">
            <text:p>62696.483119</text:p>
          </table:table-cell>
          <table:table-cell office:value-type="float" office:value="8143795000" calcext:value-type="float">
            <text:p>8.14E+009</text:p>
          </table:table-cell>
          <table:table-cell office:value-type="float" office:value="8141758824.4" calcext:value-type="float">
            <text:p>8141758824.4</text:p>
          </table:table-cell>
          <table:table-cell office:value-type="float" office:value="156556839" calcext:value-type="float">
            <text:p>15655683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658.041" calcext:value-type="float">
            <text:p>1658.041</text:p>
          </table:table-cell>
          <table:table-cell office:value-type="float" office:value="65619.607718" calcext:value-type="float">
            <text:p>65619.607718</text:p>
          </table:table-cell>
          <table:table-cell office:value-type="float" office:value="8143168000" calcext:value-type="float">
            <text:p>8.14E+009</text:p>
          </table:table-cell>
          <table:table-cell office:value-type="float" office:value="8141131953.64" calcext:value-type="float">
            <text:p>8141131953.64</text:p>
          </table:table-cell>
          <table:table-cell office:value-type="float" office:value="156428448" calcext:value-type="float">
            <text:p>156428448</text:p>
          </table:table-cell>
          <table:table-cell office:value-type="float" office:value="1735.757" calcext:value-type="float">
            <text:p>1735.757</text:p>
          </table:table-cell>
          <table:table-cell office:value-type="float" office:value="62681.585038" calcext:value-type="float">
            <text:p>62681.585038</text:p>
          </table:table-cell>
          <table:table-cell office:value-type="float" office:value="8143168000" calcext:value-type="float">
            <text:p>8.14E+009</text:p>
          </table:table-cell>
          <table:table-cell office:value-type="float" office:value="8141131953.64" calcext:value-type="float">
            <text:p>8141131953.64</text:p>
          </table:table-cell>
          <table:table-cell office:value-type="float" office:value="156421926" calcext:value-type="float">
            <text:p>15642192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706.621" calcext:value-type="float">
            <text:p>1706.621</text:p>
          </table:table-cell>
          <table:table-cell office:value-type="float" office:value="65626.756028" calcext:value-type="float">
            <text:p>65626.756028</text:p>
          </table:table-cell>
          <table:table-cell office:value-type="float" office:value="8142550000" calcext:value-type="float">
            <text:p>8.14E+009</text:p>
          </table:table-cell>
          <table:table-cell office:value-type="float" office:value="8140514274.09" calcext:value-type="float">
            <text:p>8140514274.09</text:p>
          </table:table-cell>
          <table:table-cell office:value-type="float" office:value="155875045" calcext:value-type="float">
            <text:p>155875045</text:p>
          </table:table-cell>
          <table:table-cell office:value-type="float" office:value="1786.075" calcext:value-type="float">
            <text:p>1786.075</text:p>
          </table:table-cell>
          <table:table-cell office:value-type="float" office:value="62707.333119" calcext:value-type="float">
            <text:p>62707.333119</text:p>
          </table:table-cell>
          <table:table-cell office:value-type="float" office:value="8142550000" calcext:value-type="float">
            <text:p>8.14E+009</text:p>
          </table:table-cell>
          <table:table-cell office:value-type="float" office:value="8140514274.09" calcext:value-type="float">
            <text:p>8140514274.09</text:p>
          </table:table-cell>
          <table:table-cell office:value-type="float" office:value="155885063" calcext:value-type="float">
            <text:p>15588506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756.347" calcext:value-type="float">
            <text:p>1756.347</text:p>
          </table:table-cell>
          <table:table-cell office:value-type="float" office:value="65590.68339" calcext:value-type="float">
            <text:p>65590.68339</text:p>
          </table:table-cell>
          <table:table-cell office:value-type="float" office:value="8141941000" calcext:value-type="float">
            <text:p>8.14E+009</text:p>
          </table:table-cell>
          <table:table-cell office:value-type="float" office:value="8139905396.11" calcext:value-type="float">
            <text:p>8139905396.11</text:p>
          </table:table-cell>
          <table:table-cell office:value-type="float" office:value="155555296" calcext:value-type="float">
            <text:p>155555296</text:p>
          </table:table-cell>
          <table:table-cell office:value-type="float" office:value="1836.647" calcext:value-type="float">
            <text:p>1836.647</text:p>
          </table:table-cell>
          <table:table-cell office:value-type="float" office:value="62722.994675" calcext:value-type="float">
            <text:p>62722.994675</text:p>
          </table:table-cell>
          <table:table-cell office:value-type="float" office:value="8141941000" calcext:value-type="float">
            <text:p>8.14E+009</text:p>
          </table:table-cell>
          <table:table-cell office:value-type="float" office:value="8139905396.11" calcext:value-type="float">
            <text:p>8139905396.11</text:p>
          </table:table-cell>
          <table:table-cell office:value-type="float" office:value="155557954" calcext:value-type="float">
            <text:p>15555795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803.817" calcext:value-type="float">
            <text:p>1803.817</text:p>
          </table:table-cell>
          <table:table-cell office:value-type="float" office:value="65638.587506" calcext:value-type="float">
            <text:p>65638.587506</text:p>
          </table:table-cell>
          <table:table-cell office:value-type="float" office:value="8141340000" calcext:value-type="float">
            <text:p>8.14E+009</text:p>
          </table:table-cell>
          <table:table-cell office:value-type="float" office:value="8139304956.8" calcext:value-type="float">
            <text:p>8139304956.8</text:p>
          </table:table-cell>
          <table:table-cell office:value-type="float" office:value="155436648" calcext:value-type="float">
            <text:p>155436648</text:p>
          </table:table-cell>
          <table:table-cell office:value-type="float" office:value="1889.684" calcext:value-type="float">
            <text:p>1889.684</text:p>
          </table:table-cell>
          <table:table-cell office:value-type="float" office:value="62655.97846" calcext:value-type="float">
            <text:p>62655.97846</text:p>
          </table:table-cell>
          <table:table-cell office:value-type="float" office:value="8141340000" calcext:value-type="float">
            <text:p>8.14E+009</text:p>
          </table:table-cell>
          <table:table-cell office:value-type="float" office:value="8139304956.8" calcext:value-type="float">
            <text:p>8139304956.8</text:p>
          </table:table-cell>
          <table:table-cell office:value-type="float" office:value="155395969" calcext:value-type="float">
            <text:p>155395969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852.662" calcext:value-type="float">
            <text:p>1852.662</text:p>
          </table:table-cell>
          <table:table-cell office:value-type="float" office:value="65635.285875" calcext:value-type="float">
            <text:p>65635.285875</text:p>
          </table:table-cell>
          <table:table-cell office:value-type="float" office:value="8140748000" calcext:value-type="float">
            <text:p>8.14E+009</text:p>
          </table:table-cell>
          <table:table-cell office:value-type="float" office:value="8138712617.57" calcext:value-type="float">
            <text:p>8138712617.57</text:p>
          </table:table-cell>
          <table:table-cell office:value-type="float" office:value="155500653" calcext:value-type="float">
            <text:p>155500653</text:p>
          </table:table-cell>
          <table:table-cell office:value-type="float" office:value="1941.597" calcext:value-type="float">
            <text:p>1941.597</text:p>
          </table:table-cell>
          <table:table-cell office:value-type="float" office:value="62628.856555" calcext:value-type="float">
            <text:p>62628.856555</text:p>
          </table:table-cell>
          <table:table-cell office:value-type="float" office:value="8140748000" calcext:value-type="float">
            <text:p>8.14E+009</text:p>
          </table:table-cell>
          <table:table-cell office:value-type="float" office:value="8138712617.57" calcext:value-type="float">
            <text:p>8138712617.57</text:p>
          </table:table-cell>
          <table:table-cell office:value-type="float" office:value="155491126" calcext:value-type="float">
            <text:p>155491126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904.805" calcext:value-type="float">
            <text:p>1904.805</text:p>
          </table:table-cell>
          <table:table-cell office:value-type="float" office:value="65518.517644" calcext:value-type="float">
            <text:p>65518.517644</text:p>
          </table:table-cell>
          <table:table-cell office:value-type="float" office:value="8140163000" calcext:value-type="float">
            <text:p>8.14E+009</text:p>
          </table:table-cell>
          <table:table-cell office:value-type="float" office:value="8138128061.85" calcext:value-type="float">
            <text:p>8138128061.85</text:p>
          </table:table-cell>
          <table:table-cell office:value-type="float" office:value="154878611" calcext:value-type="float">
            <text:p>154878611</text:p>
          </table:table-cell>
          <table:table-cell office:value-type="float" office:value="1990.129" calcext:value-type="float">
            <text:p>1990.129</text:p>
          </table:table-cell>
          <table:table-cell office:value-type="float" office:value="62709.502751" calcext:value-type="float">
            <text:p>62709.502751</text:p>
          </table:table-cell>
          <table:table-cell office:value-type="float" office:value="8140163000" calcext:value-type="float">
            <text:p>8.14E+009</text:p>
          </table:table-cell>
          <table:table-cell office:value-type="float" office:value="8138128061.85" calcext:value-type="float">
            <text:p>8138128061.85</text:p>
          </table:table-cell>
          <table:table-cell office:value-type="float" office:value="154868275" calcext:value-type="float">
            <text:p>15486827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950.33" calcext:value-type="float">
            <text:p>1950.33</text:p>
          </table:table-cell>
          <table:table-cell office:value-type="float" office:value="65629.919039" calcext:value-type="float">
            <text:p>65629.919039</text:p>
          </table:table-cell>
          <table:table-cell office:value-type="float" office:value="8139586000" calcext:value-type="float">
            <text:p>8.14E+009</text:p>
          </table:table-cell>
          <table:table-cell office:value-type="float" office:value="8137550993.17" calcext:value-type="float">
            <text:p>8137550993.17</text:p>
          </table:table-cell>
          <table:table-cell office:value-type="float" office:value="154751627" calcext:value-type="float">
            <text:p>154751627</text:p>
          </table:table-cell>
          <table:table-cell office:value-type="float" office:value="2042.628" calcext:value-type="float">
            <text:p>2042.628</text:p>
          </table:table-cell>
          <table:table-cell office:value-type="float" office:value="62664.371584" calcext:value-type="float">
            <text:p>62664.371584</text:p>
          </table:table-cell>
          <table:table-cell office:value-type="float" office:value="8139586000" calcext:value-type="float">
            <text:p>8.14E+009</text:p>
          </table:table-cell>
          <table:table-cell office:value-type="float" office:value="8137550993.17" calcext:value-type="float">
            <text:p>8137550993.17</text:p>
          </table:table-cell>
          <table:table-cell office:value-type="float" office:value="154760690" calcext:value-type="float">
            <text:p>15476069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999.128" calcext:value-type="float">
            <text:p>1999.128</text:p>
          </table:table-cell>
          <table:table-cell office:value-type="float" office:value="65628.614076" calcext:value-type="float">
            <text:p>65628.614076</text:p>
          </table:table-cell>
          <table:table-cell office:value-type="float" office:value="8139016000" calcext:value-type="float">
            <text:p>8.14E+009</text:p>
          </table:table-cell>
          <table:table-cell office:value-type="float" office:value="8136981133.44" calcext:value-type="float">
            <text:p>8136981133.44</text:p>
          </table:table-cell>
          <table:table-cell office:value-type="float" office:value="154653535" calcext:value-type="float">
            <text:p>154653535</text:p>
          </table:table-cell>
          <table:table-cell office:value-type="float" office:value="2092.389" calcext:value-type="float">
            <text:p>2092.389</text:p>
          </table:table-cell>
          <table:table-cell office:value-type="float" office:value="62703.445679" calcext:value-type="float">
            <text:p>62703.445679</text:p>
          </table:table-cell>
          <table:table-cell office:value-type="float" office:value="8139016000" calcext:value-type="float">
            <text:p>8.14E+009</text:p>
          </table:table-cell>
          <table:table-cell office:value-type="float" office:value="8136981133.44" calcext:value-type="float">
            <text:p>8136981133.44</text:p>
          </table:table-cell>
          <table:table-cell office:value-type="float" office:value="154630392" calcext:value-type="float">
            <text:p>15463039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048.245" calcext:value-type="float">
            <text:p>2048.245</text:p>
          </table:table-cell>
          <table:table-cell office:value-type="float" office:value="65617.150292" calcext:value-type="float">
            <text:p>65617.150292</text:p>
          </table:table-cell>
          <table:table-cell office:value-type="float" office:value="8138453000" calcext:value-type="float">
            <text:p>8.14E+009</text:p>
          </table:table-cell>
          <table:table-cell office:value-type="float" office:value="8136418221.32" calcext:value-type="float">
            <text:p>8136418221.32</text:p>
          </table:table-cell>
          <table:table-cell office:value-type="float" office:value="154073810" calcext:value-type="float">
            <text:p>154073810</text:p>
          </table:table-cell>
          <table:table-cell office:value-type="float" office:value="2144.122" calcext:value-type="float">
            <text:p>2144.122</text:p>
          </table:table-cell>
          <table:table-cell office:value-type="float" office:value="62683.000314" calcext:value-type="float">
            <text:p>62683.000314</text:p>
          </table:table-cell>
          <table:table-cell office:value-type="float" office:value="8138453000" calcext:value-type="float">
            <text:p>8.14E+009</text:p>
          </table:table-cell>
          <table:table-cell office:value-type="float" office:value="8136418221.32" calcext:value-type="float">
            <text:p>8136418221.32</text:p>
          </table:table-cell>
          <table:table-cell office:value-type="float" office:value="154092073" calcext:value-type="float">
            <text:p>154092073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096.999" calcext:value-type="float">
            <text:p>2096.999</text:p>
          </table:table-cell>
          <table:table-cell office:value-type="float" office:value="65617.580171" calcext:value-type="float">
            <text:p>65617.580171</text:p>
          </table:table-cell>
          <table:table-cell office:value-type="float" office:value="8137896000" calcext:value-type="float">
            <text:p>8.14E+009</text:p>
          </table:table-cell>
          <table:table-cell office:value-type="float" office:value="8135862010.91" calcext:value-type="float">
            <text:p>8135862010.91</text:p>
          </table:table-cell>
          <table:table-cell office:value-type="float" office:value="153999612" calcext:value-type="float">
            <text:p>153999612</text:p>
          </table:table-cell>
          <table:table-cell office:value-type="float" office:value="2194.973" calcext:value-type="float">
            <text:p>2194.973</text:p>
          </table:table-cell>
          <table:table-cell office:value-type="float" office:value="62688.698221" calcext:value-type="float">
            <text:p>62688.698221</text:p>
          </table:table-cell>
          <table:table-cell office:value-type="float" office:value="8137896000" calcext:value-type="float">
            <text:p>8.14E+009</text:p>
          </table:table-cell>
          <table:table-cell office:value-type="float" office:value="8135862010.91" calcext:value-type="float">
            <text:p>8135862010.91</text:p>
          </table:table-cell>
          <table:table-cell office:value-type="float" office:value="154055800" calcext:value-type="float">
            <text:p>15405580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145.044" calcext:value-type="float">
            <text:p>2145.044</text:p>
          </table:table-cell>
          <table:table-cell office:value-type="float" office:value="65639.679186" calcext:value-type="float">
            <text:p>65639.679186</text:p>
          </table:table-cell>
          <table:table-cell office:value-type="float" office:value="8137347000" calcext:value-type="float">
            <text:p>8.14E+009</text:p>
          </table:table-cell>
          <table:table-cell office:value-type="float" office:value="8135312270.44" calcext:value-type="float">
            <text:p>8135312270.44</text:p>
          </table:table-cell>
          <table:table-cell office:value-type="float" office:value="153092529" calcext:value-type="float">
            <text:p>153092529</text:p>
          </table:table-cell>
          <table:table-cell office:value-type="float" office:value="2245.083" calcext:value-type="float">
            <text:p>2245.083</text:p>
          </table:table-cell>
          <table:table-cell office:value-type="float" office:value="62714.830588" calcext:value-type="float">
            <text:p>62714.830588</text:p>
          </table:table-cell>
          <table:table-cell office:value-type="float" office:value="8137347000" calcext:value-type="float">
            <text:p>8.14E+009</text:p>
          </table:table-cell>
          <table:table-cell office:value-type="float" office:value="8135312270.44" calcext:value-type="float">
            <text:p>8135312270.44</text:p>
          </table:table-cell>
          <table:table-cell office:value-type="float" office:value="153100149" calcext:value-type="float">
            <text:p>15310014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193.49" calcext:value-type="float">
            <text:p>2193.49</text:p>
          </table:table-cell>
          <table:table-cell office:value-type="float" office:value="65648.80624" calcext:value-type="float">
            <text:p>65648.80624</text:p>
          </table:table-cell>
          <table:table-cell office:value-type="float" office:value="8136803000" calcext:value-type="float">
            <text:p>8.14E+009</text:p>
          </table:table-cell>
          <table:table-cell office:value-type="float" office:value="8134768781.22" calcext:value-type="float">
            <text:p>8134768781.22</text:p>
          </table:table-cell>
          <table:table-cell office:value-type="float" office:value="153752917" calcext:value-type="float">
            <text:p>153752917</text:p>
          </table:table-cell>
          <table:table-cell office:value-type="float" office:value="2300.053" calcext:value-type="float">
            <text:p>2300.053</text:p>
          </table:table-cell>
          <table:table-cell office:value-type="float" office:value="62607.252963" calcext:value-type="float">
            <text:p>62607.252963</text:p>
          </table:table-cell>
          <table:table-cell office:value-type="float" office:value="8136803000" calcext:value-type="float">
            <text:p>8.14E+009</text:p>
          </table:table-cell>
          <table:table-cell office:value-type="float" office:value="8134768781.22" calcext:value-type="float">
            <text:p>8134768781.22</text:p>
          </table:table-cell>
          <table:table-cell office:value-type="float" office:value="153731601" calcext:value-type="float">
            <text:p>153731601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241.861" calcext:value-type="float">
            <text:p>2241.861</text:p>
          </table:table-cell>
          <table:table-cell office:value-type="float" office:value="65659.735372" calcext:value-type="float">
            <text:p>65659.735372</text:p>
          </table:table-cell>
          <table:table-cell office:value-type="float" office:value="8136265000" calcext:value-type="float">
            <text:p>8.14E+009</text:p>
          </table:table-cell>
          <table:table-cell office:value-type="float" office:value="8134231336.57" calcext:value-type="float">
            <text:p>8134231336.57</text:p>
          </table:table-cell>
          <table:table-cell office:value-type="float" office:value="153862555" calcext:value-type="float">
            <text:p>153862555</text:p>
          </table:table-cell>
          <table:table-cell office:value-type="float" office:value="2347.399" calcext:value-type="float">
            <text:p>2347.399</text:p>
          </table:table-cell>
          <table:table-cell office:value-type="float" office:value="62707.703292" calcext:value-type="float">
            <text:p>62707.703292</text:p>
          </table:table-cell>
          <table:table-cell office:value-type="float" office:value="8136265000" calcext:value-type="float">
            <text:p>8.14E+009</text:p>
          </table:table-cell>
          <table:table-cell office:value-type="float" office:value="8134231336.57" calcext:value-type="float">
            <text:p>8134231336.57</text:p>
          </table:table-cell>
          <table:table-cell office:value-type="float" office:value="153867836" calcext:value-type="float">
            <text:p>153867836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290.637" calcext:value-type="float">
            <text:p>2290.637</text:p>
          </table:table-cell>
          <table:table-cell office:value-type="float" office:value="65658.591911" calcext:value-type="float">
            <text:p>65658.591911</text:p>
          </table:table-cell>
          <table:table-cell office:value-type="float" office:value="8135734000" calcext:value-type="float">
            <text:p>8.14E+009</text:p>
          </table:table-cell>
          <table:table-cell office:value-type="float" office:value="8133699740.96" calcext:value-type="float">
            <text:p>8133699740.96</text:p>
          </table:table-cell>
          <table:table-cell office:value-type="float" office:value="153141841" calcext:value-type="float">
            <text:p>153141841</text:p>
          </table:table-cell>
          <table:table-cell office:value-type="float" office:value="2398.308" calcext:value-type="float">
            <text:p>2398.308</text:p>
          </table:table-cell>
          <table:table-cell office:value-type="float" office:value="62710.877836" calcext:value-type="float">
            <text:p>62710.877836</text:p>
          </table:table-cell>
          <table:table-cell office:value-type="float" office:value="8135734000" calcext:value-type="float">
            <text:p>8.14E+009</text:p>
          </table:table-cell>
          <table:table-cell office:value-type="float" office:value="8133699740.96" calcext:value-type="float">
            <text:p>8133699740.96</text:p>
          </table:table-cell>
          <table:table-cell office:value-type="float" office:value="153136678" calcext:value-type="float">
            <text:p>15313667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338.353" calcext:value-type="float">
            <text:p>2338.353</text:p>
          </table:table-cell>
          <table:table-cell office:value-type="float" office:value="65687.259366" calcext:value-type="float">
            <text:p>65687.259366</text:p>
          </table:table-cell>
          <table:table-cell office:value-type="float" office:value="8135208000" calcext:value-type="float">
            <text:p>8.14E+009</text:p>
          </table:table-cell>
          <table:table-cell office:value-type="float" office:value="8133173809.15" calcext:value-type="float">
            <text:p>8133173809.15</text:p>
          </table:table-cell>
          <table:table-cell office:value-type="float" office:value="153205988" calcext:value-type="float">
            <text:p>153205988</text:p>
          </table:table-cell>
          <table:table-cell office:value-type="float" office:value="2449.177" calcext:value-type="float">
            <text:p>2449.177</text:p>
          </table:table-cell>
          <table:table-cell office:value-type="float" office:value="62714.944653" calcext:value-type="float">
            <text:p>62714.944653</text:p>
          </table:table-cell>
          <table:table-cell office:value-type="float" office:value="8135208000" calcext:value-type="float">
            <text:p>8.14E+009</text:p>
          </table:table-cell>
          <table:table-cell office:value-type="float" office:value="8133173809.15" calcext:value-type="float">
            <text:p>8133173809.15</text:p>
          </table:table-cell>
          <table:table-cell office:value-type="float" office:value="153250903" calcext:value-type="float">
            <text:p>153250903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387.518" calcext:value-type="float">
            <text:p>2387.518</text:p>
          </table:table-cell>
          <table:table-cell office:value-type="float" office:value="65674.89753" calcext:value-type="float">
            <text:p>65674.89753</text:p>
          </table:table-cell>
          <table:table-cell office:value-type="float" office:value="8134687000" calcext:value-type="float">
            <text:p>8.13E+009</text:p>
          </table:table-cell>
          <table:table-cell office:value-type="float" office:value="8132653365.48" calcext:value-type="float">
            <text:p>8132653365.48</text:p>
          </table:table-cell>
          <table:table-cell office:value-type="float" office:value="152087449" calcext:value-type="float">
            <text:p>152087449</text:p>
          </table:table-cell>
          <table:table-cell office:value-type="float" office:value="2501.458" calcext:value-type="float">
            <text:p>2501.458</text:p>
          </table:table-cell>
          <table:table-cell office:value-type="float" office:value="62683.443016" calcext:value-type="float">
            <text:p>62683.443016</text:p>
          </table:table-cell>
          <table:table-cell office:value-type="float" office:value="8134687000" calcext:value-type="float">
            <text:p>8.13E+009</text:p>
          </table:table-cell>
          <table:table-cell office:value-type="float" office:value="8132653365.47" calcext:value-type="float">
            <text:p>8132653365.47</text:p>
          </table:table-cell>
          <table:table-cell office:value-type="float" office:value="152069249" calcext:value-type="float">
            <text:p>15206924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443.576" calcext:value-type="float">
            <text:p>2443.576</text:p>
          </table:table-cell>
          <table:table-cell office:value-type="float" office:value="65477.807934" calcext:value-type="float">
            <text:p>65477.807934</text:p>
          </table:table-cell>
          <table:table-cell office:value-type="float" office:value="8134172000" calcext:value-type="float">
            <text:p>8.13E+009</text:p>
          </table:table-cell>
          <table:table-cell office:value-type="float" office:value="8132138243.15" calcext:value-type="float">
            <text:p>8132138243.15</text:p>
          </table:table-cell>
          <table:table-cell office:value-type="float" office:value="152352853" calcext:value-type="float">
            <text:p>152352853</text:p>
          </table:table-cell>
          <table:table-cell office:value-type="float" office:value="2552.342" calcext:value-type="float">
            <text:p>2552.342</text:p>
          </table:table-cell>
          <table:table-cell office:value-type="float" office:value="62687.523851" calcext:value-type="float">
            <text:p>62687.523851</text:p>
          </table:table-cell>
          <table:table-cell office:value-type="float" office:value="8134172000" calcext:value-type="float">
            <text:p>8.13E+009</text:p>
          </table:table-cell>
          <table:table-cell office:value-type="float" office:value="8132138243.15" calcext:value-type="float">
            <text:p>8132138243.15</text:p>
          </table:table-cell>
          <table:table-cell office:value-type="float" office:value="152352066" calcext:value-type="float">
            <text:p>15235206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681.637" calcext:value-type="float">
            <text:p>2681.637</text:p>
          </table:table-cell>
          <table:table-cell office:value-type="float" office:value="65631.552667" calcext:value-type="float">
            <text:p>65631.552667</text:p>
          </table:table-cell>
          <table:table-cell office:value-type="float" office:value="8131670000" calcext:value-type="float">
            <text:p>8.13E+009</text:p>
          </table:table-cell>
          <table:table-cell office:value-type="float" office:value="8129637162.85" calcext:value-type="float">
            <text:p>8129637162.85</text:p>
          </table:table-cell>
          <table:table-cell office:value-type="float" office:value="151425335" calcext:value-type="float">
            <text:p>151425335</text:p>
          </table:table-cell>
          <table:table-cell office:value-type="float" office:value="2806.647" calcext:value-type="float">
            <text:p>2806.647</text:p>
          </table:table-cell>
          <table:table-cell office:value-type="float" office:value="62708.277885" calcext:value-type="float">
            <text:p>62708.277885</text:p>
          </table:table-cell>
          <table:table-cell office:value-type="float" office:value="8131670000" calcext:value-type="float">
            <text:p>8.13E+009</text:p>
          </table:table-cell>
          <table:table-cell office:value-type="float" office:value="8129637162.85" calcext:value-type="float">
            <text:p>8129637162.85</text:p>
          </table:table-cell>
          <table:table-cell office:value-type="float" office:value="151406234" calcext:value-type="float">
            <text:p>15140623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924.724" calcext:value-type="float">
            <text:p>2924.724</text:p>
          </table:table-cell>
          <table:table-cell office:value-type="float" office:value="65647.220045" calcext:value-type="float">
            <text:p>65647.220045</text:p>
          </table:table-cell>
          <table:table-cell office:value-type="float" office:value="8129281000" calcext:value-type="float">
            <text:p>8.13E+009</text:p>
          </table:table-cell>
          <table:table-cell office:value-type="float" office:value="8127248263.73" calcext:value-type="float">
            <text:p>8127248263.73</text:p>
          </table:table-cell>
          <table:table-cell office:value-type="float" office:value="150533820" calcext:value-type="float">
            <text:p>150533820</text:p>
          </table:table-cell>
          <table:table-cell office:value-type="float" office:value="3061.511" calcext:value-type="float">
            <text:p>3061.511</text:p>
          </table:table-cell>
          <table:table-cell office:value-type="float" office:value="62714.130375" calcext:value-type="float">
            <text:p>62714.130375</text:p>
          </table:table-cell>
          <table:table-cell office:value-type="float" office:value="8129281000" calcext:value-type="float">
            <text:p>8.13E+009</text:p>
          </table:table-cell>
          <table:table-cell office:value-type="float" office:value="8127248263.73" calcext:value-type="float">
            <text:p>8127248263.73</text:p>
          </table:table-cell>
          <table:table-cell office:value-type="float" office:value="150528911" calcext:value-type="float">
            <text:p>15052891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173.761" calcext:value-type="float">
            <text:p>3173.761</text:p>
          </table:table-cell>
          <table:table-cell office:value-type="float" office:value="65537.386085" calcext:value-type="float">
            <text:p>65537.386085</text:p>
          </table:table-cell>
          <table:table-cell office:value-type="float" office:value="8126990000" calcext:value-type="float">
            <text:p>8.13E+009</text:p>
          </table:table-cell>
          <table:table-cell office:value-type="float" office:value="8124957795.5" calcext:value-type="float">
            <text:p>8124957795.5</text:p>
          </table:table-cell>
          <table:table-cell office:value-type="float" office:value="150207775" calcext:value-type="float">
            <text:p>150207775</text:p>
          </table:table-cell>
          <table:table-cell office:value-type="float" office:value="3322.361" calcext:value-type="float">
            <text:p>3322.361</text:p>
          </table:table-cell>
          <table:table-cell office:value-type="float" office:value="62606.080435" calcext:value-type="float">
            <text:p>62606.080435</text:p>
          </table:table-cell>
          <table:table-cell office:value-type="float" office:value="8126990000" calcext:value-type="float">
            <text:p>8.13E+009</text:p>
          </table:table-cell>
          <table:table-cell office:value-type="float" office:value="8124957795.5" calcext:value-type="float">
            <text:p>8124957795.5</text:p>
          </table:table-cell>
          <table:table-cell office:value-type="float" office:value="150193828" calcext:value-type="float">
            <text:p>15019382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415.239" calcext:value-type="float">
            <text:p>3415.239</text:p>
          </table:table-cell>
          <table:table-cell office:value-type="float" office:value="65588.381955" calcext:value-type="float">
            <text:p>65588.381955</text:p>
          </table:table-cell>
          <table:table-cell office:value-type="float" office:value="8124786000" calcext:value-type="float">
            <text:p>8.12E+009</text:p>
          </table:table-cell>
          <table:table-cell office:value-type="float" office:value="8122754602.31" calcext:value-type="float">
            <text:p>8122754602.31</text:p>
          </table:table-cell>
          <table:table-cell office:value-type="float" office:value="148893972" calcext:value-type="float">
            <text:p>148893972</text:p>
          </table:table-cell>
          <table:table-cell office:value-type="float" office:value="3573.022" calcext:value-type="float">
            <text:p>3573.022</text:p>
          </table:table-cell>
          <table:table-cell office:value-type="float" office:value="62692.029324" calcext:value-type="float">
            <text:p>62692.029324</text:p>
          </table:table-cell>
          <table:table-cell office:value-type="float" office:value="8124786000" calcext:value-type="float">
            <text:p>8.12E+009</text:p>
          </table:table-cell>
          <table:table-cell office:value-type="float" office:value="8122754602.31" calcext:value-type="float">
            <text:p>8122754602.31</text:p>
          </table:table-cell>
          <table:table-cell office:value-type="float" office:value="148859602" calcext:value-type="float">
            <text:p>14885960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656.143" calcext:value-type="float">
            <text:p>3656.143</text:p>
          </table:table-cell>
          <table:table-cell office:value-type="float" office:value="65642.946679" calcext:value-type="float">
            <text:p>65642.946679</text:p>
          </table:table-cell>
          <table:table-cell office:value-type="float" office:value="8122660000" calcext:value-type="float">
            <text:p>8.12E+009</text:p>
          </table:table-cell>
          <table:table-cell office:value-type="float" office:value="8120629485.62" calcext:value-type="float">
            <text:p>8120629485.62</text:p>
          </table:table-cell>
          <table:table-cell office:value-type="float" office:value="149047058" calcext:value-type="float">
            <text:p>149047058</text:p>
          </table:table-cell>
          <table:table-cell office:value-type="float" office:value="3826.654" calcext:value-type="float">
            <text:p>3826.654</text:p>
          </table:table-cell>
          <table:table-cell office:value-type="float" office:value="62717.977638" calcext:value-type="float">
            <text:p>62717.977638</text:p>
          </table:table-cell>
          <table:table-cell office:value-type="float" office:value="8122660000" calcext:value-type="float">
            <text:p>8.12E+009</text:p>
          </table:table-cell>
          <table:table-cell office:value-type="float" office:value="8120629485.62" calcext:value-type="float">
            <text:p>8120629485.62</text:p>
          </table:table-cell>
          <table:table-cell office:value-type="float" office:value="149067444" calcext:value-type="float">
            <text:p>14906744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898.554" calcext:value-type="float">
            <text:p>3898.554</text:p>
          </table:table-cell>
          <table:table-cell office:value-type="float" office:value="65665.372341" calcext:value-type="float">
            <text:p>65665.372341</text:p>
          </table:table-cell>
          <table:table-cell office:value-type="float" office:value="8120605000" calcext:value-type="float">
            <text:p>8.12E+009</text:p>
          </table:table-cell>
          <table:table-cell office:value-type="float" office:value="8118574755.13" calcext:value-type="float">
            <text:p>8118574755.13</text:p>
          </table:table-cell>
          <table:table-cell office:value-type="float" office:value="149138543" calcext:value-type="float">
            <text:p>149138543</text:p>
          </table:table-cell>
          <table:table-cell office:value-type="float" office:value="4081.845" calcext:value-type="float">
            <text:p>4081.845</text:p>
          </table:table-cell>
          <table:table-cell office:value-type="float" office:value="62716.737162" calcext:value-type="float">
            <text:p>62716.737162</text:p>
          </table:table-cell>
          <table:table-cell office:value-type="float" office:value="8120605000" calcext:value-type="float">
            <text:p>8.12E+009</text:p>
          </table:table-cell>
          <table:table-cell office:value-type="float" office:value="8118574755.12" calcext:value-type="float">
            <text:p>8118574755.12</text:p>
          </table:table-cell>
          <table:table-cell office:value-type="float" office:value="149107396" calcext:value-type="float">
            <text:p>14910739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4150.604" calcext:value-type="float">
            <text:p>4150.604</text:p>
          </table:table-cell>
          <table:table-cell office:value-type="float" office:value="65532.630913" calcext:value-type="float">
            <text:p>65532.630913</text:p>
          </table:table-cell>
          <table:table-cell office:value-type="float" office:value="8118614000" calcext:value-type="float">
            <text:p>8.12E+009</text:p>
          </table:table-cell>
          <table:table-cell office:value-type="float" office:value="8116583904.11" calcext:value-type="float">
            <text:p>8116583904.11</text:p>
          </table:table-cell>
          <table:table-cell office:value-type="float" office:value="149413098" calcext:value-type="float">
            <text:p>149413098</text:p>
          </table:table-cell>
          <table:table-cell office:value-type="float" office:value="4335.209" calcext:value-type="float">
            <text:p>4335.209</text:p>
          </table:table-cell>
          <table:table-cell office:value-type="float" office:value="62742.073104" calcext:value-type="float">
            <text:p>62742.073104</text:p>
          </table:table-cell>
          <table:table-cell office:value-type="float" office:value="8118614000" calcext:value-type="float">
            <text:p>8.12E+009</text:p>
          </table:table-cell>
          <table:table-cell office:value-type="float" office:value="8116583904.1" calcext:value-type="float">
            <text:p>8116583904.1</text:p>
          </table:table-cell>
          <table:table-cell office:value-type="float" office:value="149460418" calcext:value-type="float">
            <text:p>14946041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4389.722" calcext:value-type="float">
            <text:p>4389.722</text:p>
          </table:table-cell>
          <table:table-cell office:value-type="float" office:value="65607.799309" calcext:value-type="float">
            <text:p>65607.799309</text:p>
          </table:table-cell>
          <table:table-cell office:value-type="float" office:value="8116681000" calcext:value-type="float">
            <text:p>8.12E+009</text:p>
          </table:table-cell>
          <table:table-cell office:value-type="float" office:value="8114651369.36" calcext:value-type="float">
            <text:p>8114651369.36</text:p>
          </table:table-cell>
          <table:table-cell office:value-type="float" office:value="149611632" calcext:value-type="float">
            <text:p>149611632</text:p>
          </table:table-cell>
          <table:table-cell office:value-type="float" office:value="4591.767" calcext:value-type="float">
            <text:p>4591.767</text:p>
          </table:table-cell>
          <table:table-cell office:value-type="float" office:value="62720.952522" calcext:value-type="float">
            <text:p>62720.952522</text:p>
          </table:table-cell>
          <table:table-cell office:value-type="float" office:value="8116681000" calcext:value-type="float">
            <text:p>8.12E+009</text:p>
          </table:table-cell>
          <table:table-cell office:value-type="float" office:value="8114651369.36" calcext:value-type="float">
            <text:p>8114651369.36</text:p>
          </table:table-cell>
          <table:table-cell office:value-type="float" office:value="149590666" calcext:value-type="float">
            <text:p>14959066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4629.462" calcext:value-type="float">
            <text:p>4629.462</text:p>
          </table:table-cell>
          <table:table-cell office:value-type="float" office:value="65666.377648" calcext:value-type="float">
            <text:p>65666.377648</text:p>
          </table:table-cell>
          <table:table-cell office:value-type="float" office:value="8114801000" calcext:value-type="float">
            <text:p>8.11E+009</text:p>
          </table:table-cell>
          <table:table-cell office:value-type="float" office:value="8112772350.34" calcext:value-type="float">
            <text:p>8112772350.34</text:p>
          </table:table-cell>
          <table:table-cell office:value-type="float" office:value="150054724" calcext:value-type="float">
            <text:p>150054724</text:p>
          </table:table-cell>
          <table:table-cell office:value-type="float" office:value="4843.72" calcext:value-type="float">
            <text:p>4843.72</text:p>
          </table:table-cell>
          <table:table-cell office:value-type="float" office:value="62761.67904" calcext:value-type="float">
            <text:p>62761.67904</text:p>
          </table:table-cell>
          <table:table-cell office:value-type="float" office:value="8114801000" calcext:value-type="float">
            <text:p>8.11E+009</text:p>
          </table:table-cell>
          <table:table-cell office:value-type="float" office:value="8112772350.34" calcext:value-type="float">
            <text:p>8112772350.34</text:p>
          </table:table-cell>
          <table:table-cell office:value-type="float" office:value="150035216" calcext:value-type="float">
            <text:p>15003521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871.959" calcext:value-type="float">
            <text:p>4871.959</text:p>
          </table:table-cell>
          <table:table-cell office:value-type="float" office:value="65681.997734" calcext:value-type="float">
            <text:p>65681.997734</text:p>
          </table:table-cell>
          <table:table-cell office:value-type="float" office:value="8112971000" calcext:value-type="float">
            <text:p>8.11E+009</text:p>
          </table:table-cell>
          <table:table-cell office:value-type="float" office:value="8110942670.47" calcext:value-type="float">
            <text:p>8110942670.47</text:p>
          </table:table-cell>
          <table:table-cell office:value-type="float" office:value="150849527" calcext:value-type="float">
            <text:p>150849527</text:p>
          </table:table-cell>
          <table:table-cell office:value-type="float" office:value="5101.745" calcext:value-type="float">
            <text:p>5101.745</text:p>
          </table:table-cell>
          <table:table-cell office:value-type="float" office:value="62723.636716" calcext:value-type="float">
            <text:p>62723.636716</text:p>
          </table:table-cell>
          <table:table-cell office:value-type="float" office:value="8112971000" calcext:value-type="float">
            <text:p>8.11E+009</text:p>
          </table:table-cell>
          <table:table-cell office:value-type="float" office:value="8110942670.47" calcext:value-type="float">
            <text:p>8110942670.47</text:p>
          </table:table-cell>
          <table:table-cell office:value-type="float" office:value="150839333" calcext:value-type="float">
            <text:p>150839333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5121.977" calcext:value-type="float">
            <text:p>5121.977</text:p>
          </table:table-cell>
          <table:table-cell office:value-type="float" office:value="65599.669815" calcext:value-type="float">
            <text:p>65599.669815</text:p>
          </table:table-cell>
          <table:table-cell office:value-type="float" office:value="8111186000" calcext:value-type="float">
            <text:p>8.11E+009</text:p>
          </table:table-cell>
          <table:table-cell office:value-type="float" office:value="8109158669.3" calcext:value-type="float">
            <text:p>8109158669.3</text:p>
          </table:table-cell>
          <table:table-cell office:value-type="float" office:value="151442955" calcext:value-type="float">
            <text:p>151442955</text:p>
          </table:table-cell>
          <table:table-cell office:value-type="float" office:value="5355.2" calcext:value-type="float">
            <text:p>5355.2</text:p>
          </table:table-cell>
          <table:table-cell office:value-type="float" office:value="62742.754706" calcext:value-type="float">
            <text:p>62742.754706</text:p>
          </table:table-cell>
          <table:table-cell office:value-type="float" office:value="8111186000" calcext:value-type="float">
            <text:p>8.11E+009</text:p>
          </table:table-cell>
          <table:table-cell office:value-type="float" office:value="8109158669.3" calcext:value-type="float">
            <text:p>8109158669.3</text:p>
          </table:table-cell>
          <table:table-cell office:value-type="float" office:value="151468776" calcext:value-type="float">
            <text:p>151468776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5359.684" calcext:value-type="float">
            <text:p>5359.684</text:p>
          </table:table-cell>
          <table:table-cell office:value-type="float" office:value="65675.513706" calcext:value-type="float">
            <text:p>65675.513706</text:p>
          </table:table-cell>
          <table:table-cell office:value-type="float" office:value="8109444000" calcext:value-type="float">
            <text:p>8.11E+009</text:p>
          </table:table-cell>
          <table:table-cell office:value-type="float" office:value="8107417117.49" calcext:value-type="float">
            <text:p>8107417117.49</text:p>
          </table:table-cell>
          <table:table-cell office:value-type="float" office:value="152562707" calcext:value-type="float">
            <text:p>152562707</text:p>
          </table:table-cell>
          <table:table-cell office:value-type="float" office:value="5611.054" calcext:value-type="float">
            <text:p>5611.054</text:p>
          </table:table-cell>
          <table:table-cell office:value-type="float" office:value="62733.311781" calcext:value-type="float">
            <text:p>62733.311781</text:p>
          </table:table-cell>
          <table:table-cell office:value-type="float" office:value="8109444000" calcext:value-type="float">
            <text:p>8.11E+009</text:p>
          </table:table-cell>
          <table:table-cell office:value-type="float" office:value="8107417117.49" calcext:value-type="float">
            <text:p>8107417117.49</text:p>
          </table:table-cell>
          <table:table-cell office:value-type="float" office:value="152592519" calcext:value-type="float">
            <text:p>152592519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5606.417" calcext:value-type="float">
            <text:p>5606.417</text:p>
          </table:table-cell>
          <table:table-cell office:value-type="float" office:value="65639.070372" calcext:value-type="float">
            <text:p>65639.070372</text:p>
          </table:table-cell>
          <table:table-cell office:value-type="float" office:value="8107742000" calcext:value-type="float">
            <text:p>8.11E+009</text:p>
          </table:table-cell>
          <table:table-cell office:value-type="float" office:value="8105715148.95" calcext:value-type="float">
            <text:p>8105715148.95</text:p>
          </table:table-cell>
          <table:table-cell office:value-type="float" office:value="153936506" calcext:value-type="float">
            <text:p>153936506</text:p>
          </table:table-cell>
          <table:table-cell office:value-type="float" office:value="5867.596" calcext:value-type="float">
            <text:p>5867.596</text:p>
          </table:table-cell>
          <table:table-cell office:value-type="float" office:value="62717.337731" calcext:value-type="float">
            <text:p>62717.337731</text:p>
          </table:table-cell>
          <table:table-cell office:value-type="float" office:value="8107742000" calcext:value-type="float">
            <text:p>8.11E+009</text:p>
          </table:table-cell>
          <table:table-cell office:value-type="float" office:value="8105715148.95" calcext:value-type="float">
            <text:p>8105715148.95</text:p>
          </table:table-cell>
          <table:table-cell office:value-type="float" office:value="153927536" calcext:value-type="float">
            <text:p>15392753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843.679" calcext:value-type="float">
            <text:p>5843.679</text:p>
          </table:table-cell>
          <table:table-cell office:value-type="float" office:value="65712.02833" calcext:value-type="float">
            <text:p>65712.02833</text:p>
          </table:table-cell>
          <table:table-cell office:value-type="float" office:value="8106077000" calcext:value-type="float">
            <text:p>8.11E+009</text:p>
          </table:table-cell>
          <table:table-cell office:value-type="float" office:value="8104050206.13" calcext:value-type="float">
            <text:p>8104050206.13</text:p>
          </table:table-cell>
          <table:table-cell office:value-type="float" office:value="154561279" calcext:value-type="float">
            <text:p>154561279</text:p>
          </table:table-cell>
          <table:table-cell office:value-type="float" office:value="6126.463" calcext:value-type="float">
            <text:p>6126.463</text:p>
          </table:table-cell>
          <table:table-cell office:value-type="float" office:value="62678.906247" calcext:value-type="float">
            <text:p>62678.906247</text:p>
          </table:table-cell>
          <table:table-cell office:value-type="float" office:value="8106077000" calcext:value-type="float">
            <text:p>8.11E+009</text:p>
          </table:table-cell>
          <table:table-cell office:value-type="float" office:value="8104050206.13" calcext:value-type="float">
            <text:p>8104050206.13</text:p>
          </table:table-cell>
          <table:table-cell office:value-type="float" office:value="154515538" calcext:value-type="float">
            <text:p>15451553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091.132" calcext:value-type="float">
            <text:p>6091.132</text:p>
          </table:table-cell>
          <table:table-cell office:value-type="float" office:value="65669.238493" calcext:value-type="float">
            <text:p>65669.238493</text:p>
          </table:table-cell>
          <table:table-cell office:value-type="float" office:value="8104446000" calcext:value-type="float">
            <text:p>8.10E+009</text:p>
          </table:table-cell>
          <table:table-cell office:value-type="float" office:value="8102419995.45" calcext:value-type="float">
            <text:p>8102419995.45</text:p>
          </table:table-cell>
          <table:table-cell office:value-type="float" office:value="156390622" calcext:value-type="float">
            <text:p>156390622</text:p>
          </table:table-cell>
          <table:table-cell office:value-type="float" office:value="6375.024" calcext:value-type="float">
            <text:p>6375.024</text:p>
          </table:table-cell>
          <table:table-cell office:value-type="float" office:value="62744.861823" calcext:value-type="float">
            <text:p>62744.861823</text:p>
          </table:table-cell>
          <table:table-cell office:value-type="float" office:value="8104446000" calcext:value-type="float">
            <text:p>8.10E+009</text:p>
          </table:table-cell>
          <table:table-cell office:value-type="float" office:value="8102419995.45" calcext:value-type="float">
            <text:p>8102419995.45</text:p>
          </table:table-cell>
          <table:table-cell office:value-type="float" office:value="156386367" calcext:value-type="float">
            <text:p>156386367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6339.142" calcext:value-type="float">
            <text:p>6339.142</text:p>
          </table:table-cell>
          <table:table-cell office:value-type="float" office:value="65624.022936" calcext:value-type="float">
            <text:p>65624.022936</text:p>
          </table:table-cell>
          <table:table-cell office:value-type="float" office:value="8102848000" calcext:value-type="float">
            <text:p>8.10E+009</text:p>
          </table:table-cell>
          <table:table-cell office:value-type="float" office:value="8100822450.68" calcext:value-type="float">
            <text:p>8100822450.68</text:p>
          </table:table-cell>
          <table:table-cell office:value-type="float" office:value="156952370" calcext:value-type="float">
            <text:p>156952370</text:p>
          </table:table-cell>
          <table:table-cell office:value-type="float" office:value="6628.358" calcext:value-type="float">
            <text:p>6628.358</text:p>
          </table:table-cell>
          <table:table-cell office:value-type="float" office:value="62760.641474" calcext:value-type="float">
            <text:p>62760.641474</text:p>
          </table:table-cell>
          <table:table-cell office:value-type="float" office:value="8102848000" calcext:value-type="float">
            <text:p>8.10E+009</text:p>
          </table:table-cell>
          <table:table-cell office:value-type="float" office:value="8100822450.68" calcext:value-type="float">
            <text:p>8100822450.68</text:p>
          </table:table-cell>
          <table:table-cell office:value-type="float" office:value="156953688" calcext:value-type="float">
            <text:p>156953688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6620.776" calcext:value-type="float">
            <text:p>6620.776</text:p>
          </table:table-cell>
          <table:table-cell office:value-type="float" office:value="65249.149042" calcext:value-type="float">
            <text:p>65249.149042</text:p>
          </table:table-cell>
          <table:table-cell office:value-type="float" office:value="8101281000" calcext:value-type="float">
            <text:p>8.10E+009</text:p>
          </table:table-cell>
          <table:table-cell office:value-type="float" office:value="8099255702.6" calcext:value-type="float">
            <text:p>8099255702.6</text:p>
          </table:table-cell>
          <table:table-cell office:value-type="float" office:value="158504533" calcext:value-type="float">
            <text:p>158504533</text:p>
          </table:table-cell>
          <table:table-cell office:value-type="float" office:value="6893.04" calcext:value-type="float">
            <text:p>6893.04</text:p>
          </table:table-cell>
          <table:table-cell office:value-type="float" office:value="62671.912538" calcext:value-type="float">
            <text:p>62671.912538</text:p>
          </table:table-cell>
          <table:table-cell office:value-type="float" office:value="8101281000" calcext:value-type="float">
            <text:p>8.10E+009</text:p>
          </table:table-cell>
          <table:table-cell office:value-type="float" office:value="8099255702.6" calcext:value-type="float">
            <text:p>8099255702.6</text:p>
          </table:table-cell>
          <table:table-cell office:value-type="float" office:value="158523609" calcext:value-type="float">
            <text:p>158523609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6862.525" calcext:value-type="float">
            <text:p>6862.525</text:p>
          </table:table-cell>
          <table:table-cell office:value-type="float" office:value="65282.09369" calcext:value-type="float">
            <text:p>65282.09369</text:p>
          </table:table-cell>
          <table:table-cell office:value-type="float" office:value="8099743000" calcext:value-type="float">
            <text:p>8.10E+009</text:p>
          </table:table-cell>
          <table:table-cell office:value-type="float" office:value="8097718053.67" calcext:value-type="float">
            <text:p>8097718053.67</text:p>
          </table:table-cell>
          <table:table-cell office:value-type="float" office:value="159700430" calcext:value-type="float">
            <text:p>159700430</text:p>
          </table:table-cell>
          <table:table-cell office:value-type="float" office:value="7142.412" calcext:value-type="float">
            <text:p>7142.412</text:p>
          </table:table-cell>
          <table:table-cell office:value-type="float" office:value="62723.908954" calcext:value-type="float">
            <text:p>62723.908954</text:p>
          </table:table-cell>
          <table:table-cell office:value-type="float" office:value="8099743000" calcext:value-type="float">
            <text:p>8.10E+009</text:p>
          </table:table-cell>
          <table:table-cell office:value-type="float" office:value="8097718053.67" calcext:value-type="float">
            <text:p>8097718053.67</text:p>
          </table:table-cell>
          <table:table-cell office:value-type="float" office:value="159715838" calcext:value-type="float">
            <text:p>159715838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7108.368" calcext:value-type="float">
            <text:p>7108.368</text:p>
          </table:table-cell>
          <table:table-cell office:value-type="float" office:value="65275.179901" calcext:value-type="float">
            <text:p>65275.179901</text:p>
          </table:table-cell>
          <table:table-cell office:value-type="float" office:value="8098233000" calcext:value-type="float">
            <text:p>8.10E+009</text:p>
          </table:table-cell>
          <table:table-cell office:value-type="float" office:value="8096207956.76" calcext:value-type="float">
            <text:p>8096207956.76</text:p>
          </table:table-cell>
          <table:table-cell office:value-type="float" office:value="160567025" calcext:value-type="float">
            <text:p>160567025</text:p>
          </table:table-cell>
          <table:table-cell office:value-type="float" office:value="7400.928" calcext:value-type="float">
            <text:p>7400.928</text:p>
          </table:table-cell>
          <table:table-cell office:value-type="float" office:value="62694.840431" calcext:value-type="float">
            <text:p>62694.840431</text:p>
          </table:table-cell>
          <table:table-cell office:value-type="float" office:value="8098233000" calcext:value-type="float">
            <text:p>8.10E+009</text:p>
          </table:table-cell>
          <table:table-cell office:value-type="float" office:value="8096207956.76" calcext:value-type="float">
            <text:p>8096207956.76</text:p>
          </table:table-cell>
          <table:table-cell office:value-type="float" office:value="160604299" calcext:value-type="float">
            <text:p>16060429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307.93" calcext:value-type="float">
            <text:p>7307.93</text:p>
          </table:table-cell>
          <table:table-cell office:value-type="float" office:value="65682.07413" calcext:value-type="float">
            <text:p>65682.07413</text:p>
          </table:table-cell>
          <table:table-cell office:value-type="float" office:value="8096748000" calcext:value-type="float">
            <text:p>8.10E+009</text:p>
          </table:table-cell>
          <table:table-cell office:value-type="float" office:value="8094723997.08" calcext:value-type="float">
            <text:p>8094723997.08</text:p>
          </table:table-cell>
          <table:table-cell office:value-type="float" office:value="161142295" calcext:value-type="float">
            <text:p>161142295</text:p>
          </table:table-cell>
          <table:table-cell office:value-type="float" office:value="7652.785" calcext:value-type="float">
            <text:p>7652.785</text:p>
          </table:table-cell>
          <table:table-cell office:value-type="float" office:value="62722.263856" calcext:value-type="float">
            <text:p>62722.263856</text:p>
          </table:table-cell>
          <table:table-cell office:value-type="float" office:value="8096748000" calcext:value-type="float">
            <text:p>8.10E+009</text:p>
          </table:table-cell>
          <table:table-cell office:value-type="float" office:value="8094723997.08" calcext:value-type="float">
            <text:p>8094723997.08</text:p>
          </table:table-cell>
          <table:table-cell office:value-type="float" office:value="161160217" calcext:value-type="float">
            <text:p>16116021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555.094" calcext:value-type="float">
            <text:p>7555.094</text:p>
          </table:table-cell>
          <table:table-cell office:value-type="float" office:value="65651.069332" calcext:value-type="float">
            <text:p>65651.069332</text:p>
          </table:table-cell>
          <table:table-cell office:value-type="float" office:value="8095289000" calcext:value-type="float">
            <text:p>8.10E+009</text:p>
          </table:table-cell>
          <table:table-cell office:value-type="float" office:value="8093264876.92" calcext:value-type="float">
            <text:p>8093264876.92</text:p>
          </table:table-cell>
          <table:table-cell office:value-type="float" office:value="162622589" calcext:value-type="float">
            <text:p>162622589</text:p>
          </table:table-cell>
          <table:table-cell office:value-type="float" office:value="7903.656" calcext:value-type="float">
            <text:p>7903.656</text:p>
          </table:table-cell>
          <table:table-cell office:value-type="float" office:value="62755.767711" calcext:value-type="float">
            <text:p>62755.767711</text:p>
          </table:table-cell>
          <table:table-cell office:value-type="float" office:value="8095289000" calcext:value-type="float">
            <text:p>8.10E+009</text:p>
          </table:table-cell>
          <table:table-cell office:value-type="float" office:value="8093264876.92" calcext:value-type="float">
            <text:p>8093264876.92</text:p>
          </table:table-cell>
          <table:table-cell office:value-type="float" office:value="162645788" calcext:value-type="float">
            <text:p>162645788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7797.187" calcext:value-type="float">
            <text:p>7797.187</text:p>
          </table:table-cell>
          <table:table-cell office:value-type="float" office:value="65664.707028" calcext:value-type="float">
            <text:p>65664.707028</text:p>
          </table:table-cell>
          <table:table-cell office:value-type="float" office:value="8093853000" calcext:value-type="float">
            <text:p>8.09E+009</text:p>
          </table:table-cell>
          <table:table-cell office:value-type="float" office:value="8091829402.46" calcext:value-type="float">
            <text:p>8091829402.46</text:p>
          </table:table-cell>
          <table:table-cell office:value-type="float" office:value="163017757" calcext:value-type="float">
            <text:p>163017757</text:p>
          </table:table-cell>
          <table:table-cell office:value-type="float" office:value="8161.944" calcext:value-type="float">
            <text:p>8161.944</text:p>
          </table:table-cell>
          <table:table-cell office:value-type="float" office:value="62730.153503" calcext:value-type="float">
            <text:p>62730.153503</text:p>
          </table:table-cell>
          <table:table-cell office:value-type="float" office:value="8093853000" calcext:value-type="float">
            <text:p>8.09E+009</text:p>
          </table:table-cell>
          <table:table-cell office:value-type="float" office:value="8091829402.46" calcext:value-type="float">
            <text:p>8091829402.46</text:p>
          </table:table-cell>
          <table:table-cell office:value-type="float" office:value="163033867" calcext:value-type="float">
            <text:p>163033867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8038.723" calcext:value-type="float">
            <text:p>8038.723</text:p>
          </table:table-cell>
          <table:table-cell office:value-type="float" office:value="65682.07413" calcext:value-type="float">
            <text:p>65682.07413</text:p>
          </table:table-cell>
          <table:table-cell office:value-type="float" office:value="8092440000" calcext:value-type="float">
            <text:p>8.09E+009</text:p>
          </table:table-cell>
          <table:table-cell office:value-type="float" office:value="8090416472.54" calcext:value-type="float">
            <text:p>8090416472.54</text:p>
          </table:table-cell>
          <table:table-cell office:value-type="float" office:value="164667124" calcext:value-type="float">
            <text:p>164667124</text:p>
          </table:table-cell>
          <table:table-cell office:value-type="float" office:value="8420.93" calcext:value-type="float">
            <text:p>8420.93</text:p>
          </table:table-cell>
          <table:table-cell office:value-type="float" office:value="62700.913082" calcext:value-type="float">
            <text:p>62700.913082</text:p>
          </table:table-cell>
          <table:table-cell office:value-type="float" office:value="8092440000" calcext:value-type="float">
            <text:p>8.09E+009</text:p>
          </table:table-cell>
          <table:table-cell office:value-type="float" office:value="8090416472.54" calcext:value-type="float">
            <text:p>8090416472.54</text:p>
          </table:table-cell>
          <table:table-cell office:value-type="float" office:value="164649881" calcext:value-type="float">
            <text:p>164649881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8293.12" calcext:value-type="float">
            <text:p>8293.12</text:p>
          </table:table-cell>
          <table:table-cell office:value-type="float" office:value="65596.542676" calcext:value-type="float">
            <text:p>65596.542676</text:p>
          </table:table-cell>
          <table:table-cell office:value-type="float" office:value="8091048000" calcext:value-type="float">
            <text:p>8.09E+009</text:p>
          </table:table-cell>
          <table:table-cell office:value-type="float" office:value="8089025068.83" calcext:value-type="float">
            <text:p>8089025068.83</text:p>
          </table:table-cell>
          <table:table-cell office:value-type="float" office:value="165259309" calcext:value-type="float">
            <text:p>165259309</text:p>
          </table:table-cell>
          <table:table-cell office:value-type="float" office:value="8675.004" calcext:value-type="float">
            <text:p>8675.004</text:p>
          </table:table-cell>
          <table:table-cell office:value-type="float" office:value="62708.904803" calcext:value-type="float">
            <text:p>62708.904803</text:p>
          </table:table-cell>
          <table:table-cell office:value-type="float" office:value="8091048000" calcext:value-type="float">
            <text:p>8.09E+009</text:p>
          </table:table-cell>
          <table:table-cell office:value-type="float" office:value="8089025068.83" calcext:value-type="float">
            <text:p>8089025068.83</text:p>
          </table:table-cell>
          <table:table-cell office:value-type="float" office:value="165281011" calcext:value-type="float">
            <text:p>165281011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8525.942" calcext:value-type="float">
            <text:p>8525.942</text:p>
          </table:table-cell>
          <table:table-cell office:value-type="float" office:value="65681.891807" calcext:value-type="float">
            <text:p>65681.891807</text:p>
          </table:table-cell>
          <table:table-cell office:value-type="float" office:value="8089677000" calcext:value-type="float">
            <text:p>8.09E+009</text:p>
          </table:table-cell>
          <table:table-cell office:value-type="float" office:value="8087654247.45" calcext:value-type="float">
            <text:p>8087654247.45</text:p>
          </table:table-cell>
          <table:table-cell office:value-type="float" office:value="166456517" calcext:value-type="float">
            <text:p>166456517</text:p>
          </table:table-cell>
          <table:table-cell office:value-type="float" office:value="8934.067" calcext:value-type="float">
            <text:p>8934.067</text:p>
          </table:table-cell>
          <table:table-cell office:value-type="float" office:value="62681.419336" calcext:value-type="float">
            <text:p>62681.419336</text:p>
          </table:table-cell>
          <table:table-cell office:value-type="float" office:value="8089677000" calcext:value-type="float">
            <text:p>8.09E+009</text:p>
          </table:table-cell>
          <table:table-cell office:value-type="float" office:value="8087654247.45" calcext:value-type="float">
            <text:p>8087654247.45</text:p>
          </table:table-cell>
          <table:table-cell office:value-type="float" office:value="166435643" calcext:value-type="float">
            <text:p>166435643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8775.053" calcext:value-type="float">
            <text:p>8775.053</text:p>
          </table:table-cell>
          <table:table-cell office:value-type="float" office:value="65640.629179" calcext:value-type="float">
            <text:p>65640.629179</text:p>
          </table:table-cell>
          <table:table-cell office:value-type="float" office:value="8088325000" calcext:value-type="float">
            <text:p>8.09E+009</text:p>
          </table:table-cell>
          <table:table-cell office:value-type="float" office:value="8086303131.47" calcext:value-type="float">
            <text:p>8086303131.47</text:p>
          </table:table-cell>
          <table:table-cell office:value-type="float" office:value="167282939" calcext:value-type="float">
            <text:p>167282939</text:p>
          </table:table-cell>
          <table:table-cell office:value-type="float" office:value="9184.298" calcext:value-type="float">
            <text:p>9184.298</text:p>
          </table:table-cell>
          <table:table-cell office:value-type="float" office:value="62715.735051" calcext:value-type="float">
            <text:p>62715.735051</text:p>
          </table:table-cell>
          <table:table-cell office:value-type="float" office:value="8088325000" calcext:value-type="float">
            <text:p>8.09E+009</text:p>
          </table:table-cell>
          <table:table-cell office:value-type="float" office:value="8086303131.47" calcext:value-type="float">
            <text:p>8086303131.47</text:p>
          </table:table-cell>
          <table:table-cell office:value-type="float" office:value="167288670" calcext:value-type="float">
            <text:p>16728867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9012.826" calcext:value-type="float">
            <text:p>9012.826</text:p>
          </table:table-cell>
          <table:table-cell office:value-type="float" office:value="65684.170537" calcext:value-type="float">
            <text:p>65684.170537</text:p>
          </table:table-cell>
          <table:table-cell office:value-type="float" office:value="8086993000" calcext:value-type="float">
            <text:p>8.09E+009</text:p>
          </table:table-cell>
          <table:table-cell office:value-type="float" office:value="8084970904.52" calcext:value-type="float">
            <text:p>8084970904.52</text:p>
          </table:table-cell>
          <table:table-cell office:value-type="float" office:value="168586761" calcext:value-type="float">
            <text:p>168586761</text:p>
          </table:table-cell>
          <table:table-cell office:value-type="float" office:value="9435.21" calcext:value-type="float">
            <text:p>9435.21</text:p>
          </table:table-cell>
          <table:table-cell office:value-type="float" office:value="62743.701518" calcext:value-type="float">
            <text:p>62743.701518</text:p>
          </table:table-cell>
          <table:table-cell office:value-type="float" office:value="8086993000" calcext:value-type="float">
            <text:p>8.09E+009</text:p>
          </table:table-cell>
          <table:table-cell office:value-type="float" office:value="8084970904.52" calcext:value-type="float">
            <text:p>8084970904.52</text:p>
          </table:table-cell>
          <table:table-cell office:value-type="float" office:value="168597265" calcext:value-type="float">
            <text:p>168597265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9257.643" calcext:value-type="float">
            <text:p>9257.643</text:p>
          </table:table-cell>
          <table:table-cell office:value-type="float" office:value="65675.464046" calcext:value-type="float">
            <text:p>65675.464046</text:p>
          </table:table-cell>
          <table:table-cell office:value-type="float" office:value="8085678000" calcext:value-type="float">
            <text:p>8.09E+009</text:p>
          </table:table-cell>
          <table:table-cell office:value-type="float" office:value="8083656805.04" calcext:value-type="float">
            <text:p>8083656805.04</text:p>
          </table:table-cell>
          <table:table-cell office:value-type="float" office:value="168733029" calcext:value-type="float">
            <text:p>168733029</text:p>
          </table:table-cell>
          <table:table-cell office:value-type="float" office:value="9690.725" calcext:value-type="float">
            <text:p>9690.725</text:p>
          </table:table-cell>
          <table:table-cell office:value-type="float" office:value="62740.40384" calcext:value-type="float">
            <text:p>62740.40384</text:p>
          </table:table-cell>
          <table:table-cell office:value-type="float" office:value="8085678000" calcext:value-type="float">
            <text:p>8.09E+009</text:p>
          </table:table-cell>
          <table:table-cell office:value-type="float" office:value="8083656805.04" calcext:value-type="float">
            <text:p>8083656805.04</text:p>
          </table:table-cell>
          <table:table-cell office:value-type="float" office:value="168725229" calcext:value-type="float">
            <text:p>168725229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9500.697" calcext:value-type="float">
            <text:p>9500.697</text:p>
          </table:table-cell>
          <table:table-cell office:value-type="float" office:value="65679.391733" calcext:value-type="float">
            <text:p>65679.391733</text:p>
          </table:table-cell>
          <table:table-cell office:value-type="float" office:value="8084381000" calcext:value-type="float">
            <text:p>8.08E+009</text:p>
          </table:table-cell>
          <table:table-cell office:value-type="float" office:value="8082360121.31" calcext:value-type="float">
            <text:p>8082360121.31</text:p>
          </table:table-cell>
          <table:table-cell office:value-type="float" office:value="170021728" calcext:value-type="float">
            <text:p>170021728</text:p>
          </table:table-cell>
          <table:table-cell office:value-type="float" office:value="9943.86" calcext:value-type="float">
            <text:p>9943.86</text:p>
          </table:table-cell>
          <table:table-cell office:value-type="float" office:value="62752.291364" calcext:value-type="float">
            <text:p>62752.291364</text:p>
          </table:table-cell>
          <table:table-cell office:value-type="float" office:value="8084381000" calcext:value-type="float">
            <text:p>8.08E+009</text:p>
          </table:table-cell>
          <table:table-cell office:value-type="float" office:value="8082360121.31" calcext:value-type="float">
            <text:p>8082360121.31</text:p>
          </table:table-cell>
          <table:table-cell office:value-type="float" office:value="170019303" calcext:value-type="float">
            <text:p>17001930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743.312" calcext:value-type="float">
            <text:p>9743.312</text:p>
          </table:table-cell>
          <table:table-cell office:value-type="float" office:value="65686.082925" calcext:value-type="float">
            <text:p>65686.082925</text:p>
          </table:table-cell>
          <table:table-cell office:value-type="float" office:value="8083101000" calcext:value-type="float">
            <text:p>8.08E+009</text:p>
          </table:table-cell>
          <table:table-cell office:value-type="float" office:value="8081080186.95" calcext:value-type="float">
            <text:p>8081080186.95</text:p>
          </table:table-cell>
          <table:table-cell office:value-type="float" office:value="171244873" calcext:value-type="float">
            <text:p>171244873</text:p>
          </table:table-cell>
          <table:table-cell office:value-type="float" office:value="10377.676" calcext:value-type="float">
            <text:p>10377.676</text:p>
          </table:table-cell>
          <table:table-cell office:value-type="float" office:value="61670.840369" calcext:value-type="float">
            <text:p>61670.840369</text:p>
          </table:table-cell>
          <table:table-cell office:value-type="float" office:value="8083101000" calcext:value-type="float">
            <text:p>8.08E+009</text:p>
          </table:table-cell>
          <table:table-cell office:value-type="float" office:value="8081080186.95" calcext:value-type="float">
            <text:p>8081080186.95</text:p>
          </table:table-cell>
          <table:table-cell office:value-type="float" office:value="171260568" calcext:value-type="float">
            <text:p>171260568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9987.012" calcext:value-type="float">
            <text:p>9987.012</text:p>
          </table:table-cell>
          <table:table-cell office:value-type="float" office:value="65685.312083" calcext:value-type="float">
            <text:p>65685.312083</text:p>
          </table:table-cell>
          <table:table-cell office:value-type="float" office:value="8081837000" calcext:value-type="float">
            <text:p>8.08E+009</text:p>
          </table:table-cell>
          <table:table-cell office:value-type="float" office:value="8079816377.02" calcext:value-type="float">
            <text:p>8079816377.02</text:p>
          </table:table-cell>
          <table:table-cell office:value-type="float" office:value="171804583" calcext:value-type="float">
            <text:p>171804583</text:p>
          </table:table-cell>
          <table:table-cell office:value-type="float" office:value="10461.995" calcext:value-type="float">
            <text:p>10461.995</text:p>
          </table:table-cell>
          <table:table-cell office:value-type="float" office:value="62703.146006" calcext:value-type="float">
            <text:p>62703.146006</text:p>
          </table:table-cell>
          <table:table-cell office:value-type="float" office:value="8081837000" calcext:value-type="float">
            <text:p>8.08E+009</text:p>
          </table:table-cell>
          <table:table-cell office:value-type="float" office:value="8079816377.02" calcext:value-type="float">
            <text:p>8079816377.02</text:p>
          </table:table-cell>
          <table:table-cell office:value-type="float" office:value="171786293" calcext:value-type="float">
            <text:p>171786293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0229.427" calcext:value-type="float">
            <text:p>10229.427</text:p>
          </table:table-cell>
          <table:table-cell office:value-type="float" office:value="65692.829129" calcext:value-type="float">
            <text:p>65692.829129</text:p>
          </table:table-cell>
          <table:table-cell office:value-type="float" office:value="8080588000" calcext:value-type="float">
            <text:p>8.08E+009</text:p>
          </table:table-cell>
          <table:table-cell office:value-type="float" office:value="8078568104.47" calcext:value-type="float">
            <text:p>8078568104.47</text:p>
          </table:table-cell>
          <table:table-cell office:value-type="float" office:value="172397328" calcext:value-type="float">
            <text:p>172397328</text:p>
          </table:table-cell>
          <table:table-cell office:value-type="float" office:value="10725.09" calcext:value-type="float">
            <text:p>10725.09</text:p>
          </table:table-cell>
          <table:table-cell office:value-type="float" office:value="62656.816866" calcext:value-type="float">
            <text:p>62656.816866</text:p>
          </table:table-cell>
          <table:table-cell office:value-type="float" office:value="8080588000" calcext:value-type="float">
            <text:p>8.08E+009</text:p>
          </table:table-cell>
          <table:table-cell office:value-type="float" office:value="8078568104.47" calcext:value-type="float">
            <text:p>8078568104.47</text:p>
          </table:table-cell>
          <table:table-cell office:value-type="float" office:value="172373614" calcext:value-type="float">
            <text:p>172373614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0478.892" calcext:value-type="float">
            <text:p>10478.892</text:p>
          </table:table-cell>
          <table:table-cell office:value-type="float" office:value="65655.796433" calcext:value-type="float">
            <text:p>65655.796433</text:p>
          </table:table-cell>
          <table:table-cell office:value-type="float" office:value="8079355000" calcext:value-type="float">
            <text:p>8.08E+009</text:p>
          </table:table-cell>
          <table:table-cell office:value-type="float" office:value="8077334817.03" calcext:value-type="float">
            <text:p>8077334817.03</text:p>
          </table:table-cell>
          <table:table-cell office:value-type="float" office:value="173196931" calcext:value-type="float">
            <text:p>173196931</text:p>
          </table:table-cell>
          <table:table-cell office:value-type="float" office:value="10965.435" calcext:value-type="float">
            <text:p>10965.435</text:p>
          </table:table-cell>
          <table:table-cell office:value-type="float" office:value="62742.608934" calcext:value-type="float">
            <text:p>62742.608934</text:p>
          </table:table-cell>
          <table:table-cell office:value-type="float" office:value="8079355000" calcext:value-type="float">
            <text:p>8.08E+009</text:p>
          </table:table-cell>
          <table:table-cell office:value-type="float" office:value="8077334817.03" calcext:value-type="float">
            <text:p>8077334817.03</text:p>
          </table:table-cell>
          <table:table-cell office:value-type="float" office:value="173180854" calcext:value-type="float">
            <text:p>173180854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0723.295" calcext:value-type="float">
            <text:p>10723.295</text:p>
          </table:table-cell>
          <table:table-cell office:value-type="float" office:value="65651.46254" calcext:value-type="float">
            <text:p>65651.46254</text:p>
          </table:table-cell>
          <table:table-cell office:value-type="float" office:value="8078136000" calcext:value-type="float">
            <text:p>8.08E+009</text:p>
          </table:table-cell>
          <table:table-cell office:value-type="float" office:value="8076115994.36" calcext:value-type="float">
            <text:p>8076115994.36</text:p>
          </table:table-cell>
          <table:table-cell office:value-type="float" office:value="174302963" calcext:value-type="float">
            <text:p>174302963</text:p>
          </table:table-cell>
          <table:table-cell office:value-type="float" office:value="11220.438" calcext:value-type="float">
            <text:p>11220.438</text:p>
          </table:table-cell>
          <table:table-cell office:value-type="float" office:value="62742.648727" calcext:value-type="float">
            <text:p>62742.648727</text:p>
          </table:table-cell>
          <table:table-cell office:value-type="float" office:value="8078136000" calcext:value-type="float">
            <text:p>8.08E+009</text:p>
          </table:table-cell>
          <table:table-cell office:value-type="float" office:value="8076115994.36" calcext:value-type="float">
            <text:p>8076115994.36</text:p>
          </table:table-cell>
          <table:table-cell office:value-type="float" office:value="174300656" calcext:value-type="float">
            <text:p>174300656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0960.938" calcext:value-type="float">
            <text:p>10960.938</text:p>
          </table:table-cell>
          <table:table-cell office:value-type="float" office:value="65687.808835" calcext:value-type="float">
            <text:p>65687.808835</text:p>
          </table:table-cell>
          <table:table-cell office:value-type="float" office:value="8076930000" calcext:value-type="float">
            <text:p>8.08E+009</text:p>
          </table:table-cell>
          <table:table-cell office:value-type="float" office:value="8074911145.54" calcext:value-type="float">
            <text:p>8074911145.54</text:p>
          </table:table-cell>
          <table:table-cell office:value-type="float" office:value="175132634" calcext:value-type="float">
            <text:p>175132634</text:p>
          </table:table-cell>
          <table:table-cell office:value-type="float" office:value="11478.91" calcext:value-type="float">
            <text:p>11478.91</text:p>
          </table:table-cell>
          <table:table-cell office:value-type="float" office:value="62723.725511" calcext:value-type="float">
            <text:p>62723.725511</text:p>
          </table:table-cell>
          <table:table-cell office:value-type="float" office:value="8076930000" calcext:value-type="float">
            <text:p>8.08E+009</text:p>
          </table:table-cell>
          <table:table-cell office:value-type="float" office:value="8074911145.54" calcext:value-type="float">
            <text:p>8074911145.54</text:p>
          </table:table-cell>
          <table:table-cell office:value-type="float" office:value="175140919" calcext:value-type="float">
            <text:p>175140919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1208.27" calcext:value-type="float">
            <text:p>11208.27</text:p>
          </table:table-cell>
          <table:table-cell office:value-type="float" office:value="65665.798558" calcext:value-type="float">
            <text:p>65665.798558</text:p>
          </table:table-cell>
          <table:table-cell office:value-type="float" office:value="8075739000" calcext:value-type="float">
            <text:p>8.08E+009</text:p>
          </table:table-cell>
          <table:table-cell office:value-type="float" office:value="8073719806.8" calcext:value-type="float">
            <text:p>8073719806.8</text:p>
          </table:table-cell>
          <table:table-cell office:value-type="float" office:value="175869939" calcext:value-type="float">
            <text:p>175869939</text:p>
          </table:table-cell>
          <table:table-cell office:value-type="float" office:value="11735.275" calcext:value-type="float">
            <text:p>11735.275</text:p>
          </table:table-cell>
          <table:table-cell office:value-type="float" office:value="62716.89415" calcext:value-type="float">
            <text:p>62716.89415</text:p>
          </table:table-cell>
          <table:table-cell office:value-type="float" office:value="8075739000" calcext:value-type="float">
            <text:p>8.08E+009</text:p>
          </table:table-cell>
          <table:table-cell office:value-type="float" office:value="8073719806.8" calcext:value-type="float">
            <text:p>8073719806.8</text:p>
          </table:table-cell>
          <table:table-cell office:value-type="float" office:value="175890766" calcext:value-type="float">
            <text:p>175890766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1449.027" calcext:value-type="float">
            <text:p>11449.027</text:p>
          </table:table-cell>
          <table:table-cell office:value-type="float" office:value="65682.437468" calcext:value-type="float">
            <text:p>65682.437468</text:p>
          </table:table-cell>
          <table:table-cell office:value-type="float" office:value="8074560000" calcext:value-type="float">
            <text:p>8.07E+009</text:p>
          </table:table-cell>
          <table:table-cell office:value-type="float" office:value="8072541539.46" calcext:value-type="float">
            <text:p>8072541539.46</text:p>
          </table:table-cell>
          <table:table-cell office:value-type="float" office:value="176576988" calcext:value-type="float">
            <text:p>176576988</text:p>
          </table:table-cell>
          <table:table-cell office:value-type="float" office:value="11982.929" calcext:value-type="float">
            <text:p>11982.929</text:p>
          </table:table-cell>
          <table:table-cell office:value-type="float" office:value="62755.942224" calcext:value-type="float">
            <text:p>62755.942224</text:p>
          </table:table-cell>
          <table:table-cell office:value-type="float" office:value="8074560000" calcext:value-type="float">
            <text:p>8.07E+009</text:p>
          </table:table-cell>
          <table:table-cell office:value-type="float" office:value="8072541539.46" calcext:value-type="float">
            <text:p>8072541539.46</text:p>
          </table:table-cell>
          <table:table-cell office:value-type="float" office:value="176602924" calcext:value-type="float">
            <text:p>176602924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1693.026" calcext:value-type="float">
            <text:p>11693.026</text:p>
          </table:table-cell>
          <table:table-cell office:value-type="float" office:value="65680.175517" calcext:value-type="float">
            <text:p>65680.175517</text:p>
          </table:table-cell>
          <table:table-cell office:value-type="float" office:value="8073394000" calcext:value-type="float">
            <text:p>8.07E+009</text:p>
          </table:table-cell>
          <table:table-cell office:value-type="float" office:value="8071375928.06" calcext:value-type="float">
            <text:p>8071375928.06</text:p>
          </table:table-cell>
          <table:table-cell office:value-type="float" office:value="177802798" calcext:value-type="float">
            <text:p>177802798</text:p>
          </table:table-cell>
          <table:table-cell office:value-type="float" office:value="12242.739" calcext:value-type="float">
            <text:p>12242.739</text:p>
          </table:table-cell>
          <table:table-cell office:value-type="float" office:value="62731.060427" calcext:value-type="float">
            <text:p>62731.060427</text:p>
          </table:table-cell>
          <table:table-cell office:value-type="float" office:value="8073394000" calcext:value-type="float">
            <text:p>8.07E+009</text:p>
          </table:table-cell>
          <table:table-cell office:value-type="float" office:value="8071375928.06" calcext:value-type="float">
            <text:p>8071375928.06</text:p>
          </table:table-cell>
          <table:table-cell office:value-type="float" office:value="177801092" calcext:value-type="float">
            <text:p>177801092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1933.987" calcext:value-type="float">
            <text:p>11933.987</text:p>
          </table:table-cell>
          <table:table-cell office:value-type="float" office:value="65694.725493" calcext:value-type="float">
            <text:p>65694.725493</text:p>
          </table:table-cell>
          <table:table-cell office:value-type="float" office:value="8072241000" calcext:value-type="float">
            <text:p>8.07E+009</text:p>
          </table:table-cell>
          <table:table-cell office:value-type="float" office:value="8070222578.68" calcext:value-type="float">
            <text:p>8070222578.68</text:p>
          </table:table-cell>
          <table:table-cell office:value-type="float" office:value="178578678" calcext:value-type="float">
            <text:p>178578678</text:p>
          </table:table-cell>
          <table:table-cell office:value-type="float" office:value="12503.465" calcext:value-type="float">
            <text:p>12503.465</text:p>
          </table:table-cell>
          <table:table-cell office:value-type="float" office:value="62702.618834" calcext:value-type="float">
            <text:p>62702.618834</text:p>
          </table:table-cell>
          <table:table-cell office:value-type="float" office:value="8072241000" calcext:value-type="float">
            <text:p>8.07E+009</text:p>
          </table:table-cell>
          <table:table-cell office:value-type="float" office:value="8070222578.68" calcext:value-type="float">
            <text:p>8070222578.68</text:p>
          </table:table-cell>
          <table:table-cell office:value-type="float" office:value="178581352" calcext:value-type="float">
            <text:p>17858135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2177.851" calcext:value-type="float">
            <text:p>12177.851</text:p>
          </table:table-cell>
          <table:table-cell office:value-type="float" office:value="65693.03566" calcext:value-type="float">
            <text:p>65693.03566</text:p>
          </table:table-cell>
          <table:table-cell office:value-type="float" office:value="8071099000" calcext:value-type="float">
            <text:p>8.07E+009</text:p>
          </table:table-cell>
          <table:table-cell office:value-type="float" office:value="8069081117.43" calcext:value-type="float">
            <text:p>8069081117.43</text:p>
          </table:table-cell>
          <table:table-cell office:value-type="float" office:value="179011097" calcext:value-type="float">
            <text:p>179011097</text:p>
          </table:table-cell>
          <table:table-cell office:value-type="float" office:value="12748.625" calcext:value-type="float">
            <text:p>12748.625</text:p>
          </table:table-cell>
          <table:table-cell office:value-type="float" office:value="62751.865397" calcext:value-type="float">
            <text:p>62751.865397</text:p>
          </table:table-cell>
          <table:table-cell office:value-type="float" office:value="8071099000" calcext:value-type="float">
            <text:p>8.07E+009</text:p>
          </table:table-cell>
          <table:table-cell office:value-type="float" office:value="8069081117.43" calcext:value-type="float">
            <text:p>8069081117.43</text:p>
          </table:table-cell>
          <table:table-cell office:value-type="float" office:value="179010832" calcext:value-type="float">
            <text:p>179010832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12427.389" calcext:value-type="float">
            <text:p>12427.389</text:p>
          </table:table-cell>
          <table:table-cell office:value-type="float" office:value="65661.419305" calcext:value-type="float">
            <text:p>65661.419305</text:p>
          </table:table-cell>
          <table:table-cell office:value-type="float" office:value="8069969000" calcext:value-type="float">
            <text:p>8.07E+009</text:p>
          </table:table-cell>
          <table:table-cell office:value-type="float" office:value="8067951189.02" calcext:value-type="float">
            <text:p>8067951189.02</text:p>
          </table:table-cell>
          <table:table-cell office:value-type="float" office:value="180124931" calcext:value-type="float">
            <text:p>180124931</text:p>
          </table:table-cell>
          <table:table-cell office:value-type="float" office:value="13003.506" calcext:value-type="float">
            <text:p>13003.506</text:p>
          </table:table-cell>
          <table:table-cell office:value-type="float" office:value="62752.306955" calcext:value-type="float">
            <text:p>62752.306955</text:p>
          </table:table-cell>
          <table:table-cell office:value-type="float" office:value="8069969000" calcext:value-type="float">
            <text:p>8.07E+009</text:p>
          </table:table-cell>
          <table:table-cell office:value-type="float" office:value="8067951189.02" calcext:value-type="float">
            <text:p>8067951189.02</text:p>
          </table:table-cell>
          <table:table-cell office:value-type="float" office:value="180136201" calcext:value-type="float">
            <text:p>180136201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2666.713" calcext:value-type="float">
            <text:p>12666.713</text:p>
          </table:table-cell>
          <table:table-cell office:value-type="float" office:value="65683.970261" calcext:value-type="float">
            <text:p>65683.970261</text:p>
          </table:table-cell>
          <table:table-cell office:value-type="float" office:value="8068850000" calcext:value-type="float">
            <text:p>8.07E+009</text:p>
          </table:table-cell>
          <table:table-cell office:value-type="float" office:value="8066832455.51" calcext:value-type="float">
            <text:p>8066832455.51</text:p>
          </table:table-cell>
          <table:table-cell office:value-type="float" office:value="180751288" calcext:value-type="float">
            <text:p>180751288</text:p>
          </table:table-cell>
          <table:table-cell office:value-type="float" office:value="13262.525" calcext:value-type="float">
            <text:p>13262.525</text:p>
          </table:table-cell>
          <table:table-cell office:value-type="float" office:value="62733.152247" calcext:value-type="float">
            <text:p>62733.152247</text:p>
          </table:table-cell>
          <table:table-cell office:value-type="float" office:value="8068850000" calcext:value-type="float">
            <text:p>8.07E+009</text:p>
          </table:table-cell>
          <table:table-cell office:value-type="float" office:value="8066832455.51" calcext:value-type="float">
            <text:p>8066832455.51</text:p>
          </table:table-cell>
          <table:table-cell office:value-type="float" office:value="180756921" calcext:value-type="float">
            <text:p>180756921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12920.334" calcext:value-type="float">
            <text:p>12920.334</text:p>
          </table:table-cell>
          <table:table-cell office:value-type="float" office:value="65632.978219" calcext:value-type="float">
            <text:p>65632.978219</text:p>
          </table:table-cell>
          <table:table-cell office:value-type="float" office:value="8067742000" calcext:value-type="float">
            <text:p>8.07E+009</text:p>
          </table:table-cell>
          <table:table-cell office:value-type="float" office:value="8065724595.15" calcext:value-type="float">
            <text:p>8065724595.15</text:p>
          </table:table-cell>
          <table:table-cell office:value-type="float" office:value="181418582" calcext:value-type="float">
            <text:p>181418582</text:p>
          </table:table-cell>
          <table:table-cell office:value-type="float" office:value="13518.808" calcext:value-type="float">
            <text:p>13518.808</text:p>
          </table:table-cell>
          <table:table-cell office:value-type="float" office:value="62727.423897" calcext:value-type="float">
            <text:p>62727.423897</text:p>
          </table:table-cell>
          <table:table-cell office:value-type="float" office:value="8067742000" calcext:value-type="float">
            <text:p>8.07E+009</text:p>
          </table:table-cell>
          <table:table-cell office:value-type="float" office:value="8065724595.15" calcext:value-type="float">
            <text:p>8065724595.15</text:p>
          </table:table-cell>
          <table:table-cell office:value-type="float" office:value="181419873" calcext:value-type="float">
            <text:p>181419873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13153.642" calcext:value-type="float">
            <text:p>13153.642</text:p>
          </table:table-cell>
          <table:table-cell office:value-type="float" office:value="65685.229992" calcext:value-type="float">
            <text:p>65685.229992</text:p>
          </table:table-cell>
          <table:table-cell office:value-type="float" office:value="8066644000" calcext:value-type="float">
            <text:p>8.07E+009</text:p>
          </table:table-cell>
          <table:table-cell office:value-type="float" office:value="8064627301.29" calcext:value-type="float">
            <text:p>8064627301.29</text:p>
          </table:table-cell>
          <table:table-cell office:value-type="float" office:value="182041353" calcext:value-type="float">
            <text:p>182041353</text:p>
          </table:table-cell>
          <table:table-cell office:value-type="float" office:value="13770.831" calcext:value-type="float">
            <text:p>13770.831</text:p>
          </table:table-cell>
          <table:table-cell office:value-type="float" office:value="62741.31169" calcext:value-type="float">
            <text:p>62741.31169</text:p>
          </table:table-cell>
          <table:table-cell office:value-type="float" office:value="8066644000" calcext:value-type="float">
            <text:p>8.07E+009</text:p>
          </table:table-cell>
          <table:table-cell office:value-type="float" office:value="8064627301.29" calcext:value-type="float">
            <text:p>8064627301.29</text:p>
          </table:table-cell>
          <table:table-cell office:value-type="float" office:value="182048374" calcext:value-type="float">
            <text:p>182048374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3396.702" calcext:value-type="float">
            <text:p>13396.702</text:p>
          </table:table-cell>
          <table:table-cell office:value-type="float" office:value="65687.808835" calcext:value-type="float">
            <text:p>65687.808835</text:p>
          </table:table-cell>
          <table:table-cell office:value-type="float" office:value="8065557000" calcext:value-type="float">
            <text:p>8.07E+009</text:p>
          </table:table-cell>
          <table:table-cell office:value-type="float" office:value="8063540281.44" calcext:value-type="float">
            <text:p>8063540281.44</text:p>
          </table:table-cell>
          <table:table-cell office:value-type="float" office:value="182152655" calcext:value-type="float">
            <text:p>182152655</text:p>
          </table:table-cell>
          <table:table-cell office:value-type="float" office:value="14024.947" calcext:value-type="float">
            <text:p>14024.947</text:p>
          </table:table-cell>
          <table:table-cell office:value-type="float" office:value="62745.335152" calcext:value-type="float">
            <text:p>62745.335152</text:p>
          </table:table-cell>
          <table:table-cell office:value-type="float" office:value="8065557000" calcext:value-type="float">
            <text:p>8.07E+009</text:p>
          </table:table-cell>
          <table:table-cell office:value-type="float" office:value="8063540281.44" calcext:value-type="float">
            <text:p>8063540281.44</text:p>
          </table:table-cell>
          <table:table-cell office:value-type="float" office:value="182145617" calcext:value-type="float">
            <text:p>182145617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13639.813" calcext:value-type="float">
            <text:p>13639.813</text:p>
          </table:table-cell>
          <table:table-cell office:value-type="float" office:value="65690.05015" calcext:value-type="float">
            <text:p>65690.05015</text:p>
          </table:table-cell>
          <table:table-cell office:value-type="float" office:value="8064479000" calcext:value-type="float">
            <text:p>8.06E+009</text:p>
          </table:table-cell>
          <table:table-cell office:value-type="float" office:value="8062463256.36" calcext:value-type="float">
            <text:p>8062463256.36</text:p>
          </table:table-cell>
          <table:table-cell office:value-type="float" office:value="183253796" calcext:value-type="float">
            <text:p>183253796</text:p>
          </table:table-cell>
          <table:table-cell office:value-type="float" office:value="14277.23" calcext:value-type="float">
            <text:p>14277.23</text:p>
          </table:table-cell>
          <table:table-cell office:value-type="float" office:value="62757.271544" calcext:value-type="float">
            <text:p>62757.271544</text:p>
          </table:table-cell>
          <table:table-cell office:value-type="float" office:value="8064479000" calcext:value-type="float">
            <text:p>8.06E+009</text:p>
          </table:table-cell>
          <table:table-cell office:value-type="float" office:value="8062463256.36" calcext:value-type="float">
            <text:p>8062463256.36</text:p>
          </table:table-cell>
          <table:table-cell office:value-type="float" office:value="183254934" calcext:value-type="float">
            <text:p>183254934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13880.807" calcext:value-type="float">
            <text:p>13880.807</text:p>
          </table:table-cell>
          <table:table-cell office:value-type="float" office:value="65702.231866" calcext:value-type="float">
            <text:p>65702.231866</text:p>
          </table:table-cell>
          <table:table-cell office:value-type="float" office:value="8063412000" calcext:value-type="float">
            <text:p>8.06E+009</text:p>
          </table:table-cell>
          <table:table-cell office:value-type="float" office:value="8061395959.22" calcext:value-type="float">
            <text:p>8061395959.22</text:p>
          </table:table-cell>
          <table:table-cell office:value-type="float" office:value="183913437" calcext:value-type="float">
            <text:p>183913437</text:p>
          </table:table-cell>
          <table:table-cell office:value-type="float" office:value="14532.454" calcext:value-type="float">
            <text:p>14532.454</text:p>
          </table:table-cell>
          <table:table-cell office:value-type="float" office:value="62756.090609" calcext:value-type="float">
            <text:p>62756.090609</text:p>
          </table:table-cell>
          <table:table-cell office:value-type="float" office:value="8063412000" calcext:value-type="float">
            <text:p>8.06E+009</text:p>
          </table:table-cell>
          <table:table-cell office:value-type="float" office:value="8061395959.22" calcext:value-type="float">
            <text:p>8061395959.22</text:p>
          </table:table-cell>
          <table:table-cell office:value-type="float" office:value="183920847" calcext:value-type="float">
            <text:p>183920847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14217.956" calcext:value-type="float">
            <text:p>14217.956</text:p>
          </table:table-cell>
          <table:table-cell office:value-type="float" office:value="65269.578834" calcext:value-type="float">
            <text:p>65269.578834</text:p>
          </table:table-cell>
          <table:table-cell office:value-type="float" office:value="8062354000" calcext:value-type="float">
            <text:p>8.06E+009</text:p>
          </table:table-cell>
          <table:table-cell office:value-type="float" office:value="8060338134.86" calcext:value-type="float">
            <text:p>8060338134.86</text:p>
          </table:table-cell>
          <table:table-cell office:value-type="float" office:value="184162158" calcext:value-type="float">
            <text:p>184162158</text:p>
          </table:table-cell>
          <table:table-cell office:value-type="float" office:value="14788.036" calcext:value-type="float">
            <text:p>14788.036</text:p>
          </table:table-cell>
          <table:table-cell office:value-type="float" office:value="62753.43122" calcext:value-type="float">
            <text:p>62753.43122</text:p>
          </table:table-cell>
          <table:table-cell office:value-type="float" office:value="8062354000" calcext:value-type="float">
            <text:p>8.06E+009</text:p>
          </table:table-cell>
          <table:table-cell office:value-type="float" office:value="8060338134.86" calcext:value-type="float">
            <text:p>8060338134.86</text:p>
          </table:table-cell>
          <table:table-cell office:value-type="float" office:value="184162185" calcext:value-type="float">
            <text:p>184162185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14460.692" calcext:value-type="float">
            <text:p>14460.692</text:p>
          </table:table-cell>
          <table:table-cell office:value-type="float" office:value="65280.416732" calcext:value-type="float">
            <text:p>65280.416732</text:p>
          </table:table-cell>
          <table:table-cell office:value-type="float" office:value="8061305000" calcext:value-type="float">
            <text:p>8.06E+009</text:p>
          </table:table-cell>
          <table:table-cell office:value-type="float" office:value="8059289539.08" calcext:value-type="float">
            <text:p>8059289539.08</text:p>
          </table:table-cell>
          <table:table-cell office:value-type="float" office:value="185022080" calcext:value-type="float">
            <text:p>185022080</text:p>
          </table:table-cell>
          <table:table-cell office:value-type="float" office:value="15047.43" calcext:value-type="float">
            <text:p>15047.43</text:p>
          </table:table-cell>
          <table:table-cell office:value-type="float" office:value="62734.965373" calcext:value-type="float">
            <text:p>62734.965373</text:p>
          </table:table-cell>
          <table:table-cell office:value-type="float" office:value="8061305000" calcext:value-type="float">
            <text:p>8.06E+009</text:p>
          </table:table-cell>
          <table:table-cell office:value-type="float" office:value="8059289539.08" calcext:value-type="float">
            <text:p>8059289539.08</text:p>
          </table:table-cell>
          <table:table-cell office:value-type="float" office:value="185020958" calcext:value-type="float">
            <text:p>185020958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4701.595" calcext:value-type="float">
            <text:p>14701.595</text:p>
          </table:table-cell>
          <table:table-cell office:value-type="float" office:value="65299.037281" calcext:value-type="float">
            <text:p>65299.037281</text:p>
          </table:table-cell>
          <table:table-cell office:value-type="float" office:value="8060265000" calcext:value-type="float">
            <text:p>8.06E+009</text:p>
          </table:table-cell>
          <table:table-cell office:value-type="float" office:value="8058249938" calcext:value-type="float">
            <text:p>8058249938</text:p>
          </table:table-cell>
          <table:table-cell office:value-type="float" office:value="185395008" calcext:value-type="float">
            <text:p>185395008</text:p>
          </table:table-cell>
          <table:table-cell office:value-type="float" office:value="15305.213" calcext:value-type="float">
            <text:p>15305.213</text:p>
          </table:table-cell>
          <table:table-cell office:value-type="float" office:value="62723.726877" calcext:value-type="float">
            <text:p>62723.726877</text:p>
          </table:table-cell>
          <table:table-cell office:value-type="float" office:value="8060265000" calcext:value-type="float">
            <text:p>8.06E+009</text:p>
          </table:table-cell>
          <table:table-cell office:value-type="float" office:value="8058249938" calcext:value-type="float">
            <text:p>8058249938</text:p>
          </table:table-cell>
          <table:table-cell office:value-type="float" office:value="185405445" calcext:value-type="float">
            <text:p>185405445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14859.719" calcext:value-type="float">
            <text:p>14859.719</text:p>
          </table:table-cell>
          <table:table-cell office:value-type="float" office:value="65680.919" calcext:value-type="float">
            <text:p>65680.919</text:p>
          </table:table-cell>
          <table:table-cell office:value-type="float" office:value="8059234000" calcext:value-type="float">
            <text:p>8.06E+009</text:p>
          </table:table-cell>
          <table:table-cell office:value-type="float" office:value="8057219107.44" calcext:value-type="float">
            <text:p>8057219107.44</text:p>
          </table:table-cell>
          <table:table-cell office:value-type="float" office:value="186335016" calcext:value-type="float">
            <text:p>186335016</text:p>
          </table:table-cell>
          <table:table-cell office:value-type="float" office:value="15565.759" calcext:value-type="float">
            <text:p>15565.759</text:p>
          </table:table-cell>
          <table:table-cell office:value-type="float" office:value="62701.72884" calcext:value-type="float">
            <text:p>62701.72884</text:p>
          </table:table-cell>
          <table:table-cell office:value-type="float" office:value="8059234000" calcext:value-type="float">
            <text:p>8.06E+009</text:p>
          </table:table-cell>
          <table:table-cell office:value-type="float" office:value="8057219107.44" calcext:value-type="float">
            <text:p>8057219107.44</text:p>
          </table:table-cell>
          <table:table-cell office:value-type="float" office:value="186337108" calcext:value-type="float">
            <text:p>186337108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15115.566" calcext:value-type="float">
            <text:p>15115.566</text:p>
          </table:table-cell>
          <table:table-cell office:value-type="float" office:value="65627.711195" calcext:value-type="float">
            <text:p>65627.711195</text:p>
          </table:table-cell>
          <table:table-cell office:value-type="float" office:value="8058211000" calcext:value-type="float">
            <text:p>8.06E+009</text:p>
          </table:table-cell>
          <table:table-cell office:value-type="float" office:value="8056196832.4" calcext:value-type="float">
            <text:p>8056196832.4</text:p>
          </table:table-cell>
          <table:table-cell office:value-type="float" office:value="187546059" calcext:value-type="float">
            <text:p>187546059</text:p>
          </table:table-cell>
          <table:table-cell office:value-type="float" office:value="15811.49" calcext:value-type="float">
            <text:p>15811.49</text:p>
          </table:table-cell>
          <table:table-cell office:value-type="float" office:value="62739.185238" calcext:value-type="float">
            <text:p>62739.185238</text:p>
          </table:table-cell>
          <table:table-cell office:value-type="float" office:value="8058211000" calcext:value-type="float">
            <text:p>8.06E+009</text:p>
          </table:table-cell>
          <table:table-cell office:value-type="float" office:value="8056196832.4" calcext:value-type="float">
            <text:p>8056196832.4</text:p>
          </table:table-cell>
          <table:table-cell office:value-type="float" office:value="187528311" calcext:value-type="float">
            <text:p>187528311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15369.19" calcext:value-type="float">
            <text:p>15369.19</text:p>
          </table:table-cell>
          <table:table-cell office:value-type="float" office:value="65585.759562" calcext:value-type="float">
            <text:p>65585.759562</text:p>
          </table:table-cell>
          <table:table-cell office:value-type="float" office:value="8057197000" calcext:value-type="float">
            <text:p>8.06E+009</text:p>
          </table:table-cell>
          <table:table-cell office:value-type="float" office:value="8055182906.51" calcext:value-type="float">
            <text:p>8055182906.51</text:p>
          </table:table-cell>
          <table:table-cell office:value-type="float" office:value="188080925" calcext:value-type="float">
            <text:p>188080925</text:p>
          </table:table-cell>
          <table:table-cell office:value-type="float" office:value="16068.402" calcext:value-type="float">
            <text:p>16068.402</text:p>
          </table:table-cell>
          <table:table-cell office:value-type="float" office:value="62731.813655" calcext:value-type="float">
            <text:p>62731.813655</text:p>
          </table:table-cell>
          <table:table-cell office:value-type="float" office:value="8057197000" calcext:value-type="float">
            <text:p>8.06E+009</text:p>
          </table:table-cell>
          <table:table-cell office:value-type="float" office:value="8055182906.51" calcext:value-type="float">
            <text:p>8055182906.51</text:p>
          </table:table-cell>
          <table:table-cell office:value-type="float" office:value="188062068" calcext:value-type="float">
            <text:p>188062068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15592.885" calcext:value-type="float">
            <text:p>15592.885</text:p>
          </table:table-cell>
          <table:table-cell office:value-type="float" office:value="65670.9775" calcext:value-type="float">
            <text:p>65670.9775</text:p>
          </table:table-cell>
          <table:table-cell office:value-type="float" office:value="8056191000" calcext:value-type="float">
            <text:p>8.06E+009</text:p>
          </table:table-cell>
          <table:table-cell office:value-type="float" office:value="8054177131.56" calcext:value-type="float">
            <text:p>8054177131.56</text:p>
          </table:table-cell>
          <table:table-cell office:value-type="float" office:value="189060877" calcext:value-type="float">
            <text:p>189060877</text:p>
          </table:table-cell>
          <table:table-cell office:value-type="float" office:value="16321.132" calcext:value-type="float">
            <text:p>16321.132</text:p>
          </table:table-cell>
          <table:table-cell office:value-type="float" office:value="62740.746169" calcext:value-type="float">
            <text:p>62740.746169</text:p>
          </table:table-cell>
          <table:table-cell office:value-type="float" office:value="8056191000" calcext:value-type="float">
            <text:p>8.06E+009</text:p>
          </table:table-cell>
          <table:table-cell office:value-type="float" office:value="8054177131.56" calcext:value-type="float">
            <text:p>8054177131.56</text:p>
          </table:table-cell>
          <table:table-cell office:value-type="float" office:value="189021729" calcext:value-type="float">
            <text:p>189021729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15829.149" calcext:value-type="float">
            <text:p>15829.149</text:p>
          </table:table-cell>
          <table:table-cell office:value-type="float" office:value="65701.573723" calcext:value-type="float">
            <text:p>65701.573723</text:p>
          </table:table-cell>
          <table:table-cell office:value-type="float" office:value="8055193000" calcext:value-type="float">
            <text:p>8.06E+009</text:p>
          </table:table-cell>
          <table:table-cell office:value-type="float" office:value="8053179317.09" calcext:value-type="float">
            <text:p>8053179317.09</text:p>
          </table:table-cell>
          <table:table-cell office:value-type="float" office:value="189344499" calcext:value-type="float">
            <text:p>189344499</text:p>
          </table:table-cell>
          <table:table-cell office:value-type="float" office:value="16571.114" calcext:value-type="float">
            <text:p>16571.114</text:p>
          </table:table-cell>
          <table:table-cell office:value-type="float" office:value="62759.812044" calcext:value-type="float">
            <text:p>62759.812044</text:p>
          </table:table-cell>
          <table:table-cell office:value-type="float" office:value="8055193000" calcext:value-type="float">
            <text:p>8.06E+009</text:p>
          </table:table-cell>
          <table:table-cell office:value-type="float" office:value="8053179317.09" calcext:value-type="float">
            <text:p>8053179317.09</text:p>
          </table:table-cell>
          <table:table-cell office:value-type="float" office:value="189337334" calcext:value-type="float">
            <text:p>189337334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16081.321" calcext:value-type="float">
            <text:p>16081.321</text:p>
          </table:table-cell>
          <table:table-cell office:value-type="float" office:value="65666.247194" calcext:value-type="float">
            <text:p>65666.247194</text:p>
          </table:table-cell>
          <table:table-cell office:value-type="float" office:value="8054203000" calcext:value-type="float">
            <text:p>8.05E+009</text:p>
          </table:table-cell>
          <table:table-cell office:value-type="float" office:value="8052189279.91" calcext:value-type="float">
            <text:p>8052189279.91</text:p>
          </table:table-cell>
          <table:table-cell office:value-type="float" office:value="190066463" calcext:value-type="float">
            <text:p>190066463</text:p>
          </table:table-cell>
          <table:table-cell office:value-type="float" office:value="16826.958" calcext:value-type="float">
            <text:p>16826.958</text:p>
          </table:table-cell>
          <table:table-cell office:value-type="float" office:value="62756.441182" calcext:value-type="float">
            <text:p>62756.441182</text:p>
          </table:table-cell>
          <table:table-cell office:value-type="float" office:value="8054203000" calcext:value-type="float">
            <text:p>8.05E+009</text:p>
          </table:table-cell>
          <table:table-cell office:value-type="float" office:value="8052189279.91" calcext:value-type="float">
            <text:p>8052189279.91</text:p>
          </table:table-cell>
          <table:table-cell office:value-type="float" office:value="190069337" calcext:value-type="float">
            <text:p>190069337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16321.179" calcext:value-type="float">
            <text:p>16321.179</text:p>
          </table:table-cell>
          <table:table-cell office:value-type="float" office:value="65681.529502" calcext:value-type="float">
            <text:p>65681.529502</text:p>
          </table:table-cell>
          <table:table-cell office:value-type="float" office:value="8053220000" calcext:value-type="float">
            <text:p>8.05E+009</text:p>
          </table:table-cell>
          <table:table-cell office:value-type="float" office:value="8051206843.77" calcext:value-type="float">
            <text:p>8051206843.77</text:p>
          </table:table-cell>
          <table:table-cell office:value-type="float" office:value="190638759" calcext:value-type="float">
            <text:p>190638759</text:p>
          </table:table-cell>
          <table:table-cell office:value-type="float" office:value="17079.941" calcext:value-type="float">
            <text:p>17079.941</text:p>
          </table:table-cell>
          <table:table-cell office:value-type="float" office:value="62763.682849" calcext:value-type="float">
            <text:p>62763.682849</text:p>
          </table:table-cell>
          <table:table-cell office:value-type="float" office:value="8053220000" calcext:value-type="float">
            <text:p>8.05E+009</text:p>
          </table:table-cell>
          <table:table-cell office:value-type="float" office:value="8051206843.77" calcext:value-type="float">
            <text:p>8051206843.77</text:p>
          </table:table-cell>
          <table:table-cell office:value-type="float" office:value="190650577" calcext:value-type="float">
            <text:p>190650577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16570.696" calcext:value-type="float">
            <text:p>16570.696</text:p>
          </table:table-cell>
          <table:table-cell office:value-type="float" office:value="65658.074954" calcext:value-type="float">
            <text:p>65658.074954</text:p>
          </table:table-cell>
          <table:table-cell office:value-type="float" office:value="8052245000" calcext:value-type="float">
            <text:p>8.05E+009</text:p>
          </table:table-cell>
          <table:table-cell office:value-type="float" office:value="8050231838.97" calcext:value-type="float">
            <text:p>8050231838.97</text:p>
          </table:table-cell>
          <table:table-cell office:value-type="float" office:value="191384940" calcext:value-type="float">
            <text:p>191384940</text:p>
          </table:table-cell>
          <table:table-cell office:value-type="float" office:value="17339.73" calcext:value-type="float">
            <text:p>17339.73</text:p>
          </table:table-cell>
          <table:table-cell office:value-type="float" office:value="62746.075054" calcext:value-type="float">
            <text:p>62746.075054</text:p>
          </table:table-cell>
          <table:table-cell office:value-type="float" office:value="8052245000" calcext:value-type="float">
            <text:p>8.05E+009</text:p>
          </table:table-cell>
          <table:table-cell office:value-type="float" office:value="8050231838.97" calcext:value-type="float">
            <text:p>8050231838.97</text:p>
          </table:table-cell>
          <table:table-cell office:value-type="float" office:value="191428821" calcext:value-type="float">
            <text:p>191428821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16817.45" calcext:value-type="float">
            <text:p>16817.45</text:p>
          </table:table-cell>
          <table:table-cell office:value-type="float" office:value="65646.099736" calcext:value-type="float">
            <text:p>65646.099736</text:p>
          </table:table-cell>
          <table:table-cell office:value-type="float" office:value="8051277000" calcext:value-type="float">
            <text:p>8.05E+009</text:p>
          </table:table-cell>
          <table:table-cell office:value-type="float" office:value="8049264102.06" calcext:value-type="float">
            <text:p>8049264102.06</text:p>
          </table:table-cell>
          <table:table-cell office:value-type="float" office:value="192361565" calcext:value-type="float">
            <text:p>192361565</text:p>
          </table:table-cell>
          <table:table-cell office:value-type="float" office:value="17593.843" calcext:value-type="float">
            <text:p>17593.843</text:p>
          </table:table-cell>
          <table:table-cell office:value-type="float" office:value="62749.22426" calcext:value-type="float">
            <text:p>62749.22426</text:p>
          </table:table-cell>
          <table:table-cell office:value-type="float" office:value="8051277000" calcext:value-type="float">
            <text:p>8.05E+009</text:p>
          </table:table-cell>
          <table:table-cell office:value-type="float" office:value="8049264102.06" calcext:value-type="float">
            <text:p>8049264102.06</text:p>
          </table:table-cell>
          <table:table-cell office:value-type="float" office:value="192347427" calcext:value-type="float">
            <text:p>19234742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7050.084" calcext:value-type="float">
            <text:p>17050.084</text:p>
          </table:table-cell>
          <table:table-cell office:value-type="float" office:value="65688.825932" calcext:value-type="float">
            <text:p>65688.825932</text:p>
          </table:table-cell>
          <table:table-cell office:value-type="float" office:value="8050316000" calcext:value-type="float">
            <text:p>8.05E+009</text:p>
          </table:table-cell>
          <table:table-cell office:value-type="float" office:value="8048303475.45" calcext:value-type="float">
            <text:p>8048303475.45</text:p>
          </table:table-cell>
          <table:table-cell office:value-type="float" office:value="193128378" calcext:value-type="float">
            <text:p>193128378</text:p>
          </table:table-cell>
          <table:table-cell office:value-type="float" office:value="17848.333" calcext:value-type="float">
            <text:p>17848.333</text:p>
          </table:table-cell>
          <table:table-cell office:value-type="float" office:value="62750.958311" calcext:value-type="float">
            <text:p>62750.958311</text:p>
          </table:table-cell>
          <table:table-cell office:value-type="float" office:value="8050316000" calcext:value-type="float">
            <text:p>8.05E+009</text:p>
          </table:table-cell>
          <table:table-cell office:value-type="float" office:value="8048303475.45" calcext:value-type="float">
            <text:p>8048303475.45</text:p>
          </table:table-cell>
          <table:table-cell office:value-type="float" office:value="193107803" calcext:value-type="float">
            <text:p>193107803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17296.747" calcext:value-type="float">
            <text:p>17296.747</text:p>
          </table:table-cell>
          <table:table-cell office:value-type="float" office:value="65677.089455" calcext:value-type="float">
            <text:p>65677.089455</text:p>
          </table:table-cell>
          <table:table-cell office:value-type="float" office:value="8049362000" calcext:value-type="float">
            <text:p>8.05E+009</text:p>
          </table:table-cell>
          <table:table-cell office:value-type="float" office:value="8047349807.22" calcext:value-type="float">
            <text:p>8047349807.22</text:p>
          </table:table-cell>
          <table:table-cell office:value-type="float" office:value="193275862" calcext:value-type="float">
            <text:p>193275862</text:p>
          </table:table-cell>
          <table:table-cell office:value-type="float" office:value="18106.423" calcext:value-type="float">
            <text:p>18106.423</text:p>
          </table:table-cell>
          <table:table-cell office:value-type="float" office:value="62740.166846" calcext:value-type="float">
            <text:p>62740.166846</text:p>
          </table:table-cell>
          <table:table-cell office:value-type="float" office:value="8049362000" calcext:value-type="float">
            <text:p>8.05E+009</text:p>
          </table:table-cell>
          <table:table-cell office:value-type="float" office:value="8047349807.22" calcext:value-type="float">
            <text:p>8047349807.22</text:p>
          </table:table-cell>
          <table:table-cell office:value-type="float" office:value="193251890" calcext:value-type="float">
            <text:p>193251890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7537.593" calcext:value-type="float">
            <text:p>17537.593</text:p>
          </table:table-cell>
          <table:table-cell office:value-type="float" office:value="65687.463496" calcext:value-type="float">
            <text:p>65687.463496</text:p>
          </table:table-cell>
          <table:table-cell office:value-type="float" office:value="8048415000" calcext:value-type="float">
            <text:p>8.05E+009</text:p>
          </table:table-cell>
          <table:table-cell office:value-type="float" office:value="8046402950.74" calcext:value-type="float">
            <text:p>8046402950.74</text:p>
          </table:table-cell>
          <table:table-cell office:value-type="float" office:value="194099339" calcext:value-type="float">
            <text:p>194099339</text:p>
          </table:table-cell>
          <table:table-cell office:value-type="float" office:value="18356.803" calcext:value-type="float">
            <text:p>18356.803</text:p>
          </table:table-cell>
          <table:table-cell office:value-type="float" office:value="62756.025654" calcext:value-type="float">
            <text:p>62756.025654</text:p>
          </table:table-cell>
          <table:table-cell office:value-type="float" office:value="8048415000" calcext:value-type="float">
            <text:p>8.05E+009</text:p>
          </table:table-cell>
          <table:table-cell office:value-type="float" office:value="8046402950.74" calcext:value-type="float">
            <text:p>8046402950.74</text:p>
          </table:table-cell>
          <table:table-cell office:value-type="float" office:value="194117815" calcext:value-type="float">
            <text:p>194117815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17780.55" calcext:value-type="float">
            <text:p>17780.55</text:p>
          </table:table-cell>
          <table:table-cell office:value-type="float" office:value="65689.756504" calcext:value-type="float">
            <text:p>65689.756504</text:p>
          </table:table-cell>
          <table:table-cell office:value-type="float" office:value="8047475000" calcext:value-type="float">
            <text:p>8.05E+009</text:p>
          </table:table-cell>
          <table:table-cell office:value-type="float" office:value="8045462764.48" calcext:value-type="float">
            <text:p>8045462764.48</text:p>
          </table:table-cell>
          <table:table-cell office:value-type="float" office:value="195385963" calcext:value-type="float">
            <text:p>195385963</text:p>
          </table:table-cell>
          <table:table-cell office:value-type="float" office:value="18614.518" calcext:value-type="float">
            <text:p>18614.518</text:p>
          </table:table-cell>
          <table:table-cell office:value-type="float" office:value="62746.722746" calcext:value-type="float">
            <text:p>62746.722746</text:p>
          </table:table-cell>
          <table:table-cell office:value-type="float" office:value="8047475000" calcext:value-type="float">
            <text:p>8.05E+009</text:p>
          </table:table-cell>
          <table:table-cell office:value-type="float" office:value="8045462764.48" calcext:value-type="float">
            <text:p>8045462764.48</text:p>
          </table:table-cell>
          <table:table-cell office:value-type="float" office:value="195399280" calcext:value-type="float">
            <text:p>195399280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18142.02" calcext:value-type="float">
            <text:p>18142.02</text:p>
          </table:table-cell>
          <table:table-cell office:value-type="float" office:value="65262.853861" calcext:value-type="float">
            <text:p>65262.853861</text:p>
          </table:table-cell>
          <table:table-cell office:value-type="float" office:value="8046541000" calcext:value-type="float">
            <text:p>8.05E+009</text:p>
          </table:table-cell>
          <table:table-cell office:value-type="float" office:value="8044529111.76" calcext:value-type="float">
            <text:p>8044529111.76</text:p>
          </table:table-cell>
          <table:table-cell office:value-type="float" office:value="195827947" calcext:value-type="float">
            <text:p>195827947</text:p>
          </table:table-cell>
          <table:table-cell office:value-type="float" office:value="18872.137" calcext:value-type="float">
            <text:p>18872.137</text:p>
          </table:table-cell>
          <table:table-cell office:value-type="float" office:value="62737.993053" calcext:value-type="float">
            <text:p>62737.993053</text:p>
          </table:table-cell>
          <table:table-cell office:value-type="float" office:value="8046541000" calcext:value-type="float">
            <text:p>8.05E+009</text:p>
          </table:table-cell>
          <table:table-cell office:value-type="float" office:value="8044529111.76" calcext:value-type="float">
            <text:p>8044529111.76</text:p>
          </table:table-cell>
          <table:table-cell office:value-type="float" office:value="195790275" calcext:value-type="float">
            <text:p>195790275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18384.771" calcext:value-type="float">
            <text:p>18384.771</text:p>
          </table:table-cell>
          <table:table-cell office:value-type="float" office:value="65271.414042" calcext:value-type="float">
            <text:p>65271.414042</text:p>
          </table:table-cell>
          <table:table-cell office:value-type="float" office:value="8045613000" calcext:value-type="float">
            <text:p>8.05E+009</text:p>
          </table:table-cell>
          <table:table-cell office:value-type="float" office:value="8043601860.48" calcext:value-type="float">
            <text:p>8043601860.48</text:p>
          </table:table-cell>
          <table:table-cell office:value-type="float" office:value="196307237" calcext:value-type="float">
            <text:p>196307237</text:p>
          </table:table-cell>
          <table:table-cell office:value-type="float" office:value="19122.897" calcext:value-type="float">
            <text:p>19122.897</text:p>
          </table:table-cell>
          <table:table-cell office:value-type="float" office:value="62751.998298" calcext:value-type="float">
            <text:p>62751.998298</text:p>
          </table:table-cell>
          <table:table-cell office:value-type="float" office:value="8045613000" calcext:value-type="float">
            <text:p>8.05E+009</text:p>
          </table:table-cell>
          <table:table-cell office:value-type="float" office:value="8043601860.47" calcext:value-type="float">
            <text:p>8043601860.47</text:p>
          </table:table-cell>
          <table:table-cell office:value-type="float" office:value="196328079" calcext:value-type="float">
            <text:p>196328079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18624.918" calcext:value-type="float">
            <text:p>18624.918</text:p>
          </table:table-cell>
          <table:table-cell office:value-type="float" office:value="65288.87805" calcext:value-type="float">
            <text:p>65288.87805</text:p>
          </table:table-cell>
          <table:table-cell office:value-type="float" office:value="8044692000" calcext:value-type="float">
            <text:p>8.04E+009</text:p>
          </table:table-cell>
          <table:table-cell office:value-type="float" office:value="8042680882.94" calcext:value-type="float">
            <text:p>8042680882.94</text:p>
          </table:table-cell>
          <table:table-cell office:value-type="float" office:value="197185602" calcext:value-type="float">
            <text:p>197185602</text:p>
          </table:table-cell>
          <table:table-cell office:value-type="float" office:value="19372.886" calcext:value-type="float">
            <text:p>19372.886</text:p>
          </table:table-cell>
          <table:table-cell office:value-type="float" office:value="62768.138934" calcext:value-type="float">
            <text:p>62768.138934</text:p>
          </table:table-cell>
          <table:table-cell office:value-type="float" office:value="8044692000" calcext:value-type="float">
            <text:p>8.04E+009</text:p>
          </table:table-cell>
          <table:table-cell office:value-type="float" office:value="8042680882.94" calcext:value-type="float">
            <text:p>8042680882.94</text:p>
          </table:table-cell>
          <table:table-cell office:value-type="float" office:value="197171976" calcext:value-type="float">
            <text:p>197171976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18766.954" calcext:value-type="float">
            <text:p>18766.954</text:p>
          </table:table-cell>
          <table:table-cell office:value-type="float" office:value="65647.307496" calcext:value-type="float">
            <text:p>65647.307496</text:p>
          </table:table-cell>
          <table:table-cell office:value-type="float" office:value="8043777000" calcext:value-type="float">
            <text:p>8.04E+009</text:p>
          </table:table-cell>
          <table:table-cell office:value-type="float" office:value="8041766055.66" calcext:value-type="float">
            <text:p>8041766055.66</text:p>
          </table:table-cell>
          <table:table-cell office:value-type="float" office:value="198022511" calcext:value-type="float">
            <text:p>198022511</text:p>
          </table:table-cell>
          <table:table-cell office:value-type="float" office:value="19623.575" calcext:value-type="float">
            <text:p>19623.575</text:p>
          </table:table-cell>
          <table:table-cell office:value-type="float" office:value="62781.62873" calcext:value-type="float">
            <text:p>62781.62873</text:p>
          </table:table-cell>
          <table:table-cell office:value-type="float" office:value="8043777000" calcext:value-type="float">
            <text:p>8.04E+009</text:p>
          </table:table-cell>
          <table:table-cell office:value-type="float" office:value="8041766055.66" calcext:value-type="float">
            <text:p>8041766055.66</text:p>
          </table:table-cell>
          <table:table-cell office:value-type="float" office:value="198027863" calcext:value-type="float">
            <text:p>198027863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18997.127" calcext:value-type="float">
            <text:p>18997.127</text:p>
          </table:table-cell>
          <table:table-cell office:value-type="float" office:value="65694.144172" calcext:value-type="float">
            <text:p>65694.144172</text:p>
          </table:table-cell>
          <table:table-cell office:value-type="float" office:value="8042868000" calcext:value-type="float">
            <text:p>8.04E+009</text:p>
          </table:table-cell>
          <table:table-cell office:value-type="float" office:value="8040857259.13" calcext:value-type="float">
            <text:p>8040857259.13</text:p>
          </table:table-cell>
          <table:table-cell office:value-type="float" office:value="198284984" calcext:value-type="float">
            <text:p>198284984</text:p>
          </table:table-cell>
          <table:table-cell office:value-type="float" office:value="19880.443" calcext:value-type="float">
            <text:p>19880.443</text:p>
          </table:table-cell>
          <table:table-cell office:value-type="float" office:value="62775.261095" calcext:value-type="float">
            <text:p>62775.261095</text:p>
          </table:table-cell>
          <table:table-cell office:value-type="float" office:value="8042868000" calcext:value-type="float">
            <text:p>8.04E+009</text:p>
          </table:table-cell>
          <table:table-cell office:value-type="float" office:value="8040857259.13" calcext:value-type="float">
            <text:p>8040857259.13</text:p>
          </table:table-cell>
          <table:table-cell office:value-type="float" office:value="198294595" calcext:value-type="float">
            <text:p>198294595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19239.439" calcext:value-type="float">
            <text:p>19239.439</text:p>
          </table:table-cell>
          <table:table-cell office:value-type="float" office:value="65698.38133" calcext:value-type="float">
            <text:p>65698.38133</text:p>
          </table:table-cell>
          <table:table-cell office:value-type="float" office:value="8041965000" calcext:value-type="float">
            <text:p>8.04E+009</text:p>
          </table:table-cell>
          <table:table-cell office:value-type="float" office:value="8039954377.67" calcext:value-type="float">
            <text:p>8039954377.67</text:p>
          </table:table-cell>
          <table:table-cell office:value-type="float" office:value="199351308" calcext:value-type="float">
            <text:p>199351308</text:p>
          </table:table-cell>
          <table:table-cell office:value-type="float" office:value="20134.565" calcext:value-type="float">
            <text:p>20134.565</text:p>
          </table:table-cell>
          <table:table-cell office:value-type="float" office:value="62777.616502" calcext:value-type="float">
            <text:p>62777.616502</text:p>
          </table:table-cell>
          <table:table-cell office:value-type="float" office:value="8041965000" calcext:value-type="float">
            <text:p>8.04E+009</text:p>
          </table:table-cell>
          <table:table-cell office:value-type="float" office:value="8039954377.67" calcext:value-type="float">
            <text:p>8039954377.67</text:p>
          </table:table-cell>
          <table:table-cell office:value-type="float" office:value="199364270" calcext:value-type="float">
            <text:p>19936427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9608.741" calcext:value-type="float">
            <text:p>19608.741</text:p>
          </table:table-cell>
          <table:table-cell office:value-type="float" office:value="65277.0109" calcext:value-type="float">
            <text:p>65277.0109</text:p>
          </table:table-cell>
          <table:table-cell office:value-type="float" office:value="8041068000" calcext:value-type="float">
            <text:p>8.04E+009</text:p>
          </table:table-cell>
          <table:table-cell office:value-type="float" office:value="8039057299.26" calcext:value-type="float">
            <text:p>8039057299.26</text:p>
          </table:table-cell>
          <table:table-cell office:value-type="float" office:value="199734883" calcext:value-type="float">
            <text:p>199734883</text:p>
          </table:table-cell>
          <table:table-cell office:value-type="float" office:value="20404.991" calcext:value-type="float">
            <text:p>20404.991</text:p>
          </table:table-cell>
          <table:table-cell office:value-type="float" office:value="62729.750775" calcext:value-type="float">
            <text:p>62729.750775</text:p>
          </table:table-cell>
          <table:table-cell office:value-type="float" office:value="8041068000" calcext:value-type="float">
            <text:p>8.04E+009</text:p>
          </table:table-cell>
          <table:table-cell office:value-type="float" office:value="8039057299.26" calcext:value-type="float">
            <text:p>8039057299.26</text:p>
          </table:table-cell>
          <table:table-cell office:value-type="float" office:value="199723105" calcext:value-type="float">
            <text:p>199723105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19851.249" calcext:value-type="float">
            <text:p>19851.249</text:p>
          </table:table-cell>
          <table:table-cell office:value-type="float" office:value="65285.564651" calcext:value-type="float">
            <text:p>65285.564651</text:p>
          </table:table-cell>
          <table:table-cell office:value-type="float" office:value="8040176000" calcext:value-type="float">
            <text:p>8.04E+009</text:p>
          </table:table-cell>
          <table:table-cell office:value-type="float" office:value="8038165915.37" calcext:value-type="float">
            <text:p>8038165915.37</text:p>
          </table:table-cell>
          <table:table-cell office:value-type="float" office:value="200074748" calcext:value-type="float">
            <text:p>200074748</text:p>
          </table:table-cell>
          <table:table-cell office:value-type="float" office:value="20647.301" calcext:value-type="float">
            <text:p>20647.301</text:p>
          </table:table-cell>
          <table:table-cell office:value-type="float" office:value="62768.494536" calcext:value-type="float">
            <text:p>62768.494536</text:p>
          </table:table-cell>
          <table:table-cell office:value-type="float" office:value="8040176000" calcext:value-type="float">
            <text:p>8.04E+009</text:p>
          </table:table-cell>
          <table:table-cell office:value-type="float" office:value="8038165915.37" calcext:value-type="float">
            <text:p>8038165915.37</text:p>
          </table:table-cell>
          <table:table-cell office:value-type="float" office:value="200080532" calcext:value-type="float">
            <text:p>200080532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19972.907" calcext:value-type="float">
            <text:p>19972.907</text:p>
          </table:table-cell>
          <table:table-cell office:value-type="float" office:value="65688.985584" calcext:value-type="float">
            <text:p>65688.985584</text:p>
          </table:table-cell>
          <table:table-cell office:value-type="float" office:value="8039290000" calcext:value-type="float">
            <text:p>8.04E+009</text:p>
          </table:table-cell>
          <table:table-cell office:value-type="float" office:value="8037280120.81" calcext:value-type="float">
            <text:p>8037280120.81</text:p>
          </table:table-cell>
          <table:table-cell office:value-type="float" office:value="200940139" calcext:value-type="float">
            <text:p>200940139</text:p>
          </table:table-cell>
          <table:table-cell office:value-type="float" office:value="20907.66" calcext:value-type="float">
            <text:p>20907.66</text:p>
          </table:table-cell>
          <table:table-cell office:value-type="float" office:value="62752.120515" calcext:value-type="float">
            <text:p>62752.120515</text:p>
          </table:table-cell>
          <table:table-cell office:value-type="float" office:value="8039290000" calcext:value-type="float">
            <text:p>8.04E+009</text:p>
          </table:table-cell>
          <table:table-cell office:value-type="float" office:value="8037280120.81" calcext:value-type="float">
            <text:p>8037280120.81</text:p>
          </table:table-cell>
          <table:table-cell office:value-type="float" office:value="200954483" calcext:value-type="float">
            <text:p>200954483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20214.141" calcext:value-type="float">
            <text:p>20214.141</text:p>
          </table:table-cell>
          <table:table-cell office:value-type="float" office:value="65696.583397" calcext:value-type="float">
            <text:p>65696.583397</text:p>
          </table:table-cell>
          <table:table-cell office:value-type="float" office:value="8038409000" calcext:value-type="float">
            <text:p>8.04E+009</text:p>
          </table:table-cell>
          <table:table-cell office:value-type="float" office:value="8036399813.6" calcext:value-type="float">
            <text:p>8036399813.6</text:p>
          </table:table-cell>
          <table:table-cell office:value-type="float" office:value="201476787" calcext:value-type="float">
            <text:p>201476787</text:p>
          </table:table-cell>
          <table:table-cell office:value-type="float" office:value="21164.739" calcext:value-type="float">
            <text:p>21164.739</text:p>
          </table:table-cell>
          <table:table-cell office:value-type="float" office:value="62745.871801" calcext:value-type="float">
            <text:p>62745.871801</text:p>
          </table:table-cell>
          <table:table-cell office:value-type="float" office:value="8038409000" calcext:value-type="float">
            <text:p>8.04E+009</text:p>
          </table:table-cell>
          <table:table-cell office:value-type="float" office:value="8036399813.6" calcext:value-type="float">
            <text:p>8036399813.6</text:p>
          </table:table-cell>
          <table:table-cell office:value-type="float" office:value="201502760" calcext:value-type="float">
            <text:p>201502760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20457.854" calcext:value-type="float">
            <text:p>20457.854</text:p>
          </table:table-cell>
          <table:table-cell office:value-type="float" office:value="65696.040259" calcext:value-type="float">
            <text:p>65696.040259</text:p>
          </table:table-cell>
          <table:table-cell office:value-type="float" office:value="8037534000" calcext:value-type="float">
            <text:p>8.04E+009</text:p>
          </table:table-cell>
          <table:table-cell office:value-type="float" office:value="8035524894.82" calcext:value-type="float">
            <text:p>8035524894.82</text:p>
          </table:table-cell>
          <table:table-cell office:value-type="float" office:value="201721540" calcext:value-type="float">
            <text:p>201721540</text:p>
          </table:table-cell>
          <table:table-cell office:value-type="float" office:value="21422.926" calcext:value-type="float">
            <text:p>21422.926</text:p>
          </table:table-cell>
          <table:table-cell office:value-type="float" office:value="62736.528147" calcext:value-type="float">
            <text:p>62736.528147</text:p>
          </table:table-cell>
          <table:table-cell office:value-type="float" office:value="8037534000" calcext:value-type="float">
            <text:p>8.04E+009</text:p>
          </table:table-cell>
          <table:table-cell office:value-type="float" office:value="8035524894.82" calcext:value-type="float">
            <text:p>8035524894.82</text:p>
          </table:table-cell>
          <table:table-cell office:value-type="float" office:value="201731745" calcext:value-type="float">
            <text:p>201731745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20695.882" calcext:value-type="float">
            <text:p>20695.882</text:p>
          </table:table-cell>
          <table:table-cell office:value-type="float" office:value="65713.555962" calcext:value-type="float">
            <text:p>65713.555962</text:p>
          </table:table-cell>
          <table:table-cell office:value-type="float" office:value="8036664000" calcext:value-type="float">
            <text:p>8.04E+009</text:p>
          </table:table-cell>
          <table:table-cell office:value-type="float" office:value="8034655268.49" calcext:value-type="float">
            <text:p>8034655268.49</text:p>
          </table:table-cell>
          <table:table-cell office:value-type="float" office:value="202352028" calcext:value-type="float">
            <text:p>202352028</text:p>
          </table:table-cell>
          <table:table-cell office:value-type="float" office:value="21674.409" calcext:value-type="float">
            <text:p>21674.409</text:p>
          </table:table-cell>
          <table:table-cell office:value-type="float" office:value="62746.808921" calcext:value-type="float">
            <text:p>62746.808921</text:p>
          </table:table-cell>
          <table:table-cell office:value-type="float" office:value="8036664000" calcext:value-type="float">
            <text:p>8.04E+009</text:p>
          </table:table-cell>
          <table:table-cell office:value-type="float" office:value="8034655268.49" calcext:value-type="float">
            <text:p>8034655268.49</text:p>
          </table:table-cell>
          <table:table-cell office:value-type="float" office:value="202333667" calcext:value-type="float">
            <text:p>202333667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20946.487" calcext:value-type="float">
            <text:p>20946.487</text:p>
          </table:table-cell>
          <table:table-cell office:value-type="float" office:value="65691.206358" calcext:value-type="float">
            <text:p>65691.206358</text:p>
          </table:table-cell>
          <table:table-cell office:value-type="float" office:value="8035800000" calcext:value-type="float">
            <text:p>8.04E+009</text:p>
          </table:table-cell>
          <table:table-cell office:value-type="float" office:value="8033790841.45" calcext:value-type="float">
            <text:p>8033790841.45</text:p>
          </table:table-cell>
          <table:table-cell office:value-type="float" office:value="203272316" calcext:value-type="float">
            <text:p>203272316</text:p>
          </table:table-cell>
          <table:table-cell office:value-type="float" office:value="21924.326" calcext:value-type="float">
            <text:p>21924.326</text:p>
          </table:table-cell>
          <table:table-cell office:value-type="float" office:value="62761.336426" calcext:value-type="float">
            <text:p>62761.336426</text:p>
          </table:table-cell>
          <table:table-cell office:value-type="float" office:value="8035800000" calcext:value-type="float">
            <text:p>8.04E+009</text:p>
          </table:table-cell>
          <table:table-cell office:value-type="float" office:value="8033790841.45" calcext:value-type="float">
            <text:p>8033790841.45</text:p>
          </table:table-cell>
          <table:table-cell office:value-type="float" office:value="203237830" calcext:value-type="float">
            <text:p>203237830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21192.338" calcext:value-type="float">
            <text:p>21192.338</text:p>
          </table:table-cell>
          <table:table-cell office:value-type="float" office:value="65684.11659" calcext:value-type="float">
            <text:p>65684.11659</text:p>
          </table:table-cell>
          <table:table-cell office:value-type="float" office:value="8034940000" calcext:value-type="float">
            <text:p>8.03E+009</text:p>
          </table:table-cell>
          <table:table-cell office:value-type="float" office:value="8032931523.23" calcext:value-type="float">
            <text:p>8032931523.23</text:p>
          </table:table-cell>
          <table:table-cell office:value-type="float" office:value="203945703" calcext:value-type="float">
            <text:p>203945703</text:p>
          </table:table-cell>
          <table:table-cell office:value-type="float" office:value="22171.38" calcext:value-type="float">
            <text:p>22171.38</text:p>
          </table:table-cell>
          <table:table-cell office:value-type="float" office:value="62783.642696" calcext:value-type="float">
            <text:p>62783.642696</text:p>
          </table:table-cell>
          <table:table-cell office:value-type="float" office:value="8034940000" calcext:value-type="float">
            <text:p>8.03E+009</text:p>
          </table:table-cell>
          <table:table-cell office:value-type="float" office:value="8032931523.23" calcext:value-type="float">
            <text:p>8032931523.23</text:p>
          </table:table-cell>
          <table:table-cell office:value-type="float" office:value="203968160" calcext:value-type="float">
            <text:p>203968160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21432.369" calcext:value-type="float">
            <text:p>21432.369</text:p>
          </table:table-cell>
          <table:table-cell office:value-type="float" office:value="65695.024194" calcext:value-type="float">
            <text:p>65695.024194</text:p>
          </table:table-cell>
          <table:table-cell office:value-type="float" office:value="8034086000" calcext:value-type="float">
            <text:p>8.03E+009</text:p>
          </table:table-cell>
          <table:table-cell office:value-type="float" office:value="8032077225.98" calcext:value-type="float">
            <text:p>8032077225.98</text:p>
          </table:table-cell>
          <table:table-cell office:value-type="float" office:value="204570296" calcext:value-type="float">
            <text:p>204570296</text:p>
          </table:table-cell>
          <table:table-cell office:value-type="float" office:value="22426.118" calcext:value-type="float">
            <text:p>22426.118</text:p>
          </table:table-cell>
          <table:table-cell office:value-type="float" office:value="62783.937907" calcext:value-type="float">
            <text:p>62783.937907</text:p>
          </table:table-cell>
          <table:table-cell office:value-type="float" office:value="8034086000" calcext:value-type="float">
            <text:p>8.03E+009</text:p>
          </table:table-cell>
          <table:table-cell office:value-type="float" office:value="8032077225.98" calcext:value-type="float">
            <text:p>8032077225.98</text:p>
          </table:table-cell>
          <table:table-cell office:value-type="float" office:value="204581729" calcext:value-type="float">
            <text:p>204581729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21699.373" calcext:value-type="float">
            <text:p>21699.373</text:p>
          </table:table-cell>
          <table:table-cell office:value-type="float" office:value="65624.015957" calcext:value-type="float">
            <text:p>65624.015957</text:p>
          </table:table-cell>
          <table:table-cell office:value-type="float" office:value="8033236000" calcext:value-type="float">
            <text:p>8.03E+009</text:p>
          </table:table-cell>
          <table:table-cell office:value-type="float" office:value="8031227864.32" calcext:value-type="float">
            <text:p>8031227864.32</text:p>
          </table:table-cell>
          <table:table-cell office:value-type="float" office:value="204806031" calcext:value-type="float">
            <text:p>204806031</text:p>
          </table:table-cell>
          <table:table-cell office:value-type="float" office:value="22680.258" calcext:value-type="float">
            <text:p>22680.258</text:p>
          </table:table-cell>
          <table:table-cell office:value-type="float" office:value="62785.881889" calcext:value-type="float">
            <text:p>62785.881889</text:p>
          </table:table-cell>
          <table:table-cell office:value-type="float" office:value="8033236000" calcext:value-type="float">
            <text:p>8.03E+009</text:p>
          </table:table-cell>
          <table:table-cell office:value-type="float" office:value="8031227864.32" calcext:value-type="float">
            <text:p>8031227864.32</text:p>
          </table:table-cell>
          <table:table-cell office:value-type="float" office:value="204778256" calcext:value-type="float">
            <text:p>204778256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1925.796" calcext:value-type="float">
            <text:p>21925.796</text:p>
          </table:table-cell>
          <table:table-cell office:value-type="float" office:value="65676.064851" calcext:value-type="float">
            <text:p>65676.064851</text:p>
          </table:table-cell>
          <table:table-cell office:value-type="float" office:value="8032391000" calcext:value-type="float">
            <text:p>8.03E+009</text:p>
          </table:table-cell>
          <table:table-cell office:value-type="float" office:value="8030383355.27" calcext:value-type="float">
            <text:p>8030383355.27</text:p>
          </table:table-cell>
          <table:table-cell office:value-type="float" office:value="205140247" calcext:value-type="float">
            <text:p>205140247</text:p>
          </table:table-cell>
          <table:table-cell office:value-type="float" office:value="22943.571" calcext:value-type="float">
            <text:p>22943.571</text:p>
          </table:table-cell>
          <table:table-cell office:value-type="float" office:value="62762.679794" calcext:value-type="float">
            <text:p>62762.679794</text:p>
          </table:table-cell>
          <table:table-cell office:value-type="float" office:value="8032391000" calcext:value-type="float">
            <text:p>8.03E+009</text:p>
          </table:table-cell>
          <table:table-cell office:value-type="float" office:value="8030383355.27" calcext:value-type="float">
            <text:p>8030383355.27</text:p>
          </table:table-cell>
          <table:table-cell office:value-type="float" office:value="205128102" calcext:value-type="float">
            <text:p>205128102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22178.372" calcext:value-type="float">
            <text:p>22178.372</text:p>
          </table:table-cell>
          <table:table-cell office:value-type="float" office:value="65649.543618" calcext:value-type="float">
            <text:p>65649.543618</text:p>
          </table:table-cell>
          <table:table-cell office:value-type="float" office:value="8031552000" calcext:value-type="float">
            <text:p>8.03E+009</text:p>
          </table:table-cell>
          <table:table-cell office:value-type="float" office:value="8029543618.15" calcext:value-type="float">
            <text:p>8029543618.15</text:p>
          </table:table-cell>
          <table:table-cell office:value-type="float" office:value="205881712" calcext:value-type="float">
            <text:p>205881712</text:p>
          </table:table-cell>
          <table:table-cell office:value-type="float" office:value="23197.979" calcext:value-type="float">
            <text:p>23197.979</text:p>
          </table:table-cell>
          <table:table-cell office:value-type="float" office:value="62764.088199" calcext:value-type="float">
            <text:p>62764.088199</text:p>
          </table:table-cell>
          <table:table-cell office:value-type="float" office:value="8031552000" calcext:value-type="float">
            <text:p>8.03E+009</text:p>
          </table:table-cell>
          <table:table-cell office:value-type="float" office:value="8029543618.15" calcext:value-type="float">
            <text:p>8029543618.15</text:p>
          </table:table-cell>
          <table:table-cell office:value-type="float" office:value="205878129" calcext:value-type="float">
            <text:p>205878129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22414.154" calcext:value-type="float">
            <text:p>22414.154</text:p>
          </table:table-cell>
          <table:table-cell office:value-type="float" office:value="65672.788721" calcext:value-type="float">
            <text:p>65672.788721</text:p>
          </table:table-cell>
          <table:table-cell office:value-type="float" office:value="8030716000" calcext:value-type="float">
            <text:p>8.03E+009</text:p>
          </table:table-cell>
          <table:table-cell office:value-type="float" office:value="8028708574.51" calcext:value-type="float">
            <text:p>8028708574.51</text:p>
          </table:table-cell>
          <table:table-cell office:value-type="float" office:value="206544105" calcext:value-type="float">
            <text:p>206544105</text:p>
          </table:table-cell>
          <table:table-cell office:value-type="float" office:value="23458.299" calcext:value-type="float">
            <text:p>23458.299</text:p>
          </table:table-cell>
          <table:table-cell office:value-type="float" office:value="62749.64779" calcext:value-type="float">
            <text:p>62749.64779</text:p>
          </table:table-cell>
          <table:table-cell office:value-type="float" office:value="8030716000" calcext:value-type="float">
            <text:p>8.03E+009</text:p>
          </table:table-cell>
          <table:table-cell office:value-type="float" office:value="8028708574.51" calcext:value-type="float">
            <text:p>8028708574.51</text:p>
          </table:table-cell>
          <table:table-cell office:value-type="float" office:value="206557564" calcext:value-type="float">
            <text:p>206557564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22654.041" calcext:value-type="float">
            <text:p>22654.041</text:p>
          </table:table-cell>
          <table:table-cell office:value-type="float" office:value="65683.64558" calcext:value-type="float">
            <text:p>65683.64558</text:p>
          </table:table-cell>
          <table:table-cell office:value-type="float" office:value="8029886000" calcext:value-type="float">
            <text:p>8.03E+009</text:p>
          </table:table-cell>
          <table:table-cell office:value-type="float" office:value="8027878148" calcext:value-type="float">
            <text:p>8027878148</text:p>
          </table:table-cell>
          <table:table-cell office:value-type="float" office:value="206728854" calcext:value-type="float">
            <text:p>206728854</text:p>
          </table:table-cell>
          <table:table-cell office:value-type="float" office:value="23707.021" calcext:value-type="float">
            <text:p>23707.021</text:p>
          </table:table-cell>
          <table:table-cell office:value-type="float" office:value="62766.215966" calcext:value-type="float">
            <text:p>62766.215966</text:p>
          </table:table-cell>
          <table:table-cell office:value-type="float" office:value="8029886000" calcext:value-type="float">
            <text:p>8.03E+009</text:p>
          </table:table-cell>
          <table:table-cell office:value-type="float" office:value="8027878148" calcext:value-type="float">
            <text:p>8027878148</text:p>
          </table:table-cell>
          <table:table-cell office:value-type="float" office:value="206750235" calcext:value-type="float">
            <text:p>206750235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22895.993" calcext:value-type="float">
            <text:p>22895.993</text:p>
          </table:table-cell>
          <table:table-cell office:value-type="float" office:value="65688.349922" calcext:value-type="float">
            <text:p>65688.349922</text:p>
          </table:table-cell>
          <table:table-cell office:value-type="float" office:value="8029060000" calcext:value-type="float">
            <text:p>8.03E+009</text:p>
          </table:table-cell>
          <table:table-cell office:value-type="float" office:value="8027052264.34" calcext:value-type="float">
            <text:p>8027052264.34</text:p>
          </table:table-cell>
          <table:table-cell office:value-type="float" office:value="207279802" calcext:value-type="float">
            <text:p>207279802</text:p>
          </table:table-cell>
          <table:table-cell office:value-type="float" office:value="23966.322" calcext:value-type="float">
            <text:p>23966.322</text:p>
          </table:table-cell>
          <table:table-cell office:value-type="float" office:value="62754.727238" calcext:value-type="float">
            <text:p>62754.727238</text:p>
          </table:table-cell>
          <table:table-cell office:value-type="float" office:value="8029060000" calcext:value-type="float">
            <text:p>8.03E+009</text:p>
          </table:table-cell>
          <table:table-cell office:value-type="float" office:value="8027052264.34" calcext:value-type="float">
            <text:p>8027052264.34</text:p>
          </table:table-cell>
          <table:table-cell office:value-type="float" office:value="207265405" calcext:value-type="float">
            <text:p>207265405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23146.059" calcext:value-type="float">
            <text:p>23146.059</text:p>
          </table:table-cell>
          <table:table-cell office:value-type="float" office:value="65669.92679" calcext:value-type="float">
            <text:p>65669.92679</text:p>
          </table:table-cell>
          <table:table-cell office:value-type="float" office:value="8028238000" calcext:value-type="float">
            <text:p>8.03E+009</text:p>
          </table:table-cell>
          <table:table-cell office:value-type="float" office:value="8026230851.21" calcext:value-type="float">
            <text:p>8026230851.21</text:p>
          </table:table-cell>
          <table:table-cell office:value-type="float" office:value="208231110" calcext:value-type="float">
            <text:p>208231110</text:p>
          </table:table-cell>
          <table:table-cell office:value-type="float" office:value="24210.827" calcext:value-type="float">
            <text:p>24210.827</text:p>
          </table:table-cell>
          <table:table-cell office:value-type="float" office:value="62781.828973" calcext:value-type="float">
            <text:p>62781.828973</text:p>
          </table:table-cell>
          <table:table-cell office:value-type="float" office:value="8028238000" calcext:value-type="float">
            <text:p>8.03E+009</text:p>
          </table:table-cell>
          <table:table-cell office:value-type="float" office:value="8026230851.21" calcext:value-type="float">
            <text:p>8026230851.21</text:p>
          </table:table-cell>
          <table:table-cell office:value-type="float" office:value="208245434" calcext:value-type="float">
            <text:p>208245434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23379.241" calcext:value-type="float">
            <text:p>23379.241</text:p>
          </table:table-cell>
          <table:table-cell office:value-type="float" office:value="65699.309913" calcext:value-type="float">
            <text:p>65699.309913</text:p>
          </table:table-cell>
          <table:table-cell office:value-type="float" office:value="8027421000" calcext:value-type="float">
            <text:p>8.03E+009</text:p>
          </table:table-cell>
          <table:table-cell office:value-type="float" office:value="8025413838.2" calcext:value-type="float">
            <text:p>8025413838.2</text:p>
          </table:table-cell>
          <table:table-cell office:value-type="float" office:value="208459392" calcext:value-type="float">
            <text:p>208459392</text:p>
          </table:table-cell>
          <table:table-cell office:value-type="float" office:value="24464.682" calcext:value-type="float">
            <text:p>24464.682</text:p>
          </table:table-cell>
          <table:table-cell office:value-type="float" office:value="62784.384444" calcext:value-type="float">
            <text:p>62784.384444</text:p>
          </table:table-cell>
          <table:table-cell office:value-type="float" office:value="8027421000" calcext:value-type="float">
            <text:p>8.03E+009</text:p>
          </table:table-cell>
          <table:table-cell office:value-type="float" office:value="8025413838.19" calcext:value-type="float">
            <text:p>8025413838.19</text:p>
          </table:table-cell>
          <table:table-cell office:value-type="float" office:value="208422721" calcext:value-type="float">
            <text:p>208422721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23645.195" calcext:value-type="float">
            <text:p>23645.195</text:p>
          </table:table-cell>
          <table:table-cell office:value-type="float" office:value="65637.014201" calcext:value-type="float">
            <text:p>65637.014201</text:p>
          </table:table-cell>
          <table:table-cell office:value-type="float" office:value="8026608000" calcext:value-type="float">
            <text:p>8.03E+009</text:p>
          </table:table-cell>
          <table:table-cell office:value-type="float" office:value="8024601156.71" calcext:value-type="float">
            <text:p>8024601156.71</text:p>
          </table:table-cell>
          <table:table-cell office:value-type="float" office:value="209237495" calcext:value-type="float">
            <text:p>209237495</text:p>
          </table:table-cell>
          <table:table-cell office:value-type="float" office:value="24715.123" calcext:value-type="float">
            <text:p>24715.123</text:p>
          </table:table-cell>
          <table:table-cell office:value-type="float" office:value="62795.560435" calcext:value-type="float">
            <text:p>62795.560435</text:p>
          </table:table-cell>
          <table:table-cell office:value-type="float" office:value="8026608000" calcext:value-type="float">
            <text:p>8.03E+009</text:p>
          </table:table-cell>
          <table:table-cell office:value-type="float" office:value="8024601156.71" calcext:value-type="float">
            <text:p>8024601156.71</text:p>
          </table:table-cell>
          <table:table-cell office:value-type="float" office:value="209231163" calcext:value-type="float">
            <text:p>209231163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23871.088" calcext:value-type="float">
            <text:p>23871.088</text:p>
          </table:table-cell>
          <table:table-cell office:value-type="float" office:value="65686.15557" calcext:value-type="float">
            <text:p>65686.15557</text:p>
          </table:table-cell>
          <table:table-cell office:value-type="float" office:value="8025799000" calcext:value-type="float">
            <text:p>8.03E+009</text:p>
          </table:table-cell>
          <table:table-cell office:value-type="float" office:value="8023792739.94" calcext:value-type="float">
            <text:p>8023792739.94</text:p>
          </table:table-cell>
          <table:table-cell office:value-type="float" office:value="209477056" calcext:value-type="float">
            <text:p>209477056</text:p>
          </table:table-cell>
          <table:table-cell office:value-type="float" office:value="24980.866" calcext:value-type="float">
            <text:p>24980.866</text:p>
          </table:table-cell>
          <table:table-cell office:value-type="float" office:value="62768.040147" calcext:value-type="float">
            <text:p>62768.040147</text:p>
          </table:table-cell>
          <table:table-cell office:value-type="float" office:value="8025799000" calcext:value-type="float">
            <text:p>8.03E+009</text:p>
          </table:table-cell>
          <table:table-cell office:value-type="float" office:value="8023792739.94" calcext:value-type="float">
            <text:p>8023792739.94</text:p>
          </table:table-cell>
          <table:table-cell office:value-type="float" office:value="209453001" calcext:value-type="float">
            <text:p>209453001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24108.753" calcext:value-type="float">
            <text:p>24108.753</text:p>
          </table:table-cell>
          <table:table-cell office:value-type="float" office:value="65702.278338" calcext:value-type="float">
            <text:p>65702.278338</text:p>
          </table:table-cell>
          <table:table-cell office:value-type="float" office:value="8024995000" calcext:value-type="float">
            <text:p>8.02E+009</text:p>
          </table:table-cell>
          <table:table-cell office:value-type="float" office:value="8022988522.76" calcext:value-type="float">
            <text:p>8022988522.76</text:p>
          </table:table-cell>
          <table:table-cell office:value-type="float" office:value="209832646" calcext:value-type="float">
            <text:p>209832646</text:p>
          </table:table-cell>
          <table:table-cell office:value-type="float" office:value="25237.482" calcext:value-type="float">
            <text:p>25237.482</text:p>
          </table:table-cell>
          <table:table-cell office:value-type="float" office:value="62763.789193" calcext:value-type="float">
            <text:p>62763.789193</text:p>
          </table:table-cell>
          <table:table-cell office:value-type="float" office:value="8024995000" calcext:value-type="float">
            <text:p>8.02E+009</text:p>
          </table:table-cell>
          <table:table-cell office:value-type="float" office:value="8022988522.76" calcext:value-type="float">
            <text:p>8022988522.76</text:p>
          </table:table-cell>
          <table:table-cell office:value-type="float" office:value="209831384" calcext:value-type="float">
            <text:p>20983138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4362.74" calcext:value-type="float">
            <text:p>24362.74</text:p>
          </table:table-cell>
          <table:table-cell office:value-type="float" office:value="65674.058008" calcext:value-type="float">
            <text:p>65674.058008</text:p>
          </table:table-cell>
          <table:table-cell office:value-type="float" office:value="8024194000" calcext:value-type="float">
            <text:p>8.02E+009</text:p>
          </table:table-cell>
          <table:table-cell office:value-type="float" office:value="8022188441.7" calcext:value-type="float">
            <text:p>8022188441.7</text:p>
          </table:table-cell>
          <table:table-cell office:value-type="float" office:value="210139146" calcext:value-type="float">
            <text:p>210139146</text:p>
          </table:table-cell>
          <table:table-cell office:value-type="float" office:value="25491.885" calcext:value-type="float">
            <text:p>25491.885</text:p>
          </table:table-cell>
          <table:table-cell office:value-type="float" office:value="62765.0721" calcext:value-type="float">
            <text:p>62765.0721</text:p>
          </table:table-cell>
          <table:table-cell office:value-type="float" office:value="8024194000" calcext:value-type="float">
            <text:p>8.02E+009</text:p>
          </table:table-cell>
          <table:table-cell office:value-type="float" office:value="8022188441.7" calcext:value-type="float">
            <text:p>8022188441.7</text:p>
          </table:table-cell>
          <table:table-cell office:value-type="float" office:value="210120573" calcext:value-type="float">
            <text:p>210120573</text:p>
          </table:table-cell>
        </table:table-row>
      </table:table>
      <table:named-expressions/>
      <table:database-ranges>
        <table:database-range table:name="__Anonymous_Sheet_DB__0" table:target-range-address="Sheet1.G1:Sheet1.G19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16:10:06.6880988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4:08:43.859303053</meta:creation-date>
    <meta:generator>LibreOffice/4.2.8.2$Linux_X86_64 LibreOffice_project/420m0$Build-2</meta:generator>
    <dc:date>2015-10-13T18:30:13.314562355</dc:date>
    <meta:editing-duration>PT50S</meta:editing-duration>
    <meta:editing-cycles>2</meta:editing-cycles>
    <meta:document-statistic meta:table-count="1" meta:cell-count="155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0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minimum="61200" chart:maximum="66500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259cm" svg:height="16.369cm" xlink:href=".." xlink:type="simple" chart:class="chart:scatter" chart:style-name="ch1">
        <chart:legend chart:legend-position="bottom" svg:x="11.989cm" svg:y="15.374cm" style:legend-expansion="wide" chart:style-name="ch2"/>
        <chart:plot-area chart:style-name="ch3" table:cell-range-address="Sheet1.A1:Sheet1.A141 Sheet1.C1:Sheet1.C141 Sheet1.H1:Sheet1.H141" chart:data-source-has-labels="row" svg:x="1.961cm" svg:y="0.327cm" svg:width="27.693cm" svg:height="13.394cm">
          <chartooo:coordinate-region svg:x="3.403cm" svg:y="0.327cm" svg:width="25.654cm" svg:height="12.641cm"/>
          <chart:axis chart:dimension="x" chart:name="primary-x" chart:style-name="ch4">
            <chart:title svg:x="13.297cm" svg:y="14.049cm" chart:style-name="ch5">
              <text:p>Number of time steps</text:p>
            </chart:title>
          </chart:axis>
          <chart:axis chart:dimension="y" chart:name="primary-y" chart:style-name="ch6">
            <chart:title svg:x="0.451cm" svg:y="8.172cm" chart:style-name="ch7">
              <text:p>MFLOPS</text:p>
            </chart:title>
            <chart:grid chart:style-name="ch8" chart:class="major"/>
          </chart:axis>
          <chart:series chart:style-name="ch9" chart:values-cell-range-address="Sheet1.C2:Sheet1.C141" chart:label-cell-address="Sheet1.C1:Sheet1.C1" chart:class="chart:scatter">
            <chart:domain table:cell-range-address="Sheet1.A2:Sheet1.A141"/>
            <chart:data-point chart:repeated="140"/>
          </chart:series>
          <chart:series chart:style-name="ch10" chart:values-cell-range-address="Sheet1.H2:Sheet1.H141" chart:label-cell-address="Sheet1.H1:Sheet1.H1" chart:class="chart:scatter">
            <chart:data-point chart:repeated="1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PCG</text:p>
                <draw:g>
                  <svg:desc>Sheet1.C1:Sheet1.C1</svg:desc>
                </draw:g>
              </table:table-cell>
              <table:table-cell office:value-type="string">
                <text:p>OpenACC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A2:Sheet1.A141</svg:desc>
                </draw:g>
              </table:table-cell>
              <table:table-cell office:value-type="float" office:value="65322.119703">
                <text:p>65322.119703</text:p>
                <draw:g>
                  <svg:desc>Sheet1.C2:Sheet1.C141</svg:desc>
                </draw:g>
              </table:table-cell>
              <table:table-cell office:value-type="float" office:value="62640.696878">
                <text:p>62640.696878</text:p>
                <draw:g>
                  <svg:desc>Sheet1.H2:Sheet1.H1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65374.164947">
                <text:p>65374.164947</text:p>
              </table:table-cell>
              <table:table-cell office:value-type="float" office:value="62654.188041">
                <text:p>62654.1880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65505.759048">
                <text:p>65505.759048</text:p>
              </table:table-cell>
              <table:table-cell office:value-type="float" office:value="62596.584574">
                <text:p>62596.5845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65452.723191">
                <text:p>65452.723191</text:p>
              </table:table-cell>
              <table:table-cell office:value-type="float" office:value="62634.259962">
                <text:p>62634.2599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65520.333826">
                <text:p>65520.333826</text:p>
              </table:table-cell>
              <table:table-cell office:value-type="float" office:value="62668.175925">
                <text:p>62668.1759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65563.022455">
                <text:p>65563.022455</text:p>
              </table:table-cell>
              <table:table-cell office:value-type="float" office:value="62669.116855">
                <text:p>62669.1168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">
                <text:p>140</text:p>
              </table:table-cell>
              <table:table-cell office:value-type="float" office:value="65553.04529">
                <text:p>65553.04529</text:p>
              </table:table-cell>
              <table:table-cell office:value-type="float" office:value="62663.302244">
                <text:p>62663.3022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">
                <text:p>160</text:p>
              </table:table-cell>
              <table:table-cell office:value-type="float" office:value="65562.015008">
                <text:p>65562.015008</text:p>
              </table:table-cell>
              <table:table-cell office:value-type="float" office:value="62676.277029">
                <text:p>62676.2770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">
                <text:p>180</text:p>
              </table:table-cell>
              <table:table-cell office:value-type="float" office:value="65588.10669">
                <text:p>65588.10669</text:p>
              </table:table-cell>
              <table:table-cell office:value-type="float" office:value="62091.714637">
                <text:p>62091.7146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65581.833832">
                <text:p>65581.833832</text:p>
              </table:table-cell>
              <table:table-cell office:value-type="float" office:value="62641.43261">
                <text:p>62641.432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">
                <text:p>220</text:p>
              </table:table-cell>
              <table:table-cell office:value-type="float" office:value="65594.910431">
                <text:p>65594.910431</text:p>
              </table:table-cell>
              <table:table-cell office:value-type="float" office:value="62677.504652">
                <text:p>62677.5046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">
                <text:p>240</text:p>
              </table:table-cell>
              <table:table-cell office:value-type="float" office:value="65512.687965">
                <text:p>65512.687965</text:p>
              </table:table-cell>
              <table:table-cell office:value-type="float" office:value="62701.350528">
                <text:p>62701.3505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">
                <text:p>260</text:p>
              </table:table-cell>
              <table:table-cell office:value-type="float" office:value="65580.593189">
                <text:p>65580.593189</text:p>
              </table:table-cell>
              <table:table-cell office:value-type="float" office:value="62668.912303">
                <text:p>62668.9123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">
                <text:p>280</text:p>
              </table:table-cell>
              <table:table-cell office:value-type="float" office:value="65490.948215">
                <text:p>65490.948215</text:p>
              </table:table-cell>
              <table:table-cell office:value-type="float" office:value="62712.16098">
                <text:p>62712.160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">
                <text:p>300</text:p>
              </table:table-cell>
              <table:table-cell office:value-type="float" office:value="65570.456138">
                <text:p>65570.456138</text:p>
              </table:table-cell>
              <table:table-cell office:value-type="float" office:value="62660.976702">
                <text:p>62660.9767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0">
                <text:p>320</text:p>
              </table:table-cell>
              <table:table-cell office:value-type="float" office:value="65605.279175">
                <text:p>65605.279175</text:p>
              </table:table-cell>
              <table:table-cell office:value-type="float" office:value="62669.295839">
                <text:p>62669.2958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0">
                <text:p>340</text:p>
              </table:table-cell>
              <table:table-cell office:value-type="float" office:value="65563.812632">
                <text:p>65563.812632</text:p>
              </table:table-cell>
              <table:table-cell office:value-type="float" office:value="62671.222619">
                <text:p>62671.2226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">
                <text:p>360</text:p>
              </table:table-cell>
              <table:table-cell office:value-type="float" office:value="65605.139069">
                <text:p>65605.139069</text:p>
              </table:table-cell>
              <table:table-cell office:value-type="float" office:value="62678.323094">
                <text:p>62678.3230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0">
                <text:p>380</text:p>
              </table:table-cell>
              <table:table-cell office:value-type="float" office:value="65600.726787">
                <text:p>65600.726787</text:p>
              </table:table-cell>
              <table:table-cell office:value-type="float" office:value="62686.939568">
                <text:p>62686.9395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">
                <text:p>400</text:p>
              </table:table-cell>
              <table:table-cell office:value-type="float" office:value="65604.28724">
                <text:p>65604.28724</text:p>
              </table:table-cell>
              <table:table-cell office:value-type="float" office:value="62645.418124">
                <text:p>62645.4181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0">
                <text:p>420</text:p>
              </table:table-cell>
              <table:table-cell office:value-type="float" office:value="65573.194615">
                <text:p>65573.194615</text:p>
              </table:table-cell>
              <table:table-cell office:value-type="float" office:value="62664.821536">
                <text:p>62664.8215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0">
                <text:p>440</text:p>
              </table:table-cell>
              <table:table-cell office:value-type="float" office:value="65609.581981">
                <text:p>65609.581981</text:p>
              </table:table-cell>
              <table:table-cell office:value-type="float" office:value="62657.031961">
                <text:p>62657.0319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0">
                <text:p>460</text:p>
              </table:table-cell>
              <table:table-cell office:value-type="float" office:value="65596.621774">
                <text:p>65596.621774</text:p>
              </table:table-cell>
              <table:table-cell office:value-type="float" office:value="62633.820221">
                <text:p>62633.8202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0">
                <text:p>480</text:p>
              </table:table-cell>
              <table:table-cell office:value-type="float" office:value="65259.342155">
                <text:p>65259.342155</text:p>
              </table:table-cell>
              <table:table-cell office:value-type="float" office:value="62521.369609">
                <text:p>62521.3696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">
                <text:p>500</text:p>
              </table:table-cell>
              <table:table-cell office:value-type="float" office:value="65249.714736">
                <text:p>65249.714736</text:p>
              </table:table-cell>
              <table:table-cell office:value-type="float" office:value="62680.745807">
                <text:p>62680.7458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0">
                <text:p>520</text:p>
              </table:table-cell>
              <table:table-cell office:value-type="float" office:value="65220.93592">
                <text:p>65220.93592</text:p>
              </table:table-cell>
              <table:table-cell office:value-type="float" office:value="62688.791591">
                <text:p>62688.7915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0">
                <text:p>540</text:p>
              </table:table-cell>
              <table:table-cell office:value-type="float" office:value="65615.552101">
                <text:p>65615.552101</text:p>
              </table:table-cell>
              <table:table-cell office:value-type="float" office:value="62641.923107">
                <text:p>62641.9231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0">
                <text:p>560</text:p>
              </table:table-cell>
              <table:table-cell office:value-type="float" office:value="65269.586704">
                <text:p>65269.586704</text:p>
              </table:table-cell>
              <table:table-cell office:value-type="float" office:value="62627.605494">
                <text:p>62627.6054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0">
                <text:p>580</text:p>
              </table:table-cell>
              <table:table-cell office:value-type="float" office:value="65286.963643">
                <text:p>65286.963643</text:p>
              </table:table-cell>
              <table:table-cell office:value-type="float" office:value="62645.771242">
                <text:p>62645.7712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">
                <text:p>600</text:p>
              </table:table-cell>
              <table:table-cell office:value-type="float" office:value="65012.592804">
                <text:p>65012.592804</text:p>
              </table:table-cell>
              <table:table-cell office:value-type="float" office:value="62662.694548">
                <text:p>62662.6945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0">
                <text:p>620</text:p>
              </table:table-cell>
              <table:table-cell office:value-type="float" office:value="65489.614087">
                <text:p>65489.614087</text:p>
              </table:table-cell>
              <table:table-cell office:value-type="float" office:value="62686.257807">
                <text:p>62686.2578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0">
                <text:p>640</text:p>
              </table:table-cell>
              <table:table-cell office:value-type="float" office:value="65589.142947">
                <text:p>65589.142947</text:p>
              </table:table-cell>
              <table:table-cell office:value-type="float" office:value="62659.057018">
                <text:p>62659.0570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0">
                <text:p>660</text:p>
              </table:table-cell>
              <table:table-cell office:value-type="float" office:value="65658.575408">
                <text:p>65658.575408</text:p>
              </table:table-cell>
              <table:table-cell office:value-type="float" office:value="62696.483119">
                <text:p>62696.4831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0">
                <text:p>680</text:p>
              </table:table-cell>
              <table:table-cell office:value-type="float" office:value="65619.607718">
                <text:p>65619.607718</text:p>
              </table:table-cell>
              <table:table-cell office:value-type="float" office:value="62681.585038">
                <text:p>62681.5850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">
                <text:p>700</text:p>
              </table:table-cell>
              <table:table-cell office:value-type="float" office:value="65626.756028">
                <text:p>65626.756028</text:p>
              </table:table-cell>
              <table:table-cell office:value-type="float" office:value="62707.333119">
                <text:p>62707.3331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0">
                <text:p>720</text:p>
              </table:table-cell>
              <table:table-cell office:value-type="float" office:value="65590.68339">
                <text:p>65590.68339</text:p>
              </table:table-cell>
              <table:table-cell office:value-type="float" office:value="62722.994675">
                <text:p>62722.9946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0">
                <text:p>740</text:p>
              </table:table-cell>
              <table:table-cell office:value-type="float" office:value="65638.587506">
                <text:p>65638.587506</text:p>
              </table:table-cell>
              <table:table-cell office:value-type="float" office:value="62655.97846">
                <text:p>62655.978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0">
                <text:p>760</text:p>
              </table:table-cell>
              <table:table-cell office:value-type="float" office:value="65635.285875">
                <text:p>65635.285875</text:p>
              </table:table-cell>
              <table:table-cell office:value-type="float" office:value="62628.856555">
                <text:p>62628.8565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0">
                <text:p>780</text:p>
              </table:table-cell>
              <table:table-cell office:value-type="float" office:value="65518.517644">
                <text:p>65518.517644</text:p>
              </table:table-cell>
              <table:table-cell office:value-type="float" office:value="62709.502751">
                <text:p>62709.5027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">
                <text:p>800</text:p>
              </table:table-cell>
              <table:table-cell office:value-type="float" office:value="65629.919039">
                <text:p>65629.919039</text:p>
              </table:table-cell>
              <table:table-cell office:value-type="float" office:value="62664.371584">
                <text:p>62664.3715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0">
                <text:p>820</text:p>
              </table:table-cell>
              <table:table-cell office:value-type="float" office:value="65628.614076">
                <text:p>65628.614076</text:p>
              </table:table-cell>
              <table:table-cell office:value-type="float" office:value="62703.445679">
                <text:p>62703.4456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0">
                <text:p>840</text:p>
              </table:table-cell>
              <table:table-cell office:value-type="float" office:value="65617.150292">
                <text:p>65617.150292</text:p>
              </table:table-cell>
              <table:table-cell office:value-type="float" office:value="62683.000314">
                <text:p>62683.0003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0">
                <text:p>860</text:p>
              </table:table-cell>
              <table:table-cell office:value-type="float" office:value="65617.580171">
                <text:p>65617.580171</text:p>
              </table:table-cell>
              <table:table-cell office:value-type="float" office:value="62688.698221">
                <text:p>62688.6982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0">
                <text:p>880</text:p>
              </table:table-cell>
              <table:table-cell office:value-type="float" office:value="65639.679186">
                <text:p>65639.679186</text:p>
              </table:table-cell>
              <table:table-cell office:value-type="float" office:value="62714.830588">
                <text:p>62714.8305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0">
                <text:p>900</text:p>
              </table:table-cell>
              <table:table-cell office:value-type="float" office:value="65648.80624">
                <text:p>65648.80624</text:p>
              </table:table-cell>
              <table:table-cell office:value-type="float" office:value="62607.252963">
                <text:p>62607.2529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0">
                <text:p>920</text:p>
              </table:table-cell>
              <table:table-cell office:value-type="float" office:value="65659.735372">
                <text:p>65659.735372</text:p>
              </table:table-cell>
              <table:table-cell office:value-type="float" office:value="62707.703292">
                <text:p>62707.7032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0">
                <text:p>940</text:p>
              </table:table-cell>
              <table:table-cell office:value-type="float" office:value="65658.591911">
                <text:p>65658.591911</text:p>
              </table:table-cell>
              <table:table-cell office:value-type="float" office:value="62710.877836">
                <text:p>62710.8778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0">
                <text:p>960</text:p>
              </table:table-cell>
              <table:table-cell office:value-type="float" office:value="65687.259366">
                <text:p>65687.259366</text:p>
              </table:table-cell>
              <table:table-cell office:value-type="float" office:value="62714.944653">
                <text:p>62714.9446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0">
                <text:p>980</text:p>
              </table:table-cell>
              <table:table-cell office:value-type="float" office:value="65674.89753">
                <text:p>65674.89753</text:p>
              </table:table-cell>
              <table:table-cell office:value-type="float" office:value="62683.443016">
                <text:p>62683.4430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">
                <text:p>1000</text:p>
              </table:table-cell>
              <table:table-cell office:value-type="float" office:value="65477.807934">
                <text:p>65477.807934</text:p>
              </table:table-cell>
              <table:table-cell office:value-type="float" office:value="62687.523851">
                <text:p>62687.5238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00">
                <text:p>1100</text:p>
              </table:table-cell>
              <table:table-cell office:value-type="float" office:value="65631.552667">
                <text:p>65631.552667</text:p>
              </table:table-cell>
              <table:table-cell office:value-type="float" office:value="62708.277885">
                <text:p>62708.2778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00">
                <text:p>1200</text:p>
              </table:table-cell>
              <table:table-cell office:value-type="float" office:value="65647.220045">
                <text:p>65647.220045</text:p>
              </table:table-cell>
              <table:table-cell office:value-type="float" office:value="62714.130375">
                <text:p>62714.130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00">
                <text:p>1300</text:p>
              </table:table-cell>
              <table:table-cell office:value-type="float" office:value="65537.386085">
                <text:p>65537.386085</text:p>
              </table:table-cell>
              <table:table-cell office:value-type="float" office:value="62606.080435">
                <text:p>62606.0804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00">
                <text:p>1400</text:p>
              </table:table-cell>
              <table:table-cell office:value-type="float" office:value="65588.381955">
                <text:p>65588.381955</text:p>
              </table:table-cell>
              <table:table-cell office:value-type="float" office:value="62692.029324">
                <text:p>62692.0293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00">
                <text:p>1500</text:p>
              </table:table-cell>
              <table:table-cell office:value-type="float" office:value="65642.946679">
                <text:p>65642.946679</text:p>
              </table:table-cell>
              <table:table-cell office:value-type="float" office:value="62717.977638">
                <text:p>62717.9776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00">
                <text:p>1600</text:p>
              </table:table-cell>
              <table:table-cell office:value-type="float" office:value="65665.372341">
                <text:p>65665.372341</text:p>
              </table:table-cell>
              <table:table-cell office:value-type="float" office:value="62716.737162">
                <text:p>62716.7371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00">
                <text:p>1700</text:p>
              </table:table-cell>
              <table:table-cell office:value-type="float" office:value="65532.630913">
                <text:p>65532.630913</text:p>
              </table:table-cell>
              <table:table-cell office:value-type="float" office:value="62742.073104">
                <text:p>62742.0731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00">
                <text:p>1800</text:p>
              </table:table-cell>
              <table:table-cell office:value-type="float" office:value="65607.799309">
                <text:p>65607.799309</text:p>
              </table:table-cell>
              <table:table-cell office:value-type="float" office:value="62720.952522">
                <text:p>62720.9525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00">
                <text:p>1900</text:p>
              </table:table-cell>
              <table:table-cell office:value-type="float" office:value="65666.377648">
                <text:p>65666.377648</text:p>
              </table:table-cell>
              <table:table-cell office:value-type="float" office:value="62761.67904">
                <text:p>62761.679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00">
                <text:p>2000</text:p>
              </table:table-cell>
              <table:table-cell office:value-type="float" office:value="65681.997734">
                <text:p>65681.997734</text:p>
              </table:table-cell>
              <table:table-cell office:value-type="float" office:value="62723.636716">
                <text:p>62723.6367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00">
                <text:p>2100</text:p>
              </table:table-cell>
              <table:table-cell office:value-type="float" office:value="65599.669815">
                <text:p>65599.669815</text:p>
              </table:table-cell>
              <table:table-cell office:value-type="float" office:value="62742.754706">
                <text:p>62742.7547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200">
                <text:p>2200</text:p>
              </table:table-cell>
              <table:table-cell office:value-type="float" office:value="65675.513706">
                <text:p>65675.513706</text:p>
              </table:table-cell>
              <table:table-cell office:value-type="float" office:value="62733.311781">
                <text:p>62733.3117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00">
                <text:p>2300</text:p>
              </table:table-cell>
              <table:table-cell office:value-type="float" office:value="65639.070372">
                <text:p>65639.070372</text:p>
              </table:table-cell>
              <table:table-cell office:value-type="float" office:value="62717.337731">
                <text:p>62717.3377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00">
                <text:p>2400</text:p>
              </table:table-cell>
              <table:table-cell office:value-type="float" office:value="65712.02833">
                <text:p>65712.02833</text:p>
              </table:table-cell>
              <table:table-cell office:value-type="float" office:value="62678.906247">
                <text:p>62678.9062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00">
                <text:p>2500</text:p>
              </table:table-cell>
              <table:table-cell office:value-type="float" office:value="65669.238493">
                <text:p>65669.238493</text:p>
              </table:table-cell>
              <table:table-cell office:value-type="float" office:value="62744.861823">
                <text:p>62744.8618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00">
                <text:p>2600</text:p>
              </table:table-cell>
              <table:table-cell office:value-type="float" office:value="65624.022936">
                <text:p>65624.022936</text:p>
              </table:table-cell>
              <table:table-cell office:value-type="float" office:value="62760.641474">
                <text:p>62760.6414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00">
                <text:p>2700</text:p>
              </table:table-cell>
              <table:table-cell office:value-type="float" office:value="65249.149042">
                <text:p>65249.149042</text:p>
              </table:table-cell>
              <table:table-cell office:value-type="float" office:value="62671.912538">
                <text:p>62671.9125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00">
                <text:p>2800</text:p>
              </table:table-cell>
              <table:table-cell office:value-type="float" office:value="65282.09369">
                <text:p>65282.09369</text:p>
              </table:table-cell>
              <table:table-cell office:value-type="float" office:value="62723.908954">
                <text:p>62723.9089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00">
                <text:p>2900</text:p>
              </table:table-cell>
              <table:table-cell office:value-type="float" office:value="65275.179901">
                <text:p>65275.179901</text:p>
              </table:table-cell>
              <table:table-cell office:value-type="float" office:value="62694.840431">
                <text:p>62694.8404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00">
                <text:p>3000</text:p>
              </table:table-cell>
              <table:table-cell office:value-type="float" office:value="65682.07413">
                <text:p>65682.07413</text:p>
              </table:table-cell>
              <table:table-cell office:value-type="float" office:value="62722.263856">
                <text:p>62722.2638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00">
                <text:p>3100</text:p>
              </table:table-cell>
              <table:table-cell office:value-type="float" office:value="65651.069332">
                <text:p>65651.069332</text:p>
              </table:table-cell>
              <table:table-cell office:value-type="float" office:value="62755.767711">
                <text:p>62755.7677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00">
                <text:p>3200</text:p>
              </table:table-cell>
              <table:table-cell office:value-type="float" office:value="65664.707028">
                <text:p>65664.707028</text:p>
              </table:table-cell>
              <table:table-cell office:value-type="float" office:value="62730.153503">
                <text:p>62730.1535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00">
                <text:p>3300</text:p>
              </table:table-cell>
              <table:table-cell office:value-type="float" office:value="65682.07413">
                <text:p>65682.07413</text:p>
              </table:table-cell>
              <table:table-cell office:value-type="float" office:value="62700.913082">
                <text:p>62700.9130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400">
                <text:p>3400</text:p>
              </table:table-cell>
              <table:table-cell office:value-type="float" office:value="65596.542676">
                <text:p>65596.542676</text:p>
              </table:table-cell>
              <table:table-cell office:value-type="float" office:value="62708.904803">
                <text:p>62708.9048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500">
                <text:p>3500</text:p>
              </table:table-cell>
              <table:table-cell office:value-type="float" office:value="65681.891807">
                <text:p>65681.891807</text:p>
              </table:table-cell>
              <table:table-cell office:value-type="float" office:value="62681.419336">
                <text:p>62681.4193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600">
                <text:p>3600</text:p>
              </table:table-cell>
              <table:table-cell office:value-type="float" office:value="65640.629179">
                <text:p>65640.629179</text:p>
              </table:table-cell>
              <table:table-cell office:value-type="float" office:value="62715.735051">
                <text:p>62715.7350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00">
                <text:p>3700</text:p>
              </table:table-cell>
              <table:table-cell office:value-type="float" office:value="65684.170537">
                <text:p>65684.170537</text:p>
              </table:table-cell>
              <table:table-cell office:value-type="float" office:value="62743.701518">
                <text:p>62743.7015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00">
                <text:p>3800</text:p>
              </table:table-cell>
              <table:table-cell office:value-type="float" office:value="65675.464046">
                <text:p>65675.464046</text:p>
              </table:table-cell>
              <table:table-cell office:value-type="float" office:value="62740.40384">
                <text:p>62740.403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0">
                <text:p>3900</text:p>
              </table:table-cell>
              <table:table-cell office:value-type="float" office:value="65679.391733">
                <text:p>65679.391733</text:p>
              </table:table-cell>
              <table:table-cell office:value-type="float" office:value="62752.291364">
                <text:p>62752.2913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00">
                <text:p>4000</text:p>
              </table:table-cell>
              <table:table-cell office:value-type="float" office:value="65686.082925">
                <text:p>65686.082925</text:p>
              </table:table-cell>
              <table:table-cell office:value-type="float" office:value="61670.840369">
                <text:p>61670.8403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00">
                <text:p>4100</text:p>
              </table:table-cell>
              <table:table-cell office:value-type="float" office:value="65685.312083">
                <text:p>65685.312083</text:p>
              </table:table-cell>
              <table:table-cell office:value-type="float" office:value="62703.146006">
                <text:p>62703.1460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200">
                <text:p>4200</text:p>
              </table:table-cell>
              <table:table-cell office:value-type="float" office:value="65692.829129">
                <text:p>65692.829129</text:p>
              </table:table-cell>
              <table:table-cell office:value-type="float" office:value="62656.816866">
                <text:p>62656.8168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300">
                <text:p>4300</text:p>
              </table:table-cell>
              <table:table-cell office:value-type="float" office:value="65655.796433">
                <text:p>65655.796433</text:p>
              </table:table-cell>
              <table:table-cell office:value-type="float" office:value="62742.608934">
                <text:p>62742.6089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00">
                <text:p>4400</text:p>
              </table:table-cell>
              <table:table-cell office:value-type="float" office:value="65651.46254">
                <text:p>65651.46254</text:p>
              </table:table-cell>
              <table:table-cell office:value-type="float" office:value="62742.648727">
                <text:p>62742.6487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500">
                <text:p>4500</text:p>
              </table:table-cell>
              <table:table-cell office:value-type="float" office:value="65687.808835">
                <text:p>65687.808835</text:p>
              </table:table-cell>
              <table:table-cell office:value-type="float" office:value="62723.725511">
                <text:p>62723.7255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00">
                <text:p>4600</text:p>
              </table:table-cell>
              <table:table-cell office:value-type="float" office:value="65665.798558">
                <text:p>65665.798558</text:p>
              </table:table-cell>
              <table:table-cell office:value-type="float" office:value="62716.89415">
                <text:p>62716.894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700">
                <text:p>4700</text:p>
              </table:table-cell>
              <table:table-cell office:value-type="float" office:value="65682.437468">
                <text:p>65682.437468</text:p>
              </table:table-cell>
              <table:table-cell office:value-type="float" office:value="62755.942224">
                <text:p>62755.9422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800">
                <text:p>4800</text:p>
              </table:table-cell>
              <table:table-cell office:value-type="float" office:value="65680.175517">
                <text:p>65680.175517</text:p>
              </table:table-cell>
              <table:table-cell office:value-type="float" office:value="62731.060427">
                <text:p>62731.0604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900">
                <text:p>4900</text:p>
              </table:table-cell>
              <table:table-cell office:value-type="float" office:value="65694.725493">
                <text:p>65694.725493</text:p>
              </table:table-cell>
              <table:table-cell office:value-type="float" office:value="62702.618834">
                <text:p>62702.6188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000">
                <text:p>5000</text:p>
              </table:table-cell>
              <table:table-cell office:value-type="float" office:value="65693.03566">
                <text:p>65693.03566</text:p>
              </table:table-cell>
              <table:table-cell office:value-type="float" office:value="62751.865397">
                <text:p>62751.8653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100">
                <text:p>5100</text:p>
              </table:table-cell>
              <table:table-cell office:value-type="float" office:value="65661.419305">
                <text:p>65661.419305</text:p>
              </table:table-cell>
              <table:table-cell office:value-type="float" office:value="62752.306955">
                <text:p>62752.3069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200">
                <text:p>5200</text:p>
              </table:table-cell>
              <table:table-cell office:value-type="float" office:value="65683.970261">
                <text:p>65683.970261</text:p>
              </table:table-cell>
              <table:table-cell office:value-type="float" office:value="62733.152247">
                <text:p>62733.1522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300">
                <text:p>5300</text:p>
              </table:table-cell>
              <table:table-cell office:value-type="float" office:value="65632.978219">
                <text:p>65632.978219</text:p>
              </table:table-cell>
              <table:table-cell office:value-type="float" office:value="62727.423897">
                <text:p>62727.4238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400">
                <text:p>5400</text:p>
              </table:table-cell>
              <table:table-cell office:value-type="float" office:value="65685.229992">
                <text:p>65685.229992</text:p>
              </table:table-cell>
              <table:table-cell office:value-type="float" office:value="62741.31169">
                <text:p>62741.311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500">
                <text:p>5500</text:p>
              </table:table-cell>
              <table:table-cell office:value-type="float" office:value="65687.808835">
                <text:p>65687.808835</text:p>
              </table:table-cell>
              <table:table-cell office:value-type="float" office:value="62745.335152">
                <text:p>62745.3351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600">
                <text:p>5600</text:p>
              </table:table-cell>
              <table:table-cell office:value-type="float" office:value="65690.05015">
                <text:p>65690.05015</text:p>
              </table:table-cell>
              <table:table-cell office:value-type="float" office:value="62757.271544">
                <text:p>62757.2715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700">
                <text:p>5700</text:p>
              </table:table-cell>
              <table:table-cell office:value-type="float" office:value="65702.231866">
                <text:p>65702.231866</text:p>
              </table:table-cell>
              <table:table-cell office:value-type="float" office:value="62756.090609">
                <text:p>62756.0906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800">
                <text:p>5800</text:p>
              </table:table-cell>
              <table:table-cell office:value-type="float" office:value="65269.578834">
                <text:p>65269.578834</text:p>
              </table:table-cell>
              <table:table-cell office:value-type="float" office:value="62753.43122">
                <text:p>62753.431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900">
                <text:p>5900</text:p>
              </table:table-cell>
              <table:table-cell office:value-type="float" office:value="65280.416732">
                <text:p>65280.416732</text:p>
              </table:table-cell>
              <table:table-cell office:value-type="float" office:value="62734.965373">
                <text:p>62734.9653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000">
                <text:p>6000</text:p>
              </table:table-cell>
              <table:table-cell office:value-type="float" office:value="65299.037281">
                <text:p>65299.037281</text:p>
              </table:table-cell>
              <table:table-cell office:value-type="float" office:value="62723.726877">
                <text:p>62723.7268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100">
                <text:p>6100</text:p>
              </table:table-cell>
              <table:table-cell office:value-type="float" office:value="65680.919">
                <text:p>65680.919</text:p>
              </table:table-cell>
              <table:table-cell office:value-type="float" office:value="62701.72884">
                <text:p>62701.728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200">
                <text:p>6200</text:p>
              </table:table-cell>
              <table:table-cell office:value-type="float" office:value="65627.711195">
                <text:p>65627.711195</text:p>
              </table:table-cell>
              <table:table-cell office:value-type="float" office:value="62739.185238">
                <text:p>62739.1852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300">
                <text:p>6300</text:p>
              </table:table-cell>
              <table:table-cell office:value-type="float" office:value="65585.759562">
                <text:p>65585.759562</text:p>
              </table:table-cell>
              <table:table-cell office:value-type="float" office:value="62731.813655">
                <text:p>62731.8136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400">
                <text:p>6400</text:p>
              </table:table-cell>
              <table:table-cell office:value-type="float" office:value="65670.9775">
                <text:p>65670.9775</text:p>
              </table:table-cell>
              <table:table-cell office:value-type="float" office:value="62740.746169">
                <text:p>62740.7461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500">
                <text:p>6500</text:p>
              </table:table-cell>
              <table:table-cell office:value-type="float" office:value="65701.573723">
                <text:p>65701.573723</text:p>
              </table:table-cell>
              <table:table-cell office:value-type="float" office:value="62759.812044">
                <text:p>62759.8120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600">
                <text:p>6600</text:p>
              </table:table-cell>
              <table:table-cell office:value-type="float" office:value="65666.247194">
                <text:p>65666.247194</text:p>
              </table:table-cell>
              <table:table-cell office:value-type="float" office:value="62756.441182">
                <text:p>62756.44118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700">
                <text:p>6700</text:p>
              </table:table-cell>
              <table:table-cell office:value-type="float" office:value="65681.529502">
                <text:p>65681.529502</text:p>
              </table:table-cell>
              <table:table-cell office:value-type="float" office:value="62763.682849">
                <text:p>62763.6828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800">
                <text:p>6800</text:p>
              </table:table-cell>
              <table:table-cell office:value-type="float" office:value="65658.074954">
                <text:p>65658.074954</text:p>
              </table:table-cell>
              <table:table-cell office:value-type="float" office:value="62746.075054">
                <text:p>62746.0750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900">
                <text:p>6900</text:p>
              </table:table-cell>
              <table:table-cell office:value-type="float" office:value="65646.099736">
                <text:p>65646.099736</text:p>
              </table:table-cell>
              <table:table-cell office:value-type="float" office:value="62749.22426">
                <text:p>62749.224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000">
                <text:p>7000</text:p>
              </table:table-cell>
              <table:table-cell office:value-type="float" office:value="65688.825932">
                <text:p>65688.825932</text:p>
              </table:table-cell>
              <table:table-cell office:value-type="float" office:value="62750.958311">
                <text:p>62750.9583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100">
                <text:p>7100</text:p>
              </table:table-cell>
              <table:table-cell office:value-type="float" office:value="65677.089455">
                <text:p>65677.089455</text:p>
              </table:table-cell>
              <table:table-cell office:value-type="float" office:value="62740.166846">
                <text:p>62740.1668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200">
                <text:p>7200</text:p>
              </table:table-cell>
              <table:table-cell office:value-type="float" office:value="65687.463496">
                <text:p>65687.463496</text:p>
              </table:table-cell>
              <table:table-cell office:value-type="float" office:value="62756.025654">
                <text:p>62756.0256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300">
                <text:p>7300</text:p>
              </table:table-cell>
              <table:table-cell office:value-type="float" office:value="65689.756504">
                <text:p>65689.756504</text:p>
              </table:table-cell>
              <table:table-cell office:value-type="float" office:value="62746.722746">
                <text:p>62746.7227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400">
                <text:p>7400</text:p>
              </table:table-cell>
              <table:table-cell office:value-type="float" office:value="65262.853861">
                <text:p>65262.853861</text:p>
              </table:table-cell>
              <table:table-cell office:value-type="float" office:value="62737.993053">
                <text:p>62737.9930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500">
                <text:p>7500</text:p>
              </table:table-cell>
              <table:table-cell office:value-type="float" office:value="65271.414042">
                <text:p>65271.414042</text:p>
              </table:table-cell>
              <table:table-cell office:value-type="float" office:value="62751.998298">
                <text:p>62751.9982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600">
                <text:p>7600</text:p>
              </table:table-cell>
              <table:table-cell office:value-type="float" office:value="65288.87805">
                <text:p>65288.87805</text:p>
              </table:table-cell>
              <table:table-cell office:value-type="float" office:value="62768.138934">
                <text:p>62768.1389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700">
                <text:p>7700</text:p>
              </table:table-cell>
              <table:table-cell office:value-type="float" office:value="65647.307496">
                <text:p>65647.307496</text:p>
              </table:table-cell>
              <table:table-cell office:value-type="float" office:value="62781.62873">
                <text:p>62781.628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800">
                <text:p>7800</text:p>
              </table:table-cell>
              <table:table-cell office:value-type="float" office:value="65694.144172">
                <text:p>65694.144172</text:p>
              </table:table-cell>
              <table:table-cell office:value-type="float" office:value="62775.261095">
                <text:p>62775.2610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900">
                <text:p>7900</text:p>
              </table:table-cell>
              <table:table-cell office:value-type="float" office:value="65698.38133">
                <text:p>65698.38133</text:p>
              </table:table-cell>
              <table:table-cell office:value-type="float" office:value="62777.616502">
                <text:p>62777.6165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000">
                <text:p>8000</text:p>
              </table:table-cell>
              <table:table-cell office:value-type="float" office:value="65277.0109">
                <text:p>65277.0109</text:p>
              </table:table-cell>
              <table:table-cell office:value-type="float" office:value="62729.750775">
                <text:p>62729.7507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100">
                <text:p>8100</text:p>
              </table:table-cell>
              <table:table-cell office:value-type="float" office:value="65285.564651">
                <text:p>65285.564651</text:p>
              </table:table-cell>
              <table:table-cell office:value-type="float" office:value="62768.494536">
                <text:p>62768.4945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200">
                <text:p>8200</text:p>
              </table:table-cell>
              <table:table-cell office:value-type="float" office:value="65688.985584">
                <text:p>65688.985584</text:p>
              </table:table-cell>
              <table:table-cell office:value-type="float" office:value="62752.120515">
                <text:p>62752.1205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300">
                <text:p>8300</text:p>
              </table:table-cell>
              <table:table-cell office:value-type="float" office:value="65696.583397">
                <text:p>65696.583397</text:p>
              </table:table-cell>
              <table:table-cell office:value-type="float" office:value="62745.871801">
                <text:p>62745.8718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400">
                <text:p>8400</text:p>
              </table:table-cell>
              <table:table-cell office:value-type="float" office:value="65696.040259">
                <text:p>65696.040259</text:p>
              </table:table-cell>
              <table:table-cell office:value-type="float" office:value="62736.528147">
                <text:p>62736.5281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500">
                <text:p>8500</text:p>
              </table:table-cell>
              <table:table-cell office:value-type="float" office:value="65713.555962">
                <text:p>65713.555962</text:p>
              </table:table-cell>
              <table:table-cell office:value-type="float" office:value="62746.808921">
                <text:p>62746.8089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600">
                <text:p>8600</text:p>
              </table:table-cell>
              <table:table-cell office:value-type="float" office:value="65691.206358">
                <text:p>65691.206358</text:p>
              </table:table-cell>
              <table:table-cell office:value-type="float" office:value="62761.336426">
                <text:p>62761.3364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700">
                <text:p>8700</text:p>
              </table:table-cell>
              <table:table-cell office:value-type="float" office:value="65684.11659">
                <text:p>65684.11659</text:p>
              </table:table-cell>
              <table:table-cell office:value-type="float" office:value="62783.642696">
                <text:p>62783.6426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800">
                <text:p>8800</text:p>
              </table:table-cell>
              <table:table-cell office:value-type="float" office:value="65695.024194">
                <text:p>65695.024194</text:p>
              </table:table-cell>
              <table:table-cell office:value-type="float" office:value="62783.937907">
                <text:p>62783.93790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900">
                <text:p>8900</text:p>
              </table:table-cell>
              <table:table-cell office:value-type="float" office:value="65624.015957">
                <text:p>65624.015957</text:p>
              </table:table-cell>
              <table:table-cell office:value-type="float" office:value="62785.881889">
                <text:p>62785.88188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000">
                <text:p>9000</text:p>
              </table:table-cell>
              <table:table-cell office:value-type="float" office:value="65676.064851">
                <text:p>65676.064851</text:p>
              </table:table-cell>
              <table:table-cell office:value-type="float" office:value="62762.679794">
                <text:p>62762.6797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100">
                <text:p>9100</text:p>
              </table:table-cell>
              <table:table-cell office:value-type="float" office:value="65649.543618">
                <text:p>65649.543618</text:p>
              </table:table-cell>
              <table:table-cell office:value-type="float" office:value="62764.088199">
                <text:p>62764.08819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200">
                <text:p>9200</text:p>
              </table:table-cell>
              <table:table-cell office:value-type="float" office:value="65672.788721">
                <text:p>65672.788721</text:p>
              </table:table-cell>
              <table:table-cell office:value-type="float" office:value="62749.64779">
                <text:p>62749.6477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300">
                <text:p>9300</text:p>
              </table:table-cell>
              <table:table-cell office:value-type="float" office:value="65683.64558">
                <text:p>65683.64558</text:p>
              </table:table-cell>
              <table:table-cell office:value-type="float" office:value="62766.215966">
                <text:p>62766.2159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400">
                <text:p>9400</text:p>
              </table:table-cell>
              <table:table-cell office:value-type="float" office:value="65688.349922">
                <text:p>65688.349922</text:p>
              </table:table-cell>
              <table:table-cell office:value-type="float" office:value="62754.727238">
                <text:p>62754.7272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500">
                <text:p>9500</text:p>
              </table:table-cell>
              <table:table-cell office:value-type="float" office:value="65669.92679">
                <text:p>65669.92679</text:p>
              </table:table-cell>
              <table:table-cell office:value-type="float" office:value="62781.828973">
                <text:p>62781.8289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600">
                <text:p>9600</text:p>
              </table:table-cell>
              <table:table-cell office:value-type="float" office:value="65699.309913">
                <text:p>65699.309913</text:p>
              </table:table-cell>
              <table:table-cell office:value-type="float" office:value="62784.384444">
                <text:p>62784.3844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700">
                <text:p>9700</text:p>
              </table:table-cell>
              <table:table-cell office:value-type="float" office:value="65637.014201">
                <text:p>65637.014201</text:p>
              </table:table-cell>
              <table:table-cell office:value-type="float" office:value="62795.560435">
                <text:p>62795.5604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800">
                <text:p>9800</text:p>
              </table:table-cell>
              <table:table-cell office:value-type="float" office:value="65686.15557">
                <text:p>65686.15557</text:p>
              </table:table-cell>
              <table:table-cell office:value-type="float" office:value="62768.040147">
                <text:p>62768.04014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900">
                <text:p>9900</text:p>
              </table:table-cell>
              <table:table-cell office:value-type="float" office:value="65702.278338">
                <text:p>65702.278338</text:p>
              </table:table-cell>
              <table:table-cell office:value-type="float" office:value="62763.789193">
                <text:p>62763.7891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000">
                <text:p>10000</text:p>
              </table:table-cell>
              <table:table-cell office:value-type="float" office:value="65674.058008">
                <text:p>65674.058008</text:p>
              </table:table-cell>
              <table:table-cell office:value-type="float" office:value="62765.0721">
                <text:p>62765.07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0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minimum="800000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="dash" draw:stroke-dash="Fine_20_Dotted" svg:stroke-width="0.152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dash" draw:stroke-dash="Fine_20_Dotte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252cm" svg:height="16.359cm" xlink:href=".." xlink:type="simple" chart:class="chart:scatter" chart:style-name="ch1">
        <chart:legend chart:legend-position="bottom" svg:x="11.186cm" svg:y="15.364cm" style:legend-expansion="wide" chart:style-name="ch2"/>
        <chart:plot-area chart:style-name="ch3" table:cell-range-address="Sheet1.A1:Sheet1.A141 Sheet1.E1:Sheet1.E141 Sheet1.J1:Sheet1.J141" chart:data-source-has-labels="row" svg:x="1.961cm" svg:y="0.327cm" svg:width="27.686cm" svg:height="13.384cm">
          <chartooo:coordinate-region svg:x="4.064cm" svg:y="0.526cm" svg:width="24.986cm" svg:height="12.432cm"/>
          <chart:axis chart:dimension="x" chart:name="primary-x" chart:style-name="ch4">
            <chart:title svg:x="13.294cm" svg:y="14.039cm" chart:style-name="ch5">
              <text:p>Number of time steps</text:p>
            </chart:title>
          </chart:axis>
          <chart:axis chart:dimension="y" chart:name="primary-y" chart:style-name="ch6">
            <chart:title svg:x="0.451cm" svg:y="7.862cm" chart:style-name="ch7">
              <text:p>rms(A)</text:p>
            </chart:title>
            <chart:grid chart:style-name="ch8" chart:class="major"/>
          </chart:axis>
          <chart:series chart:style-name="ch9" chart:values-cell-range-address="Sheet1.E2:Sheet1.E141" chart:label-cell-address="Sheet1.E1:Sheet1.E1" chart:class="chart:scatter">
            <chart:domain table:cell-range-address="Sheet1.A2:Sheet1.A141"/>
            <chart:data-point chart:repeated="140"/>
          </chart:series>
          <chart:series chart:style-name="ch10" chart:values-cell-range-address="Sheet1.J2:Sheet1.J141" chart:label-cell-address="Sheet1.J1:Sheet1.J1" chart:class="chart:scatter">
            <chart:data-point chart:repeated="1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PCG</text:p>
                <draw:g>
                  <svg:desc>Sheet1.E1:Sheet1.E1</svg:desc>
                </draw:g>
              </table:table-cell>
              <table:table-cell office:value-type="string">
                <text:p>OpenACC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A2:Sheet1.A141</svg:desc>
                </draw:g>
              </table:table-cell>
              <table:table-cell office:value-type="float" office:value="8176076724.63">
                <text:p>8176076724.63</text:p>
                <draw:g>
                  <svg:desc>Sheet1.E2:Sheet1.E141</svg:desc>
                </draw:g>
              </table:table-cell>
              <table:table-cell office:value-type="float" office:value="8176076724.63">
                <text:p>8176076724.63</text:p>
                <draw:g>
                  <svg:desc>Sheet1.J2:Sheet1.J1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8173124561.3">
                <text:p>8173124561.3</text:p>
              </table:table-cell>
              <table:table-cell office:value-type="float" office:value="8173124561.3">
                <text:p>8173124561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8170842591.71">
                <text:p>8170842591.71</text:p>
              </table:table-cell>
              <table:table-cell office:value-type="float" office:value="8170842591.71">
                <text:p>8170842591.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8168912183.81">
                <text:p>8168912183.81</text:p>
              </table:table-cell>
              <table:table-cell office:value-type="float" office:value="8168912183.82">
                <text:p>8168912183.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8167207888.41">
                <text:p>8167207888.41</text:p>
              </table:table-cell>
              <table:table-cell office:value-type="float" office:value="8167207888.41">
                <text:p>8167207888.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8165664882.65">
                <text:p>8165664882.65</text:p>
              </table:table-cell>
              <table:table-cell office:value-type="float" office:value="8165664882.65">
                <text:p>8165664882.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">
                <text:p>140</text:p>
              </table:table-cell>
              <table:table-cell office:value-type="float" office:value="8164244480.09">
                <text:p>8164244480.09</text:p>
              </table:table-cell>
              <table:table-cell office:value-type="float" office:value="8164244480.09">
                <text:p>8164244480.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">
                <text:p>160</text:p>
              </table:table-cell>
              <table:table-cell office:value-type="float" office:value="8162921389">
                <text:p>8162921389</text:p>
              </table:table-cell>
              <table:table-cell office:value-type="float" office:value="8162921389.01">
                <text:p>8162921389.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">
                <text:p>180</text:p>
              </table:table-cell>
              <table:table-cell office:value-type="float" office:value="8161677993.59">
                <text:p>8161677993.59</text:p>
              </table:table-cell>
              <table:table-cell office:value-type="float" office:value="8161677993.58">
                <text:p>8161677993.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8160501437.76">
                <text:p>8160501437.76</text:p>
              </table:table-cell>
              <table:table-cell office:value-type="float" office:value="8160501437.76">
                <text:p>8160501437.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">
                <text:p>220</text:p>
              </table:table-cell>
              <table:table-cell office:value-type="float" office:value="8159381996.05">
                <text:p>8159381996.05</text:p>
              </table:table-cell>
              <table:table-cell office:value-type="float" office:value="8159381996.05">
                <text:p>8159381996.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">
                <text:p>240</text:p>
              </table:table-cell>
              <table:table-cell office:value-type="float" office:value="8158312098.54">
                <text:p>8158312098.54</text:p>
              </table:table-cell>
              <table:table-cell office:value-type="float" office:value="8158312098.54">
                <text:p>8158312098.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">
                <text:p>260</text:p>
              </table:table-cell>
              <table:table-cell office:value-type="float" office:value="8157285715.04">
                <text:p>8157285715.04</text:p>
              </table:table-cell>
              <table:table-cell office:value-type="float" office:value="8157285715.04">
                <text:p>8157285715.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">
                <text:p>280</text:p>
              </table:table-cell>
              <table:table-cell office:value-type="float" office:value="8156297948.75">
                <text:p>8156297948.75</text:p>
              </table:table-cell>
              <table:table-cell office:value-type="float" office:value="8156297948.75">
                <text:p>8156297948.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">
                <text:p>300</text:p>
              </table:table-cell>
              <table:table-cell office:value-type="float" office:value="8155344758.34">
                <text:p>8155344758.34</text:p>
              </table:table-cell>
              <table:table-cell office:value-type="float" office:value="8155344758.34">
                <text:p>8155344758.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0">
                <text:p>320</text:p>
              </table:table-cell>
              <table:table-cell office:value-type="float" office:value="8154422762.09">
                <text:p>8154422762.09</text:p>
              </table:table-cell>
              <table:table-cell office:value-type="float" office:value="8154422762.09">
                <text:p>8154422762.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0">
                <text:p>340</text:p>
              </table:table-cell>
              <table:table-cell office:value-type="float" office:value="8153529096.24">
                <text:p>8153529096.24</text:p>
              </table:table-cell>
              <table:table-cell office:value-type="float" office:value="8153529096.24">
                <text:p>8153529096.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">
                <text:p>360</text:p>
              </table:table-cell>
              <table:table-cell office:value-type="float" office:value="8152661310.21">
                <text:p>8152661310.21</text:p>
              </table:table-cell>
              <table:table-cell office:value-type="float" office:value="8152661310.21">
                <text:p>8152661310.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0">
                <text:p>380</text:p>
              </table:table-cell>
              <table:table-cell office:value-type="float" office:value="8151817287.71">
                <text:p>8151817287.71</text:p>
              </table:table-cell>
              <table:table-cell office:value-type="float" office:value="8151817287.71">
                <text:p>8151817287.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">
                <text:p>400</text:p>
              </table:table-cell>
              <table:table-cell office:value-type="float" office:value="8150995186.13">
                <text:p>8150995186.13</text:p>
              </table:table-cell>
              <table:table-cell office:value-type="float" office:value="8150995186.13">
                <text:p>8150995186.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0">
                <text:p>420</text:p>
              </table:table-cell>
              <table:table-cell office:value-type="float" office:value="8150193389.42">
                <text:p>8150193389.42</text:p>
              </table:table-cell>
              <table:table-cell office:value-type="float" office:value="8150193389.42">
                <text:p>8150193389.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0">
                <text:p>440</text:p>
              </table:table-cell>
              <table:table-cell office:value-type="float" office:value="8149410470.96">
                <text:p>8149410470.96</text:p>
              </table:table-cell>
              <table:table-cell office:value-type="float" office:value="8149410470.96">
                <text:p>8149410470.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0">
                <text:p>460</text:p>
              </table:table-cell>
              <table:table-cell office:value-type="float" office:value="8148645163.81">
                <text:p>8148645163.81</text:p>
              </table:table-cell>
              <table:table-cell office:value-type="float" office:value="8148645163.81">
                <text:p>8148645163.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0">
                <text:p>480</text:p>
              </table:table-cell>
              <table:table-cell office:value-type="float" office:value="8147896336.82">
                <text:p>8147896336.82</text:p>
              </table:table-cell>
              <table:table-cell office:value-type="float" office:value="8147896336.82">
                <text:p>8147896336.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">
                <text:p>500</text:p>
              </table:table-cell>
              <table:table-cell office:value-type="float" office:value="8147162975.05">
                <text:p>8147162975.05</text:p>
              </table:table-cell>
              <table:table-cell office:value-type="float" office:value="8147162975.05">
                <text:p>8147162975.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0">
                <text:p>520</text:p>
              </table:table-cell>
              <table:table-cell office:value-type="float" office:value="8146444163.71">
                <text:p>8146444163.71</text:p>
              </table:table-cell>
              <table:table-cell office:value-type="float" office:value="8146444163.71">
                <text:p>8146444163.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0">
                <text:p>540</text:p>
              </table:table-cell>
              <table:table-cell office:value-type="float" office:value="8145739074.88">
                <text:p>8145739074.88</text:p>
              </table:table-cell>
              <table:table-cell office:value-type="float" office:value="8145739074.88">
                <text:p>8145739074.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0">
                <text:p>560</text:p>
              </table:table-cell>
              <table:table-cell office:value-type="float" office:value="8145046956.36">
                <text:p>8145046956.36</text:p>
              </table:table-cell>
              <table:table-cell office:value-type="float" office:value="8145046956.36">
                <text:p>8145046956.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0">
                <text:p>580</text:p>
              </table:table-cell>
              <table:table-cell office:value-type="float" office:value="8144367122.31">
                <text:p>8144367122.31</text:p>
              </table:table-cell>
              <table:table-cell office:value-type="float" office:value="8144367122.31">
                <text:p>8144367122.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">
                <text:p>600</text:p>
              </table:table-cell>
              <table:table-cell office:value-type="float" office:value="8143698945.33">
                <text:p>8143698945.33</text:p>
              </table:table-cell>
              <table:table-cell office:value-type="float" office:value="8143698945.33">
                <text:p>8143698945.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0">
                <text:p>620</text:p>
              </table:table-cell>
              <table:table-cell office:value-type="float" office:value="8143041849.72">
                <text:p>8143041849.72</text:p>
              </table:table-cell>
              <table:table-cell office:value-type="float" office:value="8143041849.72">
                <text:p>8143041849.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0">
                <text:p>640</text:p>
              </table:table-cell>
              <table:table-cell office:value-type="float" office:value="8142395305.7">
                <text:p>8142395305.7</text:p>
              </table:table-cell>
              <table:table-cell office:value-type="float" office:value="8142395305.69">
                <text:p>8142395305.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0">
                <text:p>660</text:p>
              </table:table-cell>
              <table:table-cell office:value-type="float" office:value="8141758824.4">
                <text:p>8141758824.4</text:p>
              </table:table-cell>
              <table:table-cell office:value-type="float" office:value="8141758824.4">
                <text:p>8141758824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0">
                <text:p>680</text:p>
              </table:table-cell>
              <table:table-cell office:value-type="float" office:value="8141131953.64">
                <text:p>8141131953.64</text:p>
              </table:table-cell>
              <table:table-cell office:value-type="float" office:value="8141131953.64">
                <text:p>8141131953.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">
                <text:p>700</text:p>
              </table:table-cell>
              <table:table-cell office:value-type="float" office:value="8140514274.09">
                <text:p>8140514274.09</text:p>
              </table:table-cell>
              <table:table-cell office:value-type="float" office:value="8140514274.09">
                <text:p>8140514274.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0">
                <text:p>720</text:p>
              </table:table-cell>
              <table:table-cell office:value-type="float" office:value="8139905396.11">
                <text:p>8139905396.11</text:p>
              </table:table-cell>
              <table:table-cell office:value-type="float" office:value="8139905396.11">
                <text:p>8139905396.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0">
                <text:p>740</text:p>
              </table:table-cell>
              <table:table-cell office:value-type="float" office:value="8139304956.8">
                <text:p>8139304956.8</text:p>
              </table:table-cell>
              <table:table-cell office:value-type="float" office:value="8139304956.8">
                <text:p>8139304956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0">
                <text:p>760</text:p>
              </table:table-cell>
              <table:table-cell office:value-type="float" office:value="8138712617.57">
                <text:p>8138712617.57</text:p>
              </table:table-cell>
              <table:table-cell office:value-type="float" office:value="8138712617.57">
                <text:p>8138712617.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0">
                <text:p>780</text:p>
              </table:table-cell>
              <table:table-cell office:value-type="float" office:value="8138128061.85">
                <text:p>8138128061.85</text:p>
              </table:table-cell>
              <table:table-cell office:value-type="float" office:value="8138128061.85">
                <text:p>8138128061.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">
                <text:p>800</text:p>
              </table:table-cell>
              <table:table-cell office:value-type="float" office:value="8137550993.17">
                <text:p>8137550993.17</text:p>
              </table:table-cell>
              <table:table-cell office:value-type="float" office:value="8137550993.17">
                <text:p>8137550993.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0">
                <text:p>820</text:p>
              </table:table-cell>
              <table:table-cell office:value-type="float" office:value="8136981133.44">
                <text:p>8136981133.44</text:p>
              </table:table-cell>
              <table:table-cell office:value-type="float" office:value="8136981133.44">
                <text:p>8136981133.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0">
                <text:p>840</text:p>
              </table:table-cell>
              <table:table-cell office:value-type="float" office:value="8136418221.32">
                <text:p>8136418221.32</text:p>
              </table:table-cell>
              <table:table-cell office:value-type="float" office:value="8136418221.32">
                <text:p>8136418221.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0">
                <text:p>860</text:p>
              </table:table-cell>
              <table:table-cell office:value-type="float" office:value="8135862010.91">
                <text:p>8135862010.91</text:p>
              </table:table-cell>
              <table:table-cell office:value-type="float" office:value="8135862010.91">
                <text:p>8135862010.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0">
                <text:p>880</text:p>
              </table:table-cell>
              <table:table-cell office:value-type="float" office:value="8135312270.44">
                <text:p>8135312270.44</text:p>
              </table:table-cell>
              <table:table-cell office:value-type="float" office:value="8135312270.44">
                <text:p>8135312270.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0">
                <text:p>900</text:p>
              </table:table-cell>
              <table:table-cell office:value-type="float" office:value="8134768781.22">
                <text:p>8134768781.22</text:p>
              </table:table-cell>
              <table:table-cell office:value-type="float" office:value="8134768781.22">
                <text:p>8134768781.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0">
                <text:p>920</text:p>
              </table:table-cell>
              <table:table-cell office:value-type="float" office:value="8134231336.57">
                <text:p>8134231336.57</text:p>
              </table:table-cell>
              <table:table-cell office:value-type="float" office:value="8134231336.57">
                <text:p>8134231336.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0">
                <text:p>940</text:p>
              </table:table-cell>
              <table:table-cell office:value-type="float" office:value="8133699740.96">
                <text:p>8133699740.96</text:p>
              </table:table-cell>
              <table:table-cell office:value-type="float" office:value="8133699740.96">
                <text:p>8133699740.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0">
                <text:p>960</text:p>
              </table:table-cell>
              <table:table-cell office:value-type="float" office:value="8133173809.15">
                <text:p>8133173809.15</text:p>
              </table:table-cell>
              <table:table-cell office:value-type="float" office:value="8133173809.15">
                <text:p>8133173809.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0">
                <text:p>980</text:p>
              </table:table-cell>
              <table:table-cell office:value-type="float" office:value="8132653365.48">
                <text:p>8132653365.48</text:p>
              </table:table-cell>
              <table:table-cell office:value-type="float" office:value="8132653365.47">
                <text:p>8132653365.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">
                <text:p>1000</text:p>
              </table:table-cell>
              <table:table-cell office:value-type="float" office:value="8132138243.15">
                <text:p>8132138243.15</text:p>
              </table:table-cell>
              <table:table-cell office:value-type="float" office:value="8132138243.15">
                <text:p>8132138243.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00">
                <text:p>1100</text:p>
              </table:table-cell>
              <table:table-cell office:value-type="float" office:value="8129637162.85">
                <text:p>8129637162.85</text:p>
              </table:table-cell>
              <table:table-cell office:value-type="float" office:value="8129637162.85">
                <text:p>8129637162.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00">
                <text:p>1200</text:p>
              </table:table-cell>
              <table:table-cell office:value-type="float" office:value="8127248263.73">
                <text:p>8127248263.73</text:p>
              </table:table-cell>
              <table:table-cell office:value-type="float" office:value="8127248263.73">
                <text:p>8127248263.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00">
                <text:p>1300</text:p>
              </table:table-cell>
              <table:table-cell office:value-type="float" office:value="8124957795.5">
                <text:p>8124957795.5</text:p>
              </table:table-cell>
              <table:table-cell office:value-type="float" office:value="8124957795.5">
                <text:p>8124957795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00">
                <text:p>1400</text:p>
              </table:table-cell>
              <table:table-cell office:value-type="float" office:value="8122754602.31">
                <text:p>8122754602.31</text:p>
              </table:table-cell>
              <table:table-cell office:value-type="float" office:value="8122754602.31">
                <text:p>8122754602.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00">
                <text:p>1500</text:p>
              </table:table-cell>
              <table:table-cell office:value-type="float" office:value="8120629485.62">
                <text:p>8120629485.62</text:p>
              </table:table-cell>
              <table:table-cell office:value-type="float" office:value="8120629485.62">
                <text:p>8120629485.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00">
                <text:p>1600</text:p>
              </table:table-cell>
              <table:table-cell office:value-type="float" office:value="8118574755.13">
                <text:p>8118574755.13</text:p>
              </table:table-cell>
              <table:table-cell office:value-type="float" office:value="8118574755.12">
                <text:p>8118574755.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00">
                <text:p>1700</text:p>
              </table:table-cell>
              <table:table-cell office:value-type="float" office:value="8116583904.11">
                <text:p>8116583904.11</text:p>
              </table:table-cell>
              <table:table-cell office:value-type="float" office:value="8116583904.1">
                <text:p>8116583904.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00">
                <text:p>1800</text:p>
              </table:table-cell>
              <table:table-cell office:value-type="float" office:value="8114651369.36">
                <text:p>8114651369.36</text:p>
              </table:table-cell>
              <table:table-cell office:value-type="float" office:value="8114651369.36">
                <text:p>8114651369.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00">
                <text:p>1900</text:p>
              </table:table-cell>
              <table:table-cell office:value-type="float" office:value="8112772350.34">
                <text:p>8112772350.34</text:p>
              </table:table-cell>
              <table:table-cell office:value-type="float" office:value="8112772350.34">
                <text:p>8112772350.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00">
                <text:p>2000</text:p>
              </table:table-cell>
              <table:table-cell office:value-type="float" office:value="8110942670.47">
                <text:p>8110942670.47</text:p>
              </table:table-cell>
              <table:table-cell office:value-type="float" office:value="8110942670.47">
                <text:p>8110942670.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00">
                <text:p>2100</text:p>
              </table:table-cell>
              <table:table-cell office:value-type="float" office:value="8109158669.3">
                <text:p>8109158669.3</text:p>
              </table:table-cell>
              <table:table-cell office:value-type="float" office:value="8109158669.3">
                <text:p>8109158669.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200">
                <text:p>2200</text:p>
              </table:table-cell>
              <table:table-cell office:value-type="float" office:value="8107417117.49">
                <text:p>8107417117.49</text:p>
              </table:table-cell>
              <table:table-cell office:value-type="float" office:value="8107417117.49">
                <text:p>8107417117.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00">
                <text:p>2300</text:p>
              </table:table-cell>
              <table:table-cell office:value-type="float" office:value="8105715148.95">
                <text:p>8105715148.95</text:p>
              </table:table-cell>
              <table:table-cell office:value-type="float" office:value="8105715148.95">
                <text:p>8105715148.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00">
                <text:p>2400</text:p>
              </table:table-cell>
              <table:table-cell office:value-type="float" office:value="8104050206.13">
                <text:p>8104050206.13</text:p>
              </table:table-cell>
              <table:table-cell office:value-type="float" office:value="8104050206.13">
                <text:p>8104050206.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00">
                <text:p>2500</text:p>
              </table:table-cell>
              <table:table-cell office:value-type="float" office:value="8102419995.45">
                <text:p>8102419995.45</text:p>
              </table:table-cell>
              <table:table-cell office:value-type="float" office:value="8102419995.45">
                <text:p>8102419995.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00">
                <text:p>2600</text:p>
              </table:table-cell>
              <table:table-cell office:value-type="float" office:value="8100822450.68">
                <text:p>8100822450.68</text:p>
              </table:table-cell>
              <table:table-cell office:value-type="float" office:value="8100822450.68">
                <text:p>8100822450.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00">
                <text:p>2700</text:p>
              </table:table-cell>
              <table:table-cell office:value-type="float" office:value="8099255702.6">
                <text:p>8099255702.6</text:p>
              </table:table-cell>
              <table:table-cell office:value-type="float" office:value="8099255702.6">
                <text:p>8099255702.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00">
                <text:p>2800</text:p>
              </table:table-cell>
              <table:table-cell office:value-type="float" office:value="8097718053.67">
                <text:p>8097718053.67</text:p>
              </table:table-cell>
              <table:table-cell office:value-type="float" office:value="8097718053.67">
                <text:p>8097718053.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00">
                <text:p>2900</text:p>
              </table:table-cell>
              <table:table-cell office:value-type="float" office:value="8096207956.76">
                <text:p>8096207956.76</text:p>
              </table:table-cell>
              <table:table-cell office:value-type="float" office:value="8096207956.76">
                <text:p>8096207956.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00">
                <text:p>3000</text:p>
              </table:table-cell>
              <table:table-cell office:value-type="float" office:value="8094723997.08">
                <text:p>8094723997.08</text:p>
              </table:table-cell>
              <table:table-cell office:value-type="float" office:value="8094723997.08">
                <text:p>8094723997.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00">
                <text:p>3100</text:p>
              </table:table-cell>
              <table:table-cell office:value-type="float" office:value="8093264876.92">
                <text:p>8093264876.92</text:p>
              </table:table-cell>
              <table:table-cell office:value-type="float" office:value="8093264876.92">
                <text:p>8093264876.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00">
                <text:p>3200</text:p>
              </table:table-cell>
              <table:table-cell office:value-type="float" office:value="8091829402.46">
                <text:p>8091829402.46</text:p>
              </table:table-cell>
              <table:table-cell office:value-type="float" office:value="8091829402.46">
                <text:p>8091829402.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00">
                <text:p>3300</text:p>
              </table:table-cell>
              <table:table-cell office:value-type="float" office:value="8090416472.54">
                <text:p>8090416472.54</text:p>
              </table:table-cell>
              <table:table-cell office:value-type="float" office:value="8090416472.54">
                <text:p>8090416472.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400">
                <text:p>3400</text:p>
              </table:table-cell>
              <table:table-cell office:value-type="float" office:value="8089025068.83">
                <text:p>8089025068.83</text:p>
              </table:table-cell>
              <table:table-cell office:value-type="float" office:value="8089025068.83">
                <text:p>8089025068.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500">
                <text:p>3500</text:p>
              </table:table-cell>
              <table:table-cell office:value-type="float" office:value="8087654247.45">
                <text:p>8087654247.45</text:p>
              </table:table-cell>
              <table:table-cell office:value-type="float" office:value="8087654247.45">
                <text:p>8087654247.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600">
                <text:p>3600</text:p>
              </table:table-cell>
              <table:table-cell office:value-type="float" office:value="8086303131.47">
                <text:p>8086303131.47</text:p>
              </table:table-cell>
              <table:table-cell office:value-type="float" office:value="8086303131.47">
                <text:p>8086303131.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00">
                <text:p>3700</text:p>
              </table:table-cell>
              <table:table-cell office:value-type="float" office:value="8084970904.52">
                <text:p>8084970904.52</text:p>
              </table:table-cell>
              <table:table-cell office:value-type="float" office:value="8084970904.52">
                <text:p>8084970904.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00">
                <text:p>3800</text:p>
              </table:table-cell>
              <table:table-cell office:value-type="float" office:value="8083656805.04">
                <text:p>8083656805.04</text:p>
              </table:table-cell>
              <table:table-cell office:value-type="float" office:value="8083656805.04">
                <text:p>8083656805.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0">
                <text:p>3900</text:p>
              </table:table-cell>
              <table:table-cell office:value-type="float" office:value="8082360121.31">
                <text:p>8082360121.31</text:p>
              </table:table-cell>
              <table:table-cell office:value-type="float" office:value="8082360121.31">
                <text:p>8082360121.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00">
                <text:p>4000</text:p>
              </table:table-cell>
              <table:table-cell office:value-type="float" office:value="8081080186.95">
                <text:p>8081080186.95</text:p>
              </table:table-cell>
              <table:table-cell office:value-type="float" office:value="8081080186.95">
                <text:p>8081080186.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00">
                <text:p>4100</text:p>
              </table:table-cell>
              <table:table-cell office:value-type="float" office:value="8079816377.02">
                <text:p>8079816377.02</text:p>
              </table:table-cell>
              <table:table-cell office:value-type="float" office:value="8079816377.02">
                <text:p>8079816377.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200">
                <text:p>4200</text:p>
              </table:table-cell>
              <table:table-cell office:value-type="float" office:value="8078568104.47">
                <text:p>8078568104.47</text:p>
              </table:table-cell>
              <table:table-cell office:value-type="float" office:value="8078568104.47">
                <text:p>8078568104.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300">
                <text:p>4300</text:p>
              </table:table-cell>
              <table:table-cell office:value-type="float" office:value="8077334817.03">
                <text:p>8077334817.03</text:p>
              </table:table-cell>
              <table:table-cell office:value-type="float" office:value="8077334817.03">
                <text:p>8077334817.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00">
                <text:p>4400</text:p>
              </table:table-cell>
              <table:table-cell office:value-type="float" office:value="8076115994.36">
                <text:p>8076115994.36</text:p>
              </table:table-cell>
              <table:table-cell office:value-type="float" office:value="8076115994.36">
                <text:p>8076115994.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500">
                <text:p>4500</text:p>
              </table:table-cell>
              <table:table-cell office:value-type="float" office:value="8074911145.54">
                <text:p>8074911145.54</text:p>
              </table:table-cell>
              <table:table-cell office:value-type="float" office:value="8074911145.54">
                <text:p>8074911145.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00">
                <text:p>4600</text:p>
              </table:table-cell>
              <table:table-cell office:value-type="float" office:value="8073719806.8">
                <text:p>8073719806.8</text:p>
              </table:table-cell>
              <table:table-cell office:value-type="float" office:value="8073719806.8">
                <text:p>8073719806.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700">
                <text:p>4700</text:p>
              </table:table-cell>
              <table:table-cell office:value-type="float" office:value="8072541539.46">
                <text:p>8072541539.46</text:p>
              </table:table-cell>
              <table:table-cell office:value-type="float" office:value="8072541539.46">
                <text:p>8072541539.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800">
                <text:p>4800</text:p>
              </table:table-cell>
              <table:table-cell office:value-type="float" office:value="8071375928.06">
                <text:p>8071375928.06</text:p>
              </table:table-cell>
              <table:table-cell office:value-type="float" office:value="8071375928.06">
                <text:p>8071375928.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900">
                <text:p>4900</text:p>
              </table:table-cell>
              <table:table-cell office:value-type="float" office:value="8070222578.68">
                <text:p>8070222578.68</text:p>
              </table:table-cell>
              <table:table-cell office:value-type="float" office:value="8070222578.68">
                <text:p>8070222578.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000">
                <text:p>5000</text:p>
              </table:table-cell>
              <table:table-cell office:value-type="float" office:value="8069081117.43">
                <text:p>8069081117.43</text:p>
              </table:table-cell>
              <table:table-cell office:value-type="float" office:value="8069081117.43">
                <text:p>8069081117.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100">
                <text:p>5100</text:p>
              </table:table-cell>
              <table:table-cell office:value-type="float" office:value="8067951189.02">
                <text:p>8067951189.02</text:p>
              </table:table-cell>
              <table:table-cell office:value-type="float" office:value="8067951189.02">
                <text:p>8067951189.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200">
                <text:p>5200</text:p>
              </table:table-cell>
              <table:table-cell office:value-type="float" office:value="8066832455.51">
                <text:p>8066832455.51</text:p>
              </table:table-cell>
              <table:table-cell office:value-type="float" office:value="8066832455.51">
                <text:p>8066832455.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300">
                <text:p>5300</text:p>
              </table:table-cell>
              <table:table-cell office:value-type="float" office:value="8065724595.15">
                <text:p>8065724595.15</text:p>
              </table:table-cell>
              <table:table-cell office:value-type="float" office:value="8065724595.15">
                <text:p>8065724595.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400">
                <text:p>5400</text:p>
              </table:table-cell>
              <table:table-cell office:value-type="float" office:value="8064627301.29">
                <text:p>8064627301.29</text:p>
              </table:table-cell>
              <table:table-cell office:value-type="float" office:value="8064627301.29">
                <text:p>8064627301.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500">
                <text:p>5500</text:p>
              </table:table-cell>
              <table:table-cell office:value-type="float" office:value="8063540281.44">
                <text:p>8063540281.44</text:p>
              </table:table-cell>
              <table:table-cell office:value-type="float" office:value="8063540281.44">
                <text:p>8063540281.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600">
                <text:p>5600</text:p>
              </table:table-cell>
              <table:table-cell office:value-type="float" office:value="8062463256.36">
                <text:p>8062463256.36</text:p>
              </table:table-cell>
              <table:table-cell office:value-type="float" office:value="8062463256.36">
                <text:p>8062463256.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700">
                <text:p>5700</text:p>
              </table:table-cell>
              <table:table-cell office:value-type="float" office:value="8061395959.22">
                <text:p>8061395959.22</text:p>
              </table:table-cell>
              <table:table-cell office:value-type="float" office:value="8061395959.22">
                <text:p>8061395959.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800">
                <text:p>5800</text:p>
              </table:table-cell>
              <table:table-cell office:value-type="float" office:value="8060338134.86">
                <text:p>8060338134.86</text:p>
              </table:table-cell>
              <table:table-cell office:value-type="float" office:value="8060338134.86">
                <text:p>8060338134.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900">
                <text:p>5900</text:p>
              </table:table-cell>
              <table:table-cell office:value-type="float" office:value="8059289539.08">
                <text:p>8059289539.08</text:p>
              </table:table-cell>
              <table:table-cell office:value-type="float" office:value="8059289539.08">
                <text:p>8059289539.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000">
                <text:p>6000</text:p>
              </table:table-cell>
              <table:table-cell office:value-type="float" office:value="8058249938">
                <text:p>8058249938</text:p>
              </table:table-cell>
              <table:table-cell office:value-type="float" office:value="8058249938">
                <text:p>80582499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100">
                <text:p>6100</text:p>
              </table:table-cell>
              <table:table-cell office:value-type="float" office:value="8057219107.44">
                <text:p>8057219107.44</text:p>
              </table:table-cell>
              <table:table-cell office:value-type="float" office:value="8057219107.44">
                <text:p>8057219107.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200">
                <text:p>6200</text:p>
              </table:table-cell>
              <table:table-cell office:value-type="float" office:value="8056196832.4">
                <text:p>8056196832.4</text:p>
              </table:table-cell>
              <table:table-cell office:value-type="float" office:value="8056196832.4">
                <text:p>8056196832.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300">
                <text:p>6300</text:p>
              </table:table-cell>
              <table:table-cell office:value-type="float" office:value="8055182906.51">
                <text:p>8055182906.51</text:p>
              </table:table-cell>
              <table:table-cell office:value-type="float" office:value="8055182906.51">
                <text:p>8055182906.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400">
                <text:p>6400</text:p>
              </table:table-cell>
              <table:table-cell office:value-type="float" office:value="8054177131.56">
                <text:p>8054177131.56</text:p>
              </table:table-cell>
              <table:table-cell office:value-type="float" office:value="8054177131.56">
                <text:p>8054177131.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500">
                <text:p>6500</text:p>
              </table:table-cell>
              <table:table-cell office:value-type="float" office:value="8053179317.09">
                <text:p>8053179317.09</text:p>
              </table:table-cell>
              <table:table-cell office:value-type="float" office:value="8053179317.09">
                <text:p>8053179317.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600">
                <text:p>6600</text:p>
              </table:table-cell>
              <table:table-cell office:value-type="float" office:value="8052189279.91">
                <text:p>8052189279.91</text:p>
              </table:table-cell>
              <table:table-cell office:value-type="float" office:value="8052189279.91">
                <text:p>8052189279.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700">
                <text:p>6700</text:p>
              </table:table-cell>
              <table:table-cell office:value-type="float" office:value="8051206843.77">
                <text:p>8051206843.77</text:p>
              </table:table-cell>
              <table:table-cell office:value-type="float" office:value="8051206843.77">
                <text:p>8051206843.7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800">
                <text:p>6800</text:p>
              </table:table-cell>
              <table:table-cell office:value-type="float" office:value="8050231838.97">
                <text:p>8050231838.97</text:p>
              </table:table-cell>
              <table:table-cell office:value-type="float" office:value="8050231838.97">
                <text:p>8050231838.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900">
                <text:p>6900</text:p>
              </table:table-cell>
              <table:table-cell office:value-type="float" office:value="8049264102.06">
                <text:p>8049264102.06</text:p>
              </table:table-cell>
              <table:table-cell office:value-type="float" office:value="8049264102.06">
                <text:p>8049264102.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000">
                <text:p>7000</text:p>
              </table:table-cell>
              <table:table-cell office:value-type="float" office:value="8048303475.45">
                <text:p>8048303475.45</text:p>
              </table:table-cell>
              <table:table-cell office:value-type="float" office:value="8048303475.45">
                <text:p>8048303475.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100">
                <text:p>7100</text:p>
              </table:table-cell>
              <table:table-cell office:value-type="float" office:value="8047349807.22">
                <text:p>8047349807.22</text:p>
              </table:table-cell>
              <table:table-cell office:value-type="float" office:value="8047349807.22">
                <text:p>8047349807.2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200">
                <text:p>7200</text:p>
              </table:table-cell>
              <table:table-cell office:value-type="float" office:value="8046402950.74">
                <text:p>8046402950.74</text:p>
              </table:table-cell>
              <table:table-cell office:value-type="float" office:value="8046402950.74">
                <text:p>8046402950.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300">
                <text:p>7300</text:p>
              </table:table-cell>
              <table:table-cell office:value-type="float" office:value="8045462764.48">
                <text:p>8045462764.48</text:p>
              </table:table-cell>
              <table:table-cell office:value-type="float" office:value="8045462764.48">
                <text:p>8045462764.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400">
                <text:p>7400</text:p>
              </table:table-cell>
              <table:table-cell office:value-type="float" office:value="8044529111.76">
                <text:p>8044529111.76</text:p>
              </table:table-cell>
              <table:table-cell office:value-type="float" office:value="8044529111.76">
                <text:p>8044529111.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500">
                <text:p>7500</text:p>
              </table:table-cell>
              <table:table-cell office:value-type="float" office:value="8043601860.48">
                <text:p>8043601860.48</text:p>
              </table:table-cell>
              <table:table-cell office:value-type="float" office:value="8043601860.47">
                <text:p>8043601860.4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600">
                <text:p>7600</text:p>
              </table:table-cell>
              <table:table-cell office:value-type="float" office:value="8042680882.94">
                <text:p>8042680882.94</text:p>
              </table:table-cell>
              <table:table-cell office:value-type="float" office:value="8042680882.94">
                <text:p>8042680882.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700">
                <text:p>7700</text:p>
              </table:table-cell>
              <table:table-cell office:value-type="float" office:value="8041766055.66">
                <text:p>8041766055.66</text:p>
              </table:table-cell>
              <table:table-cell office:value-type="float" office:value="8041766055.66">
                <text:p>8041766055.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800">
                <text:p>7800</text:p>
              </table:table-cell>
              <table:table-cell office:value-type="float" office:value="8040857259.13">
                <text:p>8040857259.13</text:p>
              </table:table-cell>
              <table:table-cell office:value-type="float" office:value="8040857259.13">
                <text:p>8040857259.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900">
                <text:p>7900</text:p>
              </table:table-cell>
              <table:table-cell office:value-type="float" office:value="8039954377.67">
                <text:p>8039954377.67</text:p>
              </table:table-cell>
              <table:table-cell office:value-type="float" office:value="8039954377.67">
                <text:p>8039954377.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000">
                <text:p>8000</text:p>
              </table:table-cell>
              <table:table-cell office:value-type="float" office:value="8039057299.26">
                <text:p>8039057299.26</text:p>
              </table:table-cell>
              <table:table-cell office:value-type="float" office:value="8039057299.26">
                <text:p>8039057299.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100">
                <text:p>8100</text:p>
              </table:table-cell>
              <table:table-cell office:value-type="float" office:value="8038165915.37">
                <text:p>8038165915.37</text:p>
              </table:table-cell>
              <table:table-cell office:value-type="float" office:value="8038165915.37">
                <text:p>8038165915.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200">
                <text:p>8200</text:p>
              </table:table-cell>
              <table:table-cell office:value-type="float" office:value="8037280120.81">
                <text:p>8037280120.81</text:p>
              </table:table-cell>
              <table:table-cell office:value-type="float" office:value="8037280120.81">
                <text:p>8037280120.8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300">
                <text:p>8300</text:p>
              </table:table-cell>
              <table:table-cell office:value-type="float" office:value="8036399813.6">
                <text:p>8036399813.6</text:p>
              </table:table-cell>
              <table:table-cell office:value-type="float" office:value="8036399813.6">
                <text:p>8036399813.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400">
                <text:p>8400</text:p>
              </table:table-cell>
              <table:table-cell office:value-type="float" office:value="8035524894.82">
                <text:p>8035524894.82</text:p>
              </table:table-cell>
              <table:table-cell office:value-type="float" office:value="8035524894.82">
                <text:p>8035524894.8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500">
                <text:p>8500</text:p>
              </table:table-cell>
              <table:table-cell office:value-type="float" office:value="8034655268.49">
                <text:p>8034655268.49</text:p>
              </table:table-cell>
              <table:table-cell office:value-type="float" office:value="8034655268.49">
                <text:p>8034655268.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600">
                <text:p>8600</text:p>
              </table:table-cell>
              <table:table-cell office:value-type="float" office:value="8033790841.45">
                <text:p>8033790841.45</text:p>
              </table:table-cell>
              <table:table-cell office:value-type="float" office:value="8033790841.45">
                <text:p>8033790841.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700">
                <text:p>8700</text:p>
              </table:table-cell>
              <table:table-cell office:value-type="float" office:value="8032931523.23">
                <text:p>8032931523.23</text:p>
              </table:table-cell>
              <table:table-cell office:value-type="float" office:value="8032931523.23">
                <text:p>8032931523.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800">
                <text:p>8800</text:p>
              </table:table-cell>
              <table:table-cell office:value-type="float" office:value="8032077225.98">
                <text:p>8032077225.98</text:p>
              </table:table-cell>
              <table:table-cell office:value-type="float" office:value="8032077225.98">
                <text:p>8032077225.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900">
                <text:p>8900</text:p>
              </table:table-cell>
              <table:table-cell office:value-type="float" office:value="8031227864.32">
                <text:p>8031227864.32</text:p>
              </table:table-cell>
              <table:table-cell office:value-type="float" office:value="8031227864.32">
                <text:p>8031227864.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000">
                <text:p>9000</text:p>
              </table:table-cell>
              <table:table-cell office:value-type="float" office:value="8030383355.27">
                <text:p>8030383355.27</text:p>
              </table:table-cell>
              <table:table-cell office:value-type="float" office:value="8030383355.27">
                <text:p>8030383355.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100">
                <text:p>9100</text:p>
              </table:table-cell>
              <table:table-cell office:value-type="float" office:value="8029543618.15">
                <text:p>8029543618.15</text:p>
              </table:table-cell>
              <table:table-cell office:value-type="float" office:value="8029543618.15">
                <text:p>8029543618.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200">
                <text:p>9200</text:p>
              </table:table-cell>
              <table:table-cell office:value-type="float" office:value="8028708574.51">
                <text:p>8028708574.51</text:p>
              </table:table-cell>
              <table:table-cell office:value-type="float" office:value="8028708574.51">
                <text:p>8028708574.5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300">
                <text:p>9300</text:p>
              </table:table-cell>
              <table:table-cell office:value-type="float" office:value="8027878148">
                <text:p>8027878148</text:p>
              </table:table-cell>
              <table:table-cell office:value-type="float" office:value="8027878148">
                <text:p>802787814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400">
                <text:p>9400</text:p>
              </table:table-cell>
              <table:table-cell office:value-type="float" office:value="8027052264.34">
                <text:p>8027052264.34</text:p>
              </table:table-cell>
              <table:table-cell office:value-type="float" office:value="8027052264.34">
                <text:p>8027052264.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500">
                <text:p>9500</text:p>
              </table:table-cell>
              <table:table-cell office:value-type="float" office:value="8026230851.21">
                <text:p>8026230851.21</text:p>
              </table:table-cell>
              <table:table-cell office:value-type="float" office:value="8026230851.21">
                <text:p>8026230851.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600">
                <text:p>9600</text:p>
              </table:table-cell>
              <table:table-cell office:value-type="float" office:value="8025413838.2">
                <text:p>8025413838.2</text:p>
              </table:table-cell>
              <table:table-cell office:value-type="float" office:value="8025413838.19">
                <text:p>8025413838.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700">
                <text:p>9700</text:p>
              </table:table-cell>
              <table:table-cell office:value-type="float" office:value="8024601156.71">
                <text:p>8024601156.71</text:p>
              </table:table-cell>
              <table:table-cell office:value-type="float" office:value="8024601156.71">
                <text:p>8024601156.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800">
                <text:p>9800</text:p>
              </table:table-cell>
              <table:table-cell office:value-type="float" office:value="8023792739.94">
                <text:p>8023792739.94</text:p>
              </table:table-cell>
              <table:table-cell office:value-type="float" office:value="8023792739.94">
                <text:p>8023792739.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900">
                <text:p>9900</text:p>
              </table:table-cell>
              <table:table-cell office:value-type="float" office:value="8022988522.76">
                <text:p>8022988522.76</text:p>
              </table:table-cell>
              <table:table-cell office:value-type="float" office:value="8022988522.76">
                <text:p>8022988522.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000">
                <text:p>10000</text:p>
              </table:table-cell>
              <table:table-cell office:value-type="float" office:value="8022188441.7">
                <text:p>8022188441.7</text:p>
              </table:table-cell>
              <table:table-cell office:value-type="float" office:value="8022188441.7">
                <text:p>8022188441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